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full-path="Pictures/1000298849.png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!-- Out of date -->
    <style:style style:name="s7" style:family="text" style:parent-style-name="Standard">
      <style:text-properties fo:color="#666600" style:text-line-through-style="solid" style:text-line-through-type="single" fo:font-weight="normal"/>
    </style:style>
    <!-- Comment -->
    <style:style style:name="s9" style:family="section">
      <style:section-properties fo:background-color="#f0f0f0" fo:margin-left="0.3cm" fo:margin-right="0cm"/>
    </style:style>
    <style:style style:family="text" style:name="s9">
      <style:text-properties fo:color="#353842" style:font-name="Times New Roman CYR" fo:font-size="12pt" fo:background-color="#f0f0f0"/>
    </style:style>
    <style:style style:family="paragraph" style:name="s9header" style:parent-style-name="s9">
      <style:text-properties fo:font-size="8pt"/>
    </style:style>
    <!-- Color selection -->
    <style:style style:family="text" style:name="s10">
      <style:text-properties fo:color="#26282f" fo:font-weight="bold"/>
    </style:style>
    <!-- Version info -->
    <style:style style:name="s22" style:family="section">
      <style:section-properties fo:background-color="#f0f0f0" fo:margin-left="0.3cm" fo:margin-right="0cm"/>
    </style:style>
    <style:style style:family="paragraph" style:name="s22header" style:parent-style-name="s22">
      <style:text-properties fo:font-size="8pt"/>
    </style:style>
    <!-- Necessary documents -->
    <style:style style:name="s45" style:family="section">
      <style:section-properties fo:background-color="#f0f0f0" fo:margin-left="0.74cm" fo:margin-right="0.74cm"/>
    </style:style>
    <!-- Who helps? -->
    <style:style style:name="s46" style:family="section">
      <style:section-properties fo:background-color="#f0f0f0" fo:margin-left="0.74cm" fo:margin-right="0.74cm"/>
    </style:style>
    <!-- Attention: dishonesty -->
    <style:style style:name="s47" style:family="section">
      <style:section-properties fo:background-color="#f0f0f0" fo:margin-left="0.74cm" fo:margin-right="0.74cm"/>
    </style:style>
    <!-- Attention: crime! -->
    <style:style style:name="s48" style:family="section">
      <style:section-properties fo:background-color="#f0f0f0" fo:margin-left="0.74cm" fo:margin-right="0.74cm"/>
    </style:style>
    <!-- Note -->
    <style:style style:name="s49" style:family="section">
      <style:section-properties fo:background-color="#f0f0f0" fo:margin-left="0.74cm" fo:margin-right="0.74cm"/>
    </style:style>
    <!-- Example -->
    <style:style style:name="s50" style:family="section">
      <style:section-properties fo:background-color="#f0f0f0" fo:margin-left="0.74cm" fo:margin-right="0.74cm"/>
    </style:style>
    <!-- Attention -->
    <style:style style:name="s68" style:family="section">
      <style:section-properties fo:background-color="#f0f0f0" fo:margin-left="0.74cm" fo:margin-right="0.74cm"/>
    </style:style>
    <!-- Special formula -->
    <style:style style:name="s74" style:family="section">
      <style:section-properties fo:background-color="#f0f0f0" fo:margin-left="0.74cm" fo:margin-right="0.74cm"/>
    </style:style>
    <!-- Changes info -->
    <style:style style:name="s52" style:family="section">
      <style:section-properties fo:background-color="#eaefed" fo:margin-left="0.635cm" fo:margin-right="0.635cm"/>
    </style:style>
    <style:style style:family="paragraph" style:name="s52header" style:parent-style-name="s52"/>
    <style:style style:name="s41" style:family="text">
      <style:text-properties fo:color="#000000" style:font-name="Arial" fo:background-color="#c1d7ff"/>
    </style:style>
    <style:style style:name="s42" style:family="text">
      <style:text-properties fo:color="#000000" style:font-name="Arial" fo:background-color="#c4c413"/>
    </style:style>
    <style:style style:name="lower" style:family="text">
      <style:text-properties style:text-position="sub 58%"/>
    </style:style>
    <style:style style:name="upper" style:family="text">
      <style:text-properties style:text-position="super 58%"/>
    </style:style>
    <style:style style:name="bold" style:family="text">
      <style:text-properties fo:font-weight="bold"/>
    </style:style>
    <style:style style:name="preformatted" style:family="text">
      <style:text-properties style:font-name="Courier New" fo:font-size="11pt"/>
    </style:style>
    <style:style style:name="fr1" style:family="graphic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tiff" style:family="graphic">
      <style:graphic-properties style:vertical-pos="middle" style:vertical-rel="char" style:horizontal-pos="center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!-- prime -->
    <style:style style:family="paragraph" style:name="s777" style:parent-style-name="Heading">
      <style:paragraph-properties fo:text-align="left"/>
      <style:text-properties style:font-name="Times New Roman" fo:text-align="left" fo:font-size="20pt" fo:font-weight="normal" fo:language="ru" fo:country="RU"/>
    </style:style>
    <style:style style:family="paragraph" style:name="s778" style:parent-style-name="Heading">
      <style:paragraph-properties fo:text-align="left"/>
      <style:text-properties style:font-name="Times New Roman" fo:text-align="left" fo:background-color="#000000" fo:color="#ffffff" fo:font-size="12pt" fo:font-weight="normal" fo:language="ru" fo:country="RU"/>
    </style:style>
    <style:style style:family="paragraph" style:name="s779" style:parent-style-name="Heading">
      <style:paragraph-properties fo:text-align="left"/>
      <style:text-properties style:font-name="Times New Roman" fo:text-align="left" fo:font-size="14pt" fo:font-weight="bold" fo:language="ru" fo:country="RU"/>
    </style:style>
    <style:style style:family="paragraph" style:name="s780" style:parent-style-name="Heading">
      <style:paragraph-properties fo:text-align="left"/>
      <style:text-properties style:font-name="Times New Roman" fo:text-align="left" fo:font-size="12pt" fo:font-weight="normal" style:text-underline-type="single" fo:language="ru" fo:country="RU"/>
    </style:style>
    <!-- lists -->
    <style:style style:family="paragraph" style:name="s781" style:parent-style-name="Heading">
      <style:paragraph-properties fo:text-align="left"/>
      <style:text-properties fo:color="#ffffff" style:font-name="Times New Roman" fo:text-align="left" fo:font-size="16pt" fo:language="ru" fo:country="RU" fo:background-color="#2e2e2e"/>
    </style:style>
    <style:style style:family="paragraph" style:name="s782" style:parent-style-name="Heading">
      <style:paragraph-properties fo:text-align="left"/>
      <style:text-properties fo:color="#000000" style:text-underline-type="single" style:font-name="Times New Roman" fo:text-align="left" fo:font-size="20pt" fo:language="ru" fo:country="RU" fo:background-color="#ffffff"/>
    </style:style>
    <style:style style:family="paragraph" style:name="s84" style:parent-style-name="Standard">
      <style:paragraph-properties fo:text-align="left" fo:text-indent="0cm"/>
    </style:style>
    <style:style style:family="paragraph" style:name="s75" style:parent-style-name="Standard">
      <style:paragraph-properties fo:text-align="left" fo:text-indent="0cm"/>
      <style:text-properties fo:font-style="italic"/>
    </style:style>
    <!-- document changes style -->
    <style:style style:name="ChangesCell" style:family="table-cell">
      <style:table-cell-properties fo:padding-left="0.19cm" fo:padding-right="0.19cm"/>
    </style:style>
    <!-- Picture paragraph -->
    <style:style style:family="paragraph" style:name="image" style:parent-style-name="Heading">
      <style:paragraph-properties fo:text-indent="0cm"/>
    </style:style>
    <style:style style:name="TiffA4P" style:family="paragraph" style:parent-style-name="Standard" style:master-page-name="A4Portrait">
      <style:paragraph-properties fo:break-before="page" fo:text-indent="0cm" fo:margin-left="0cm" fo:margin-right="0cm" fo:margin-top="0cm" fo:margin-bottom="0cm"/>
    </style:style>
    <style:style style:name="TiffA4L" style:family="paragraph" style:parent-style-name="Standard" style:master-page-name="A4Landscape">
      <style:paragraph-properties fo:break-before="page" fo:text-indent="0cm" fo:margin-left="0cm" fo:margin-right="0cm" fo:margin-top="0cm" fo:margin-bottom="0cm"/>
    </style:style>
    <!-- Section break styles -->
    <!-- Page break style -->
    <style:style style:name="PB" style:family="paragraph" style:parent-style-name="Standard">
      <style:paragraph-properties fo:break-before="page"/>
    </style:style>
    <!-- Specific styles -->
    <style:style style:name="s16_fi0" style:family="paragraph" style:parent-style-name="s16">
      <style:paragraph-properties fo:text-indent="0mm"/>
    </style:style>
    <style:style style:name="s1_right_fi0" style:family="paragraph" style:parent-style-name="s1">
      <style:paragraph-properties fo:text-align="right" fo:text-indent="0mm"/>
    </style:style>
    <style:style style:name="s1_right_fi698" style:family="paragraph" style:parent-style-name="s1">
      <style:paragraph-properties fo:text-align="right" fo:text-indent="12mm"/>
    </style:style>
    <style:style style:name="s1_center_fi0" style:family="paragraph" style:parent-style-name="s1">
      <style:paragraph-properties fo:text-align="center" fo:text-indent="0mm"/>
    </style:style>
    <style:style style:name="s1_fi0" style:family="paragraph" style:parent-style-name="s1">
      <style:paragraph-properties fo:text-indent="0mm"/>
    </style:style>
    <!-- Table cells styles -->
    <style:style style:name="4" style:family="table-cell">
      <style:table-cell-properties fo:border-right="0.05pt solid #000000" style:vertical-align="top"/>
    </style:style>
    <style:style style:name="5" style:family="table-cell">
      <style:table-cell-properties fo:border-right="0.05pt solid #000000" fo:border-bottom="0.05pt solid #000000" style:vertical-align="top"/>
    </style:style>
    <style:style style:name="6" style:family="table-cell">
      <style:table-cell-properties fo:border-left="0.05pt solid #000000" fo:border-right="0.05pt solid #000000" style:vertical-align="top"/>
    </style:style>
    <style:style style:name="7" style:family="table-cell">
      <style:table-cell-properties fo:border-left="0.05pt solid #000000" fo:border-right="0.05pt solid #000000" fo:border-bottom="0.05pt solid #000000" style:vertical-align="top"/>
    </style:style>
    <style:style style:name="13" style:family="table-cell">
      <style:table-cell-properties fo:border-top="0.05pt solid #000000" fo:border-right="0.05pt solid #000000" fo:border-bottom="0.05pt solid #000000" style:vertical-align="top"/>
    </style:style>
    <style:style style:name="15" style:family="table-cell">
      <style:table-cell-properties fo:border-left="0.05pt solid #000000" fo:border-top="0.05pt solid #000000" fo:border-right="0.05pt solid #000000" fo:border-bottom="0.05pt solid #000000" style:vertical-align="top"/>
    </style:style>
    <style:style style:name="21" style:family="table-cell">
      <style:table-cell-properties fo:border-right="0.05pt solid #000000" fo:border-bottom="0.05pt solid #000000" style:vertical-align="middle"/>
    </style:style>
    <style:style style:name="23" style:family="table-cell">
      <style:table-cell-properties fo:border-left="0.05pt solid #000000" fo:border-right="0.05pt solid #000000" fo:border-bottom="0.05pt solid #000000" style:vertical-align="middle"/>
    </style:style>
    <style:style style:name="29" style:family="table-cell">
      <style:table-cell-properties fo:border-top="0.05pt solid #000000" fo:border-right="0.05pt solid #000000" fo:border-bottom="0.05pt solid #000000" style:vertical-align="middle"/>
    </style:style>
    <style:style style:name="37" style:family="table-cell">
      <style:table-cell-properties fo:border-right="0.05pt solid #000000" fo:border-bottom="0.05pt solid #000000" style:vertical-align="bottom"/>
    </style:style>
    <style:style style:name="39" style:family="table-cell">
      <style:table-cell-properties fo:border-left="0.05pt solid #000000" fo:border-right="0.05pt solid #000000" fo:border-bottom="0.05pt solid #000000" style:vertical-align="bottom"/>
    </style:style>
    <style:style style:name="47" style:family="table-cell">
      <style:table-cell-properties fo:border-left="0.05pt solid #000000" fo:border-top="0.05pt solid #000000" fo:border-right="0.05pt solid #000000" fo:border-bottom="0.05pt solid #000000" style:vertical-align="bottom"/>
    </style:style>
    <!-- Table columns styles -->
    <style:style style:name="820" style:family="table-column">
      <style:table-column-properties style:column-width="14mm"/>
    </style:style>
    <style:style style:name="828" style:family="table-column">
      <style:table-column-properties style:column-width="15mm"/>
    </style:style>
    <style:style style:name="832" style:family="table-column">
      <style:table-column-properties style:column-width="15mm"/>
    </style:style>
    <style:style style:name="835" style:family="table-column">
      <style:table-column-properties style:column-width="15mm"/>
    </style:style>
    <style:style style:name="838" style:family="table-column">
      <style:table-column-properties style:column-width="15mm"/>
    </style:style>
    <style:style style:name="844" style:family="table-column">
      <style:table-column-properties style:column-width="15mm"/>
    </style:style>
    <style:style style:name="845" style:family="table-column">
      <style:table-column-properties style:column-width="15mm"/>
    </style:style>
    <style:style style:name="847" style:family="table-column">
      <style:table-column-properties style:column-width="15mm"/>
    </style:style>
    <style:style style:name="848" style:family="table-column">
      <style:table-column-properties style:column-width="15mm"/>
    </style:style>
    <style:style style:name="852" style:family="table-column">
      <style:table-column-properties style:column-width="15mm"/>
    </style:style>
    <style:style style:name="853" style:family="table-column">
      <style:table-column-properties style:column-width="15mm"/>
    </style:style>
    <style:style style:name="857" style:family="table-column">
      <style:table-column-properties style:column-width="15mm"/>
    </style:style>
    <style:style style:name="859" style:family="table-column">
      <style:table-column-properties style:column-width="15mm"/>
    </style:style>
    <style:style style:name="865" style:family="table-column">
      <style:table-column-properties style:column-width="15mm"/>
    </style:style>
    <style:style style:name="878" style:family="table-column">
      <style:table-column-properties style:column-width="15mm"/>
    </style:style>
    <style:style style:name="893" style:family="table-column">
      <style:table-column-properties style:column-width="16mm"/>
    </style:style>
    <style:style style:name="1120" style:family="table-column">
      <style:table-column-properties style:column-width="20mm"/>
    </style:style>
    <style:style style:name="2240" style:family="table-column">
      <style:table-column-properties style:column-width="40mm"/>
    </style:style>
    <style:style style:name="2266" style:family="table-column">
      <style:table-column-properties style:column-width="40mm"/>
    </style:style>
    <style:style style:name="2380" style:family="table-column">
      <style:table-column-properties style:column-width="42mm"/>
    </style:style>
    <style:style style:name="2782" style:family="table-column">
      <style:table-column-properties style:column-width="49mm"/>
    </style:style>
    <style:style style:name="2805" style:family="table-column">
      <style:table-column-properties style:column-width="49mm"/>
    </style:style>
    <style:style style:name="2808" style:family="table-column">
      <style:table-column-properties style:column-width="50mm"/>
    </style:style>
    <style:style style:name="2813" style:family="table-column">
      <style:table-column-properties style:column-width="50mm"/>
    </style:style>
    <style:style style:name="2827" style:family="table-column">
      <style:table-column-properties style:column-width="50mm"/>
    </style:style>
    <style:style style:name="2843" style:family="table-column">
      <style:table-column-properties style:column-width="50mm"/>
    </style:style>
    <style:style style:name="2845" style:family="table-column">
      <style:table-column-properties style:column-width="50mm"/>
    </style:style>
    <style:style style:name="2848" style:family="table-column">
      <style:table-column-properties style:column-width="50mm"/>
    </style:style>
    <style:style style:name="2858" style:family="table-column">
      <style:table-column-properties style:column-width="50mm"/>
    </style:style>
    <style:style style:name="2863" style:family="table-column">
      <style:table-column-properties style:column-width="51mm"/>
    </style:style>
    <style:style style:name="2901" style:family="table-column">
      <style:table-column-properties style:column-width="51mm"/>
    </style:style>
    <style:style style:name="3356" style:family="table-column">
      <style:table-column-properties style:column-width="59mm"/>
    </style:style>
    <style:style style:name="3401" style:family="table-column">
      <style:table-column-properties style:column-width="60mm"/>
    </style:style>
    <style:style style:name="3971" style:family="table-column">
      <style:table-column-properties style:column-width="70mm"/>
    </style:style>
    <style:style style:name="4060" style:family="table-column">
      <style:table-column-properties style:column-width="72mm"/>
    </style:style>
    <style:style style:name="4267" style:family="table-column">
      <style:table-column-properties style:column-width="75mm"/>
    </style:style>
    <style:style style:name="4271" style:family="table-column">
      <style:table-column-properties style:column-width="75mm"/>
    </style:style>
    <style:style style:name="4274" style:family="table-column">
      <style:table-column-properties style:column-width="75mm"/>
    </style:style>
    <style:style style:name="4277" style:family="table-column">
      <style:table-column-properties style:column-width="75mm"/>
    </style:style>
    <style:style style:name="4416" style:family="table-column">
      <style:table-column-properties style:column-width="78mm"/>
    </style:style>
    <style:style style:name="4480" style:family="table-column">
      <style:table-column-properties style:column-width="79mm"/>
    </style:style>
    <style:style style:name="4527" style:family="table-column">
      <style:table-column-properties style:column-width="80mm"/>
    </style:style>
    <style:style style:name="4537" style:family="table-column">
      <style:table-column-properties style:column-width="80mm"/>
    </style:style>
    <style:style style:name="4545" style:family="table-column">
      <style:table-column-properties style:column-width="80mm"/>
    </style:style>
    <style:style style:name="4620" style:family="table-column">
      <style:table-column-properties style:column-width="81mm"/>
    </style:style>
    <style:style style:name="4789" style:family="table-column">
      <style:table-column-properties style:column-width="84mm"/>
    </style:style>
    <style:style style:name="4810" style:family="table-column">
      <style:table-column-properties style:column-width="85mm"/>
    </style:style>
    <style:style style:name="4819" style:family="table-column">
      <style:table-column-properties style:column-width="85mm"/>
    </style:style>
    <style:style style:name="5040" style:family="table-column">
      <style:table-column-properties style:column-width="89mm"/>
    </style:style>
    <style:style style:name="5098" style:family="table-column">
      <style:table-column-properties style:column-width="90mm"/>
    </style:style>
    <style:style style:name="5099" style:family="table-column">
      <style:table-column-properties style:column-width="90mm"/>
    </style:style>
    <style:style style:name="5107" style:family="table-column">
      <style:table-column-properties style:column-width="90mm"/>
    </style:style>
    <style:style style:name="5110" style:family="table-column">
      <style:table-column-properties style:column-width="90mm"/>
    </style:style>
    <style:style style:name="5114" style:family="table-column">
      <style:table-column-properties style:column-width="90mm"/>
    </style:style>
    <style:style style:name="5126" style:family="table-column">
      <style:table-column-properties style:column-width="90mm"/>
    </style:style>
    <style:style style:name="5393" style:family="table-column">
      <style:table-column-properties style:column-width="95mm"/>
    </style:style>
    <style:style style:name="5990" style:family="table-column">
      <style:table-column-properties style:column-width="106mm"/>
    </style:style>
    <style:style style:name="6487" style:family="table-column">
      <style:table-column-properties style:column-width="114mm"/>
    </style:style>
    <style:style style:name="6492" style:family="table-column">
      <style:table-column-properties style:column-width="115mm"/>
    </style:style>
    <style:style style:name="6514" style:family="table-column">
      <style:table-column-properties style:column-width="115mm"/>
    </style:style>
    <style:style style:name="6515" style:family="table-column">
      <style:table-column-properties style:column-width="115mm"/>
    </style:style>
    <style:style style:name="6520" style:family="table-column">
      <style:table-column-properties style:column-width="115mm"/>
    </style:style>
    <style:style style:name="6525" style:family="table-column">
      <style:table-column-properties style:column-width="115mm"/>
    </style:style>
    <style:style style:name="6527" style:family="table-column">
      <style:table-column-properties style:column-width="115mm"/>
    </style:style>
    <style:style style:name="6530" style:family="table-column">
      <style:table-column-properties style:column-width="115mm"/>
    </style:style>
    <style:style style:name="6542" style:family="table-column">
      <style:table-column-properties style:column-width="115mm"/>
    </style:style>
    <style:style style:name="6544" style:family="table-column">
      <style:table-column-properties style:column-width="115mm"/>
    </style:style>
    <style:style style:name="6556" style:family="table-column">
      <style:table-column-properties style:column-width="116mm"/>
    </style:style>
    <style:style style:name="6803" style:family="table-column">
      <style:table-column-properties style:column-width="120mm"/>
    </style:style>
    <style:style style:name="7084" style:family="table-column">
      <style:table-column-properties style:column-width="125mm"/>
    </style:style>
    <!-- Table styles -->
    <style:style style:name="rubber" style:family="table">
      <style:table-properties style:rel-width="100%" table:align="center"/>
    </style:style>
    <style:style style:name="10181" style:family="table">
      <style:table-properties style:width="180mm" table:align="left"/>
    </style:style>
    <style:style style:name="10185" style:family="table">
      <style:table-properties style:width="180mm" table:align="left"/>
    </style:style>
    <style:style style:name="10186" style:family="table">
      <style:table-properties style:width="180mm" table:align="left"/>
    </style:style>
    <style:style style:name="10196" style:family="table">
      <style:table-properties style:width="180mm" table:align="left"/>
    </style:style>
    <style:style style:name="10197" style:family="table">
      <style:table-properties style:width="180mm" table:align="left"/>
    </style:style>
    <style:style style:name="10198" style:family="table">
      <style:table-properties style:width="180mm" table:align="left"/>
    </style:style>
    <style:style style:name="10199" style:family="table">
      <style:table-properties style:width="180mm" table:align="left"/>
    </style:style>
    <style:style style:name="10200" style:family="table">
      <style:table-properties style:width="180mm" table:align="left"/>
    </style:style>
    <style:style style:name="10203" style:family="table">
      <style:table-properties style:width="180mm" table:align="left"/>
    </style:style>
    <style:style style:name="10204" style:family="table">
      <style:table-properties style:width="180mm" table:align="left"/>
    </style:style>
    <style:style style:name="10207" style:family="table">
      <style:table-properties style:width="180mm" table:align="left"/>
    </style:style>
    <style:style style:name="10211" style:family="table">
      <style:table-properties style:width="180mm" table:align="left"/>
    </style:style>
    <style:style style:name="10215" style:family="table">
      <style:table-properties style:width="180mm" table:align="left"/>
    </style:style>
    <style:style style:name="10218" style:family="table">
      <style:table-properties style:width="180mm" table:align="left"/>
    </style:style>
    <style:style style:name="10220" style:family="table">
      <style:table-properties style:width="180mm" table:align="left"/>
    </style:style>
    <style:style style:name="10222" style:family="table">
      <style:table-properties style:width="180mm" table:align="left"/>
    </style:style>
    <style:style style:name="10224" style:family="table">
      <style:table-properties style:width="180mm" table:align="left"/>
    </style:style>
    <style:style style:name="10226" style:family="table">
      <style:table-properties style:width="180mm" table:align="left"/>
    </style:style>
    <style:style style:name="10231" style:family="table">
      <style:table-properties style:width="180mm" table:align="left"/>
    </style:style>
    <style:style style:name="10240" style:family="table">
      <style:table-properties style:width="181mm" table:align="left"/>
    </style:style>
    <style:style style:name="10370" style:family="table">
      <style:table-properties style:width="183mm" table:align="left"/>
    </style:style>
    <!-- Colored text styles -->
  </office:automatic-styles>
  <office:body>
    <office:text text:use-soft-page-breaks="true">
      <text:h text:outline-level="1" text:style-name="s3"><text:bookmark text:name="anchor0"/><text:a xlink:type="simple" xlink:href="http://ivo.garant.ru/document/redirect/71360612/0">Приказ Министерства здравоохранения РФ от 30 декабря 2015 г. N 1034н
"Об утверждении Порядка оказания медицинской помощи по профилю "психиатрия-наркология" и Порядка диспансерного наблюдения за лицами с психическими расстройствами и (или) расстройствами поведения, связанными с употреблением психоактивных веществ"</text:a></text:h>
      <text:p text:style-name="s52header">С изменениями и дополнениями от:</text:p>
      <text:p text:style-name="s52">30 июля 2019 г., 21 февраля 2020 г., 1 февраля, 7 июня 2022 г.</text:p>
      <text:p text:style-name="s9header">ГАРАНТ:</text:p>
      <text:p text:style-name="s9"><text:a xlink:type="simple" xlink:href="http://ivo.garant.ru/document/redirect/413335092/21">Приказом</text:a> Минздрава России от 13 ноября 2025 г. N 666Н настоящий документ признан утратившим силу с 1 сентября 2026 г.</text:p>
      <text:p text:style-name="s1">В соответствии со <text:a xlink:type="simple" xlink:href="http://ivo.garant.ru/document/redirect/12191967/37">статьями 37</text:a>, <text:a xlink:type="simple" xlink:href="http://ivo.garant.ru/document/redirect/12191967/46">46</text:a> Федерального закона от 21 ноября 2011 г. N 323-ФЗ "Об основах охраны здоровья граждан в Российской Федерации" (Собрание законодательства Российской Федерации, 2011, N 48, ст. 6724; 2012, N 26, ст. 3442, 3446; 2013, N 27, ст. 3459, 3477; N 30, ст. 4038; N 39, ст. 4883; N 48, ст. 6165; N 52, ст. 6951; 2014, N 23, ст. 2930; N 30, ст. 4106, 4244, 4247, 4257; N 43, ст. 5798; N 49, ст. 6927, 6928; 2015, N 1, ст. 72, 85; N 10, ст. 1403, 1425; N 14, ст. 2018; N 27, ст. 3951; N 29, ст. 4339, 4356, 4359, 4397), <text:a xlink:type="simple" xlink:href="http://ivo.garant.ru/document/redirect/12107402/56">статьей 56</text:a> Федерального закона от 08.01.1998 N 3-ФЗ "О наркотических средствах и психотропных веществах" (Собрание законодательства Российской Федерации, 1998, N 2, ст. 219; 2002, N 30, ст. 3033; 2003, N 2, ст. 167; N 27, ст. 2700; 2004, N 49, ст. 4845; 2005, N 19, ст. 1752; 2006, N 43, ст. 4412; N 44, ст. 4535; 2007, N 30, ст. 3748; N 31, ст. 4011; 2008, N 30, ст. 3592; N 48, ст. 5515; N 52, ст. 6233; 2009, N 29, ст. 3588, 3614; 2010, N 21, ст. 2525; N 31, ст. 4192; 2011, N 1, ст. 16, 29; N 15, ст. 2039; N 25, ст. 3532; N 49, ст. 7019, 7061; 2012, N 10, ст. 1166, N 53, ст. 7630; 2013, N 23, ст. 2878; N 30, ст. 4057; N 48, ст. 6161, 6165; 2014, N 23, ст. 2930; 2015, N 1, ст. 54; N 6, ст. 885; N 29, ст. 4388) приказываю:</text:p>
      <text:p text:style-name="s1"><text:bookmark text:name="anchor1"/>1. Утвердить Порядок оказания медицинской помощи по профилю "психиатрия-наркология" согласно <text:a xlink:type="simple" xlink:href="#anchor1000">приложению N 1</text:a>.</text:p>
      <text:p text:style-name="s1">Порядок диспансерного наблюдения за лицами с психическими расстройствами и (или) расстройствами поведения, связанными с употреблением психоактивных веществ, согласно <text:a xlink:type="simple" xlink:href="#anchor2000">приложению N 2</text:a>.</text:p>
      <text:p text:style-name="s1"><text:bookmark text:name="anchor2"/>2. Признать утратившим силу <text:a xlink:type="simple" xlink:href="http://ivo.garant.ru/document/redirect/70338588/0">приказ</text:a> Министерства здравоохранения Российской Федерации от 15 ноября 2012 г. N 929н "Об утверждении Порядка оказания медицинской помощи по профилю "наркология" (зарегистрирован Министерством юстиции Российской Федерации 5 марта 2013 г., регистрационный N 27503).</text:p>
      <text:p text:style-name="s1"/>
      <table:table table:name="10204" table:style-name="10204">
        <table:table-column table:style-name="6803"/>
        <table:table-column table:style-name="3401"/>
        <table:table-row>
          <table:table-cell>
            <text:p text:style-name="s16_fi0">Министр</text:p>
          </table:table-cell>
          <table:table-cell>
            <text:p text:style-name="s1_right_fi0">В.И. Скворцова</text:p>
          </table:table-cell>
        </table:table-row>
      </table:table>
      <text:p text:style-name="s1"/>
      <text:p text:style-name="s16_fi0">Зарегистрировано в Минюсте РФ 22 марта 2016 г.</text:p>
      <text:p text:style-name="s16_fi0">Регистрационный N 41495</text:p>
      <text:p text:style-name="s1"/>
      <text:p text:style-name="s74"><text:bookmark text:name="anchor1000"/>Взамен см. <text:a xlink:type="simple" xlink:href="http://ivo.garant.ru/document/redirect/413335092/1000">Порядок</text:a>, утвержденный <text:a xlink:type="simple" xlink:href="http://ivo.garant.ru/document/redirect/413335092/0">приказом</text:a> Минздрава России от 13 ноября 2025 г. N 666Н</text:p>
      <text:p text:style-name="s1_right_fi698"><text:span text:style-name="s10">Приложение N 1
к <text:a xlink:type="simple" xlink:href="#anchor0">приказу</text:a> Министерства здравоохранения РФ
от 30 декабря 2015 г. N 1034н</text:span></text:p>
      <text:p text:style-name="s1"/>
      <text:h text:outline-level="1" text:style-name="s3">Порядок
оказания медицинской помощи по профилю "психиатрия-наркология"</text:h>
      <text:p text:style-name="s52header">С изменениями и дополнениями от:</text:p>
      <text:p text:style-name="s52">30 июля 2019 г., 21 февраля 2020 г., 1 февраля, 7 июня 2022 г.</text:p>
      <text:p text:style-name="s9header">ГАРАНТ:</text:p>
      <text:p text:style-name="s9">О порядках оказания медицинской помощи населению РФ см. <text:a xlink:type="simple" xlink:href="http://ivo.garant.ru/document/redirect/5755550/0">справку</text:a></text:p>
      <text:p text:style-name="s1"><text:bookmark text:name="anchor1001"/>1. Настоящий Порядок устанавливает правила организации и оказания медицинской помощи по профилю "психиатрия-наркология" в медицинских организациях и иных организациях, осуществляющих медицинскую деятельность (далее - медицинские организации).</text:p>
      <text:p text:style-name="s1"><text:bookmark text:name="anchor1002"/>2. Медицинская помощь по профилю "психиатрия-наркология" (далее - медицинская помощь) осуществляется в виде:</text:p>
      <text:p text:style-name="s1">первичной медико-санитарной помощи;</text:p>
      <text:p text:style-name="s1">скорой, в том числе скорой специализированной, медицинской помощи;</text:p>
      <text:p text:style-name="s1">специализированной, за исключением высокотехнологичной, медицинской помощи.</text:p>
      <text:p text:style-name="s1"><text:bookmark text:name="anchor1003"/>3. Медицинская помощь оказывается в следующих условиях:</text:p>
      <text:p text:style-name="s1">вне медицинской организации (по месту вызова бригады скорой, в том числе скорой специализированной, медицинской помощи, а также в транспортном средстве при медицинской эвакуации);</text:p>
      <text:p text:style-name="s1">амбулаторно (в условиях, не предусматривающих круглосуточное медицинское наблюдение и лечение);</text:p>
      <text:p text:style-name="s1">в дневном стационаре (в условиях, предусматривающих медицинское наблюдение и лечение в дневное время, не требующих круглосуточного медицинского наблюдения и лечения);</text:p>
      <text:p text:style-name="s1">стационарно (в условиях, обеспечивающих круглосуточное медицинское наблюдение и лечение).</text:p>
      <text:p text:style-name="s22header">Информация об изменениях:</text:p>
      <text:p text:style-name="s22"><text:bookmark text:name="anchor1031"/>Приложение 1 дополнено пунктом 3<text:span text:style-name="upper"><text:span> 1</text:span></text:span> с 1 августа 2022 г. - <text:a xlink:type="simple" xlink:href="http://ivo.garant.ru/document/redirect/404987171/1011">Приказ</text:a> Минздрава России от 7 июня 2022 г. N 388Н</text:p>
      <text:p text:style-name="s1">3<text:span text:style-name="upper"><text:span> 1</text:span></text:span>. Медицинская помощь оказывается в следующих формах:</text:p>
      <text:p text:style-name="s1">экстренная (медицинская помощь, оказываемая при внезапных острых заболеваниях, состояниях, обострении хронических заболеваний, представляющих угрозу жизни пациента);</text:p>
      <text:p text:style-name="s1">неотложная (медицинская помощь, оказываемая при внезапных острых заболеваниях, состояниях, обострении хронических заболеваний без явных признаков угрозы жизни пациента);</text:p>
      <text:p text:style-name="s1">плановая (медицинская помощь, оказываемая при проведении профилактических мероприятий, при заболеваниях и состояниях, не сопровождающихся угрозой жизни пациента, не требующих экстренной и неотложной медицинской помощи, и отсрочка оказания которой на определенное время не повлечет за собой ухудшение состояния пациента, угрозу его жизни и здоровью).</text:p>
      <text:p text:style-name="s22header">Информация об изменениях:</text:p>
      <text:p text:style-name="s22"><text:bookmark text:name="anchor1032"/>Приложение 1 дополнено пунктом 3<text:span text:style-name="upper"><text:span> 2</text:span></text:span> с 1 августа 2022 г. - <text:a xlink:type="simple" xlink:href="http://ivo.garant.ru/document/redirect/404987171/1012">Приказ</text:a> Минздрава России от 7 июня 2022 г. N 388Н</text:p>
      <text:p text:style-name="s1">3<text:span text:style-name="upper"><text:span> 2</text:span></text:span>. Медицинская помощь оказывается в соответствии с настоящим Порядком, на основе клинических рекомендаций и с учетом стандартов медицинской помощи<text:span text:style-name="upper"><text:span> <text:a xlink:type="simple" xlink:href="#anchor101010">1-0</text:a>.</text:span></text:span></text:p>
      <text:p text:style-name="s1"><text:bookmark text:name="anchor1004"/>4. Первичная медико-санитарная помощь включает мероприятия по профилактике, диагностике, лечению и медицинской реабилитации лиц с психическими расстройствами и (или) расстройствами поведения, связанными с употреблением психоактивных веществ (далее - наркологические расстройства).</text:p>
      <text:p text:style-name="s1"><text:bookmark text:name="anchor1005"/>5. Профилактика наркологических расстройств осуществляется на популяционном, групповом и индивидуальном уровнях органами государственной власти, органами местного самоуправления, работодателями, медицинскими организациями, образовательными организациями и физкультурно-спортивными организациями, общественными объединениями путем разработки и реализации системы правовых, экономических и социальных мер, направленных на предупреждение возникновения, распространения и раннее выявление таких заболеваний, а также на снижение риска их развития, предупреждение и устранение отрицательного воздействия на здоровье факторов внутренней и внешней среды, формирование здорового образа жизни<text:a xlink:type="simple" xlink:href="#anchor111">*(1)</text:a>.</text:p>
      <text:p text:style-name="s1"><text:bookmark text:name="anchor1006"/>6. Профилактика наркологических расстройств обеспечивается путем:</text:p>
      <text:p text:style-name="s1">разработки и реализации программ профилактики наркологических расстройств;</text:p>
      <text:p text:style-name="s1">осуществления мероприятий по предупреждению и раннему выявлению наркологических расстройств, диспансерному наблюдению за лицами с наркологическими расстройствами.</text:p>
      <text:p text:style-name="s22header">Информация об изменениях:</text:p>
      <text:p text:style-name="s22"><text:bookmark text:name="anchor1007"/>Пункт 7 изменен с 1 августа 2022 г. - <text:a xlink:type="simple" xlink:href="http://ivo.garant.ru/document/redirect/404987171/1014">Приказ</text:a> Минздрава России от 7 июня 2022 г. N 388Н</text:p>
      <text:p text:style-name="s22"><text:a xlink:type="simple" xlink:href="http://ivo.garant.ru/document/redirect/76805808/1007">См. предыдущую редакцию</text:a></text:p>
      <text:p text:style-name="s1">7. Профилактика наркологических расстройств включает комплекс следующих мероприятий:</text:p>
      <text:p text:style-name="s1"><text:bookmark text:name="anchor10072"/>проведение мероприятий по санитарно-гигиеническому просвещению, включая вопросы профилактики управления транспортным средством в состоянии алкогольного, наркотического или иного токсического опьянения<text:a xlink:type="simple" xlink:href="#anchor222">*(2)</text:a>, информационно-коммуникационных мероприятий по ведению здорового образа жизни, о вреде потребления табака или никотинсодержащей продукции, пагубного потребления алкоголя, потребления наркотических средств и психотропных веществ без назначения врача;</text:p>
      <text:p text:style-name="s1">выявление риска развития наркологических расстройств, включая риски пагубного потребления алкоголя, потребления наркотических средств и психотропных веществ без назначения врача, определение степени их выраженности и опасности для здоровья;</text:p>
      <text:p text:style-name="s1">оказание медицинских услуг по профилактике наркологических расстройств; участие в проведении диспансеризации, профилактических медицинских осмотров, предварительных (при поступлении на работу) и периодических (в течение трудовой деятельности) медицинских осмотров<text:a xlink:type="simple" xlink:href="#anchor333">*(3)</text:a>;</text:p>
      <text:p text:style-name="s1">проведение диспансерного наблюдения за лицами с наркологическими расстройствами;</text:p>
      <text:p text:style-name="s1">семейное консультирование по вопросам диагностики, профилактики, лечения и медицинской реабилитации лиц с наркологическими расстройствами;</text:p>
      <text:p text:style-name="s1">медико-генетическое консультирование, направленное на выявление предрасположенности к развитию наркологических расстройств;</text:p>
      <text:p text:style-name="s1">мотивационное консультирование лиц с риском развития наркологических расстройств, а также лиц с наркологическими расстройствами, включая несовершеннолетних, в целях формирования у них приверженности к ведению здорового образа жизни, отказа от потребления алкоголя, наркотических средств и психотропных веществ без назначения врача, побуждения к лечению и медицинской реабилитации;</text:p>
      <text:p text:style-name="s1">проведение профилактических мероприятий с лицами, совершившими административные правонарушения в области <text:a xlink:type="simple" xlink:href="http://ivo.garant.ru/document/redirect/12107402/3">законодательства</text:a> Российской Федерации о наркотических средствах, психотропных веществах и их прекурсорах.</text:p>
      <text:p text:style-name="s1"><text:bookmark text:name="anchor1008"/>8. Первичная медико-санитарная помощь включает:</text:p>
      <text:p text:style-name="s1">первичную врачебную медико-санитарную помощь;</text:p>
      <text:p text:style-name="s1">первичную специализированную медико-санитарную помощь.</text:p>
      <text:p text:style-name="s1"><text:bookmark text:name="anchor1009"/>9. Первичная врачебная медико-санитарная помощь оказывается врачом-терапевтом (врачом-терапевтом участковым), врачом общей практики (семейным врачом), врачом-педиатром (врачом-педиатром участковым).</text:p>
      <text:p text:style-name="s1"><text:bookmark text:name="anchor1010"/>10. В рамках первичной врачебной медико-санитарной помощи при проведении мероприятий по профилактике неинфекционных заболеваний и диспансеризации взрослого населения в случае выявления факторов риска развития наркологических расстройств врачом-терапевтом (врачом-терапевтом участковым), врачом общей практики (семейным врачом), врачом-педиатром (врачом-педиатром участковым) пациент направляется в кабинет (отделение) медицинской профилактики медицинской организации, оказывающей первичную медико-санитарную помощь, центр здоровья для индивидуального углубленного профилактического консультирования<text:a xlink:type="simple" xlink:href="#anchor444">*(4)</text:a>.</text:p>
      <text:p text:style-name="s1"><text:bookmark text:name="anchor1011"/>11. В рамках первичной медико-санитарной помощи при проведении медицинских осмотров несовершеннолетних<text:a xlink:type="simple" xlink:href="#anchor555">*(5)</text:a> врач-педиатр (врач-педиатр участковый) осуществляет мероприятия по выявлению факторов риска развития наркологических расстройств и в случае их выявления направляет несовершеннолетних в кабинет врача-психиатра-нарколога для обслуживания детского населения и кабинет врача-психиатра-нарколога участкового для обслуживания детского населения.</text:p>
      <text:p text:style-name="s1"><text:bookmark text:name="anchor1012"/>12. Первичная специализированная медико-санитарная помощь оказывается врачом-психиатром-наркологом (врачом-психиатром-наркологом участковым) при самостоятельном обращении пациента, по направлению врачей-специалистов или по решению судьи.</text:p>
      <text:p text:style-name="s22header">Информация об изменениях:</text:p>
      <text:p text:style-name="s22"><text:bookmark text:name="anchor1013"/>Пункт 13 изменен с 1 августа 2022 г. - <text:a xlink:type="simple" xlink:href="http://ivo.garant.ru/document/redirect/404987171/1018">Приказ</text:a> Минздрава России от 7 июня 2022 г. N 388Н</text:p>
      <text:p text:style-name="s22"><text:a xlink:type="simple" xlink:href="http://ivo.garant.ru/document/redirect/76805808/1013">См. предыдущую редакцию</text:a></text:p>
      <text:p text:style-name="s1">13. Врач-психиатр-нарколог (врач-психиатр-нарколог участковый) проводит диагностику наркологических расстройств, профилактические мероприятия, лечебные мероприятия, медицинскую реабилитацию, диспансерное наблюдение, определяет медицинские показания для направления лиц с наркологическими расстройствами для оказания медицинской помощи в стационарных условиях в экстренной, неотложной и (или) плановой формах, при наличии медицинских показаний - направление на консультацию к врачам-специалистам.</text:p>
      <text:p text:style-name="s22header">Информация об изменениях:</text:p>
      <text:p text:style-name="s22"><text:bookmark text:name="anchor10131"/>Приложение 1 дополнено пунктом 13.1 с 17 сентября 2019 г. - <text:a xlink:type="simple" xlink:href="http://ivo.garant.ru/document/redirect/72694702/1011">Приказ</text:a> Минздрава России от 30 июля 2019 г. N 573Н</text:p>
      <text:p text:style-name="s1">13.1. Учет больных наркоманией<text:a xlink:type="simple" xlink:href="#anchor1551">*(5-1)</text:a> осуществляется посредством внесения сведений в медицинскую карту амбулаторного наркологического больного или медицинскую карту пациента, получающего медицинскую помощь в амбулаторных условиях (<text:a xlink:type="simple" xlink:href="http://ivo.garant.ru/document/redirect/412096192/4">форма N 025/у</text:a>)<text:a xlink:type="simple" xlink:href="#anchor1552">*(5-2)</text:a>.</text:p>
      <text:p text:style-name="s1">Врач-психиатр-нарколог (врач-психиатр-нарколог участковый) осуществляет обобщение сведений об учете больных наркоманией, находящихся на медицинском обслуживании в медицинской организации, с использованием медицинской информационной системы медицинской организации с внесением в указанную систему следующих сведений о больном наркоманией:</text:p>
      <text:p text:style-name="s1">фамилия, имя, отчество (при наличии);</text:p>
      <text:p text:style-name="s1">пол;</text:p>
      <text:p text:style-name="s1">число, месяц и год рождения;</text:p>
      <text:p text:style-name="s1">адрес регистрации по месту жительства (пребывания);</text:p>
      <text:p text:style-name="s1">диагноз и код по <text:a xlink:type="simple" xlink:href="http://ivo.garant.ru/document/redirect/4100000/0">Международной статистической классификации</text:a> болезней и проблем, связанных со здоровьем (10-й пересмотр);</text:p>
      <text:p text:style-name="s1">дата установления диагноза;</text:p>
      <text:p text:style-name="s1">дата установления диспансерного наблюдения;</text:p>
      <text:p text:style-name="s1">дата и основания прекращения диспансерного наблюдения.</text:p>
      <text:p text:style-name="s1"><text:bookmark text:name="anchor1014"/>14. При невозможности оказания медицинской помощи в рамках первичной медико-санитарной помощи и наличии медицинских показаний пациент направляется в медицинскую организацию или ее структурное подразделение, оказывающую специализированную медицинскую помощь.</text:p>
      <text:p text:style-name="s22header">Информация об изменениях:</text:p>
      <text:p text:style-name="s22"><text:bookmark text:name="anchor1015"/>Пункт 15 изменен с 1 августа 2022 г. - <text:a xlink:type="simple" xlink:href="http://ivo.garant.ru/document/redirect/404987171/1020">Приказ</text:a> Минздрава России от 7 июня 2022 г. N 388Н</text:p>
      <text:p text:style-name="s22"><text:a xlink:type="simple" xlink:href="http://ivo.garant.ru/document/redirect/76805808/1015">См. предыдущую редакцию</text:a></text:p>
      <text:p text:style-name="s1">15. Скорая, в том числе скорая специализированная, медицинская помощь оказывается выездными бригадами скорой медицинской помощи в соответствии с <text:a xlink:type="simple" xlink:href="http://ivo.garant.ru/document/redirect/70438200/10000">приказом</text:a> Министерства здравоохранения Российской Федерации от 26 июня 2013 г. N 388н "Об утверждении Порядка оказания скорой, в том числе скорой специализированной, медицинской помощи" (зарегистрирован Министерством юстиции Российской Федерации 16 августа 2013 г., регистрационный N 29422) с изменениями, внесенными приказами Министерства здравоохранения Российской Федерации <text:a xlink:type="simple" xlink:href="http://ivo.garant.ru/document/redirect/71348624/1000">от 22 января 2016 г. N 33н</text:a> (зарегистрирован Министерством юстиции Российской Федерации 9 марта 2016 г., регистрационный N 41353), <text:a xlink:type="simple" xlink:href="http://ivo.garant.ru/document/redirect/71409834/0">от 5 мая 2016 г. N 283н</text:a> (зарегистрирован Министерством юстиции Российской Федерации 26 мая 2016 г., регистрационный N 42283), <text:a xlink:type="simple" xlink:href="http://ivo.garant.ru/document/redirect/72250044/1000">от 19 апреля 2019 г. N 236н</text:a> (зарегистрирован Министерством юстиции Российской Федерации 23 мая 2019 г., регистрационный N 54706) и <text:a xlink:type="simple" xlink:href="http://ivo.garant.ru/document/redirect/74434174/1033">от 21 февраля 2020 г. N 114н</text:a> (зарегистрирован Министерством юстиции Российской Федерации 28 июля 2020 г., регистрационный N 59083).</text:p>
      <text:p text:style-name="s9header">ГАРАНТ:</text:p>
      <text:p text:style-name="s9">По-видимому, в тексте предыдущего абзаца допущена опечатка. Дату названного <text:a xlink:type="simple" xlink:href="http://ivo.garant.ru/document/redirect/70438200/0">приказа</text:a> следует читать как "20 июня 2013 г."</text:p>
      <text:p text:style-name="s1"><text:bookmark text:name="anchor1016"/>16. Выездная бригада скорой медицинской помощи доставляет пациентов с признаками тяжелой интоксикации или психотических расстройств в медицинские организации, оказывающие круглосуточную помощь по профилям "анестезиология и реанимация", "токсикология", "психиатрия" или "психиатрия-наркология".</text:p>
      <text:p text:style-name="s1"><text:bookmark text:name="anchor1017"/>17. При наличии медицинских показаний после устранения угрожающих жизни состояний пациенты переводятся в наркологическое отделение медицинской организации для оказания специализированной медицинской помощи по профилю "психиатрия-наркология".</text:p>
      <text:p text:style-name="s1"><text:bookmark text:name="anchor1018"/>18. Специализированная медицинская помощь при наркологических расстройствах оказывается в стационарных условиях и в условиях дневного стационара в медицинских организациях или их структурных подразделениях по профилю "психиатрия-наркология", в том числе в наркологических диспансерах, наркологических больницах, реабилитационных наркологических центрах, специализированных научно-практических центрах.</text:p>
      <text:p text:style-name="s1"><text:bookmark text:name="anchor1019"/>19. Специализированная, за исключением высокотехнологичной, медицинская помощь в медицинских организациях, подведомственных федеральным органам исполнительной власти, оказывается по медицинским показаниям, предусмотренным <text:a xlink:type="simple" xlink:href="http://ivo.garant.ru/document/redirect/70859232/10005">пунктом 5</text:a> Порядка направления пациентов в медицинские организации и иные организации, подведомственные федеральным органам исполнительной власти, для оказания специализированной (за исключением высокотехнологичной) медицинской помощи<text:a xlink:type="simple" xlink:href="#anchor666">*(6)</text:a>.</text:p>
      <text:p text:style-name="s1"><text:bookmark text:name="anchor1020"/>20. Направление пациента в медицинскую организацию, оказывающую специализированную медицинскую помощь, осуществляется:</text:p>
      <text:p text:style-name="s1">врачом-психиатром-наркологом (врачом-психиатром-наркологом участковым) медицинской организации, оказывающей первичную медико-санитарную помощь;</text:p>
      <text:p text:style-name="s1">выездной бригадой скорой медицинской помощи.</text:p>
      <text:p text:style-name="s1"><text:bookmark text:name="anchor1021"/>21. Специализированная медицинская помощь в стационарных условиях оказывается пациентам по медицинским показаниям в случаях тяжелого и среднетяжелого течения наркологического расстройства, необходимости проведения специальных методов исследования для осуществления дифференциальной диагностики, при отсутствии клинического эффекта от проводимой терапии в амбулаторных условиях и условиях дневного стационара.</text:p>
      <text:p text:style-name="s22header">Информация об изменениях:</text:p>
      <text:p text:style-name="s22"><text:bookmark text:name="anchor1022"/>Пункт 22 изменен с 1 августа 2022 г. - <text:a xlink:type="simple" xlink:href="http://ivo.garant.ru/document/redirect/404987171/1021">Приказ</text:a> Минздрава России от 7 июня 2022 г. N 388Н</text:p>
      <text:p text:style-name="s22"><text:a xlink:type="simple" xlink:href="http://ivo.garant.ru/document/redirect/76805808/1022">См. предыдущую редакцию</text:a></text:p>
      <text:p text:style-name="s1">22. При поступлении в медицинскую организацию для оказания медицинской помощи в стационарных условиях пациент осматривается в приемном отделении врачом-психиатром-наркологом. При наличии или угрозе возникновения нарушений жизненно важных функций пациент направляется в отделение неотложной наркологической помощи, а при его отсутствии в отделение реанимации и интенсивной терапии медицинской организации. В иных случаях пациент направляется в наркологическое отделение медицинской организации.</text:p>
      <text:p text:style-name="s22header">Информация об изменениях:</text:p>
      <text:p text:style-name="s22"><text:bookmark text:name="anchor1023"/>Пункт 23 изменен с 1 августа 2022 г. - <text:a xlink:type="simple" xlink:href="http://ivo.garant.ru/document/redirect/404987171/1022">Приказ</text:a> Минздрава России от 7 июня 2022 г. N 388Н</text:p>
      <text:p text:style-name="s22"><text:a xlink:type="simple" xlink:href="http://ivo.garant.ru/document/redirect/76805808/1023">См. предыдущую редакцию</text:a></text:p>
      <text:p text:style-name="s9header">ГАРАНТ:</text:p>
      <text:p text:style-name="s9"><text:a xlink:type="simple" xlink:href="http://ivo.garant.ru/document/redirect/400645404/1111">Решением</text:a> Верховного Суда РФ от 11 марта 2021 г. N АКПИ20-1025 пункт 23 признан не противоречащим действующему законодательству</text:p>
      <text:p text:style-name="s1">23. Предварительный диагноз наркологического расстройства устанавливается в течение первых суток с момента поступления на основании данных клинического обследования, результатов лабораторных исследований. Клинический диагноз наркологического расстройства устанавливается в течение 72 часов с момента поступления пациента на основании данных клинического обследования, результатов инструментальных и лабораторных исследований, динамического наблюдения.</text:p>
      <text:p text:style-name="s1"><text:bookmark text:name="anchor1024"/>24. При наличии медицинских показаний лечение лиц с наркологическими расстройствами проводится с привлечением врачей-специалистов.</text:p>
      <text:p text:style-name="s1"><text:bookmark text:name="anchor1025"/>25. По окончании лечения пациент при наличии медицинских показаний направляется в структурные подразделения медицинских организаций, осуществляющие медицинскую реабилитацию лиц с наркологическими расстройствами в стационарных, амбулаторных условиях или условиях дневного стационара, или в реабилитационные наркологические центры.</text:p>
      <text:p text:style-name="s1"><text:bookmark text:name="anchor1026"/>26. По окончании лечения в стационарных условиях пациент при наличии медицинских показаний направляется в структурные подразделения медицинских организаций, осуществляющих медицинскую реабилитацию в стационарных условиях, или в реабилитационные наркологические центры.</text:p>
      <text:p text:style-name="s1"><text:bookmark text:name="anchor1027"/>27. После прохождения медицинской реабилитации в стационарных условиях лица с наркологическими расстройствами направляются в структурные подразделения медицинских организаций, осуществляющих медицинскую реабилитацию в амбулаторных условиях, или в реабилитационные наркологические центры.</text:p>
      <text:p text:style-name="s1"><text:bookmark text:name="anchor1028"/>28. Медицинские организации осуществляют профилактику наркологических расстройств, консультирование, лечение в амбулаторных условиях и диспансерное наблюдение лиц, проходящих социальную реабилитацию в социально ориентированных некоммерческих организациях, осуществляющих деятельность в области комплексной реабилитации и ресоциализации лиц, осуществляющих незаконное потребление наркотических средств или психотропных веществ.</text:p>
      <text:p text:style-name="s22header">Информация об изменениях:</text:p>
      <text:p text:style-name="s22"><text:bookmark text:name="anchor10281"/>Приложение 1 дополнено пунктом 28<text:span text:style-name="upper"><text:span> 1</text:span></text:span> с 1 августа 2022 г. - <text:a xlink:type="simple" xlink:href="http://ivo.garant.ru/document/redirect/404987171/1022">Приказ</text:a> Минздрава России от 7 июня 2022 г. N 388Н</text:p>
      <text:p text:style-name="s1">28<text:span text:style-name="upper"><text:span> 1</text:span></text:span>. При организации и оказании медицинской помощи могут применяться телемедицинские технологии для осуществления дистанционного взаимодействия медицинских работников между собой и медицинских работников с пациентами и (или) их законными представителями в соответствии с порядком организации и оказания медицинской помощи с применением телемедицинских технологий, утвержденным <text:a xlink:type="simple" xlink:href="http://ivo.garant.ru/document/redirect/71851294/0">приказом</text:a> Министерства здравоохранения Российской Федерации от 30 ноября 2017 г. N 965н<text:span text:style-name="upper"><text:span> <text:a xlink:type="simple" xlink:href="#anchor6161">6-1</text:a></text:span></text:span>.</text:p>
      <text:p text:style-name="s22header">Информация об изменениях:</text:p>
      <text:p text:style-name="s22"><text:bookmark text:name="anchor1029"/>Пункт 29 изменен с 1 августа 2022 г. - <text:a xlink:type="simple" xlink:href="http://ivo.garant.ru/document/redirect/404987171/1024">Приказ</text:a> Минздрава России от 7 июня 2022 г. N 388Н</text:p>
      <text:p text:style-name="s22"><text:a xlink:type="simple" xlink:href="http://ivo.garant.ru/document/redirect/76805808/1029">См. предыдущую редакцию</text:a></text:p>
      <text:p text:style-name="s1">29. Медицинские организации, оказывающие медицинскую помощь, осуществляют свою деятельность в соответствии с <text:a xlink:type="simple" xlink:href="#anchor11000">приложениями N 1-33</text:a> к настоящему Порядку.</text:p>
      <text:p text:style-name="s22header">Информация об изменениях:</text:p>
      <text:p text:style-name="s22"><text:bookmark text:name="anchor1030"/>Порядок дополнен пунктом 30 с 1 марта 2022 г. - <text:a xlink:type="simple" xlink:href="http://ivo.garant.ru/document/redirect/403505678/1003">Приказ</text:a> Минздрава России от 1 февраля 2022 г. N 44Н</text:p>
      <text:p text:style-name="s1">30. В случае выявления у гражданина, являющегося владельцем оружия, при проведении медицинских осмотров или медицинских освидетельствований либо при оказании ему медицинской помощи заболеваний, при наличии которых противопоказано владение оружием, медицинская организация уведомляет об этом владельца оружия и оформляет сообщение о наличии оснований для внеочередного медицинского освидетельствования и об аннулировании действующего медицинского заключения об отсутствии медицинских противопоказаний к владению оружием (при его наличии). Указанное сообщение формируется в форме электронного документа, подписанного с использованием усиленной квалифицированной цифровой подписи медицинским работником и медицинской организацией, размещается в федеральном реестре документов, содержащем сведения о результатах медицинского освидетельствования, который ведется в единой государственной информационной системе в сфере здравоохранения, и передается в федеральный орган исполнительной власти, уполномоченный в сфере оборота оружия<text:a xlink:type="simple" xlink:href="#anchor777">*(7)</text:a>.</text:p>
      <text:p text:style-name="s1"/>
      <text:p text:style-name="s1">______________________________</text:p>
      <text:p text:style-name="s22header">Информация об изменениях:</text:p>
      <text:p text:style-name="s22"><text:bookmark text:name="anchor101010"/>Приложение 1 дополнено сноской 1-0 с 1 августа 2022 г. - <text:a xlink:type="simple" xlink:href="http://ivo.garant.ru/document/redirect/404987171/1012">Приказ</text:a> Минздрава России от 7 июня 2022 г. N 388Н</text:p>
      <text:p text:style-name="s1"><text:span text:style-name="upper"><text:span>1-0</text:span></text:span> <text:a xlink:type="simple" xlink:href="http://ivo.garant.ru/document/redirect/12191967/371">Часть 1 статьи 37</text:a> Федерального закона от 21 ноября 2011 г. N 323-ФЗ "Об основах охраны здоровья граждан в Российской Федерации" (далее - Федеральный закон от 21 ноября 2011 г. N 323-ФЗ) (Собрание законодательства Российской Федерации, 2011, N 48, ст. 6724; 2022, N 1, ст. 51).</text:p>
      <text:p text:style-name="s22header">Информация об изменениях:</text:p>
      <text:p text:style-name="s22"><text:bookmark text:name="anchor111"/>Сноска 1 изменена с 1 августа 2022 г. - <text:a xlink:type="simple" xlink:href="http://ivo.garant.ru/document/redirect/404987171/1013">Приказ</text:a> Минздрава России от 7 июня 2022 г. N 388Н</text:p>
      <text:p text:style-name="s22"><text:a xlink:type="simple" xlink:href="http://ivo.garant.ru/document/redirect/76805808/1030">См. предыдущую редакцию</text:a></text:p>
      <text:p text:style-name="s1">*(1) <text:a xlink:type="simple" xlink:href="http://ivo.garant.ru/document/redirect/12191967/3020">Часть 2 статьи 30</text:a> Федерального закона от 21 ноября 2011 г. N 323-ФЗ (Собрание законодательства Российской Федерации, 2011, N 48, ст. 6724; 2013, N 48, ст. 6165).</text:p>
      <text:p text:style-name="s1"><text:bookmark text:name="anchor222"/>*(2) <text:a xlink:type="simple" xlink:href="http://ivo.garant.ru/document/redirect/71199498/0">Приказ</text:a> Министерства здравоохранения Российской Федерации от 15 июня 2015 г. N 343н "Об утверждении порядка организации и проведения санитарно-просветительной работы по вопросам профилактики управления транспортным средством в состоянии алкогольного, наркотического или иного токсического опьянения" (зарегистрирован Министерством юстиции Российской Федерации 22 сентября 2015 г., регистрационный N 38951).</text:p>
      <text:p text:style-name="s22header">Информация об изменениях:</text:p>
      <text:p text:style-name="s22"><text:bookmark text:name="anchor333"/>Сноска 3 изменена с 1 августа 2022 г. - <text:a xlink:type="simple" xlink:href="http://ivo.garant.ru/document/redirect/404987171/1014">Приказ</text:a> Минздрава России от 7 июня 2022 г. N 388Н</text:p>
      <text:p text:style-name="s22"><text:a xlink:type="simple" xlink:href="http://ivo.garant.ru/document/redirect/76805808/1030">См. предыдущую редакцию</text:a></text:p>
      <text:p text:style-name="s1">*(3) <text:a xlink:type="simple" xlink:href="http://ivo.garant.ru/document/redirect/12172413/0">Приказ</text:a> Министерства здравоохранения и социального развития Российской Федерации от 14 декабря 2009 г. N 984н "Об утверждении Порядка прохождения диспансеризации государственными гражданскими служащими Российской Федерации и муниципальными служащими, перечня заболеваний, препятствующих поступлению на государственную гражданскую службу Российской Федерации и муниципальную службу или ее прохождению, а также формы заключения медицинского учреждения" (зарегистрирован Министерством юстиции Российской Федерации 29 декабря 2009 г., регистрационный N 15878), <text:a xlink:type="simple" xlink:href="http://ivo.garant.ru/document/redirect/400258713/0">приказ</text:a> Министерства здравоохранения Российской Федерации от 28 января 2021 г. N 29н "Об утверждении Порядка проведения обязательных предварительных и периодических медицинских осмотров работников, предусмотренных частью четвертой статьи 213 Трудового кодекса Российской Федерации, перечня медицинских противопоказаний к осуществлению работ с вредными и (или) опасными производственными факторами, а также работам, при выполнении которых проводятся обязательные предварительные и периодические медицинские осмотры" (зарегистрирован Министерством юстиции Российской Федерации 29 января 2021 г., регистрационный N 62277) с <text:a xlink:type="simple" xlink:href="http://ivo.garant.ru/document/redirect/403505678/1001">изменениями</text:a>, внесенными <text:a xlink:type="simple" xlink:href="http://ivo.garant.ru/document/redirect/403505678/0">приказом</text:a> Министерства здравоохранения Российской Федерации от 1 февраля 2022 г. N 44н (зарегистрирован Министерством юстиции Российской Федерации 9 февраля 2022 г., регистрационный N 67206), <text:a xlink:type="simple" xlink:href="http://ivo.garant.ru/document/redirect/70832674/0">приказ</text:a> Министерства здравоохранения Российской Федерации от 6 октября 2014 г. N 581н "О Порядке проведения профилактических медицинских осмотров обучающихся в общеобразовательных организациях и профессиональных образовательных организациях, а также образовательных организациях высшего образования в целях раннего выявления незаконного потребления наркотических средств и психотропных веществ" (зарегистрирован Министерством юстиции Российской Федерации 24 декабря 2014 г., регистрационный N 35345) с изменениями, внесенными приказами Министерства здравоохранения Российской Федерации <text:a xlink:type="simple" xlink:href="http://ivo.garant.ru/document/redirect/73988022/1000">от 23 марта 2020 г. N 213н</text:a> (зарегистрирован Министерством юстиции Российской Федерации 30 апреля 2020 г., регистрационный N 58258) и <text:a xlink:type="simple" xlink:href="http://ivo.garant.ru/document/redirect/75011323/103">от 19 ноября 2020 г. N 1235н</text:a> (зарегистрирован Министерством юстиции Российской Федерации 7 декабря 2020 г., регистрационный N 61289).</text:p>
      <text:p text:style-name="s22header">Информация об изменениях:</text:p>
      <text:p text:style-name="s22"><text:bookmark text:name="anchor444"/>Сноска 4 изменена с 1 августа 2022 г. - <text:a xlink:type="simple" xlink:href="http://ivo.garant.ru/document/redirect/404987171/1016">Приказ</text:a> Минздрава России от 7 июня 2022 г. N 388Н</text:p>
      <text:p text:style-name="s22"><text:a xlink:type="simple" xlink:href="http://ivo.garant.ru/document/redirect/76805808/333">См. предыдущую редакцию</text:a></text:p>
      <text:p text:style-name="s1">*(4) <text:a xlink:type="simple" xlink:href="http://ivo.garant.ru/document/redirect/401414440/0">Приказ</text:a> Министерства здравоохранения Российской Федерации от 27 апреля 2021 г. N 404н "Об утверждении Порядка проведения профилактического медицинского осмотра и диспансеризации определенных групп взрослого населения" (зарегистрирован Министерством юстиции Российской Федерации 30 июня 2021 г., регистрационный N 64042) с <text:a xlink:type="simple" xlink:href="http://ivo.garant.ru/document/redirect/403505678/1005">изменениями</text:a>, внесенными <text:a xlink:type="simple" xlink:href="http://ivo.garant.ru/document/redirect/403505678/0">приказом</text:a> Министерства здравоохранения Российской Федерации от 1 февраля 2022 г. N 44н (зарегистрирован Министерством юстиции Российской Федерации 9 февраля 2022 г., регистрационный N 67206), <text:a xlink:type="simple" xlink:href="http://ivo.garant.ru/document/redirect/74998637/0">приказ</text:a> Министерства здравоохранения Российской Федерации от 29 октября 2020 г. N 1177н "Об утверждении Порядка организации и осуществления профилактики неинфекционных заболеваний и проведения мероприятий по формированию здорового образа жизни в медицинских организациях" (зарегистрирован Министерством юстиции Российской Федерации 3 декабря 2020 г., регистрационный N 61245).</text:p>
      <text:p text:style-name="s22header">Информация об изменениях:</text:p>
      <text:p text:style-name="s22"><text:bookmark text:name="anchor555"/>Сноска 5 изменена с 1 августа 2022 г. - <text:a xlink:type="simple" xlink:href="http://ivo.garant.ru/document/redirect/404987171/1017">Приказ</text:a> Минздрава России от 7 июня 2022 г. N 388Н</text:p>
      <text:p text:style-name="s22"><text:a xlink:type="simple" xlink:href="http://ivo.garant.ru/document/redirect/76805808/444">См. предыдущую редакцию</text:a></text:p>
      <text:p text:style-name="s1">*(5) <text:a xlink:type="simple" xlink:href="http://ivo.garant.ru/document/redirect/71748018/0">Приказ</text:a> Министерства здравоохранения Российской Федерации от 10 августа 2017 г. N 514н "О Порядке проведения профилактических медицинских осмотров несовершеннолетних" (зарегистрирован Министерством юстиции Российской Федерации 18 августа 2017 г., регистрационный N 47855) с изменениями, внесенными приказами Министерства здравоохранения Российской Федерации <text:a xlink:type="simple" xlink:href="http://ivo.garant.ru/document/redirect/71997852/0">от 3 июля 2018 г. N 410н</text:a> (зарегистрирован Министерством юстиции Российской Федерации 24 июля 2018 г., регистрационный N 51680), <text:a xlink:type="simple" xlink:href="http://ivo.garant.ru/document/redirect/72817530/100">от 13 июня 2019 г. N 396н</text:a> (зарегистрирован Министерством юстиции Российской Федерации 3 октября 2019 г., регистрационный N 56120) и <text:a xlink:type="simple" xlink:href="http://ivo.garant.ru/document/redirect/75011323/1006">от 19 ноября 2020 г. N 1235н</text:a> (зарегистрирован Министерством юстиции Российской Федерации 7 декабря 2020 г., регистрационный N 61289).</text:p>
      <text:p text:style-name="s22header">Информация об изменениях:</text:p>
      <text:p text:style-name="s22"><text:bookmark text:name="anchor1551"/>Сноска 5-1 изменена с 1 августа 2022 г. - <text:a xlink:type="simple" xlink:href="http://ivo.garant.ru/document/redirect/404987171/1019">Приказ</text:a> Минздрава России от 7 июня 2022 г. N 388Н</text:p>
      <text:p text:style-name="s22"><text:a xlink:type="simple" xlink:href="http://ivo.garant.ru/document/redirect/76805808/1551">См. предыдущую редакцию</text:a></text:p>
      <text:p text:style-name="s1">*(5-1) <text:a xlink:type="simple" xlink:href="http://ivo.garant.ru/document/redirect/12107402/115">Абзац пятнадцатый статьи 1</text:a> Федерального закона от 8 января 1998 г. N 3-ФЗ "О наркотических средствах и психотропных веществах" (Собрание законодательства Российской Федерации, 1998, N 2, ст. 219; 2015, N 6, ст. 885).</text:p>
      <text:p text:style-name="s22header">Информация об изменениях:</text:p>
      <text:p text:style-name="s22"><text:bookmark text:name="anchor1552"/>Сноска 5-2 изменена с 1 августа 2022 г. - <text:a xlink:type="simple" xlink:href="http://ivo.garant.ru/document/redirect/404987171/1551">Приказ</text:a> Минздрава России от 7 июня 2022 г. N 388Н</text:p>
      <text:p text:style-name="s22"><text:a xlink:type="simple" xlink:href="http://ivo.garant.ru/document/redirect/76805808/1551">См. предыдущую редакцию</text:a></text:p>
      <text:p text:style-name="s1">*(5-2) <text:a xlink:type="simple" xlink:href="http://ivo.garant.ru/document/redirect/70877304/0">Приказ</text:a> Министерства здравоохранения Российской Федерации от 15 декабря 2014 г. N 834н "Об утверждении унифицированных форм медицинской документации, используемых в медицинских организациях, оказывающих медицинскую помощь в амбулаторных условиях, и порядков по их заполнению" (зарегистрирован Министерством юстиции Российской Федерации 20 февраля 2015 г., регистрационный N 36160) с <text:a xlink:type="simple" xlink:href="http://ivo.garant.ru/document/redirect/71914888/1000">изменениями</text:a>, внесенными приказами Министерства здравоохранения Российской Федерации <text:a xlink:type="simple" xlink:href="http://ivo.garant.ru/document/redirect/71914888/1000">от 9 января 2018 г. N 2н</text:a> (зарегистрирован Министерством юстиции Российской Федерации 4 апреля 2018 г., регистрационный N 50614) и <text:a xlink:type="simple" xlink:href="http://ivo.garant.ru/document/redirect/74965382/1000">от 2 ноября 2020 г. N 1186н</text:a> (зарегистрирован Министерством юстиции Российской Федерации 27 ноября 2020 г., регистрационный N 61121).</text:p>
      <text:p text:style-name="s1"><text:bookmark text:name="anchor666"/>*(6) <text:a xlink:type="simple" xlink:href="http://ivo.garant.ru/document/redirect/70859232/0">Приказ</text:a> Министерства здравоохранения Российской Федерации от 2 декабря 2014 г. N 796н "Об утверждении Положения об организации оказания специализированной, в том числе высокотехнологичной, медицинской помощи" (зарегистрирован Министерством юстиции Российской Федерации 2 февраля 2015 г., регистрационный N 35821), с <text:a xlink:type="simple" xlink:href="http://ivo.garant.ru/document/redirect/71185346/1000">изменениями</text:a>, внесенными <text:a xlink:type="simple" xlink:href="http://ivo.garant.ru/document/redirect/71185346/0">приказом</text:a> Министерства здравоохранения Российской Федерации от 27 августа 2015 г. N 598н (зарегистрирован Министерством юстиции Российской Федерации 9 сентября 2015 г., регистрационный N 38847).</text:p>
      <text:p text:style-name="s22header">Информация об изменениях:</text:p>
      <text:p text:style-name="s22"><text:bookmark text:name="anchor6161"/>Приложение 1 дополнено сноской 6-1 с 1 августа 2022 г. - <text:a xlink:type="simple" xlink:href="http://ivo.garant.ru/document/redirect/404987171/1023">Приказ</text:a> Минздрава России от 7 июня 2022 г. N 388Н</text:p>
      <text:p text:style-name="s1"><text:span text:style-name="upper"><text:span>6-1</text:span></text:span> Зарегистрирован Министерством юстиции Российской Федерации 9 января 2018 г., регистрационный N 49577.</text:p>
      <text:p text:style-name="s22header">Информация об изменениях:</text:p>
      <text:p text:style-name="s22"><text:bookmark text:name="anchor777"/>Приложение 1 дополнено сноской 7 с 1 марта 2022 г. - <text:a xlink:type="simple" xlink:href="http://ivo.garant.ru/document/redirect/403505678/1003">Приказ</text:a> Минздрава России от 1 февраля 2022 г. N 44Н</text:p>
      <text:p text:style-name="s1">*(7) <text:a xlink:type="simple" xlink:href="http://ivo.garant.ru/document/redirect/77307399/61009">Часть девятая статьи 6.1</text:a> Федерального закона от 13 декабря 1996 г. N 150-ФЗ "Об оружии" (Собрание законодательства Российской Федерации, 1996, N 51, ст. 5681; 2021, N 27, ст. 5141).</text:p>
      <text:p text:style-name="s1"/>
      <text:p text:style-name="s1_right_fi698"><text:bookmark text:name="anchor11000"/><text:span text:style-name="s10">Приложение N 1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Правила
организации деятельности кабинета профилактики наркологических расстройств</text:h>
      <text:p text:style-name="s1"/>
      <text:p text:style-name="s1"><text:bookmark text:name="anchor11001"/>1. Настоящие Правила устанавливают порядок организации деятельности кабинета профилактики наркологических расстройств.</text:p>
      <text:p text:style-name="s1"><text:bookmark text:name="anchor11002"/>2. Кабинет профилактики наркологических расстройств (далее - Кабинет) создается для предупреждения возникновения, распространения и раннего выявления наркологических расстройств, а также для снижения риска их развития.</text:p>
      <text:p text:style-name="s1"><text:bookmark text:name="anchor11003"/>3. Кабинет является структурным подразделением медицинской организации.</text:p>
      <text:p text:style-name="s1"><text:bookmark text:name="anchor11004"/>4. Штатная численность Кабинета устанавливается руководителем медицинской организации, в которой он создан, исходя из объема проводимой консультативно-диагностической работы и численности обслуживаемого населения с учетом рекомендуемых штатных нормативов, предусмотренных <text:a xlink:type="simple" xlink:href="#anchor12000">приложением N 2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1005"/>5. На должность врача-психиатра-нарколога Кабинета назначается специалист, соответствующий <text:a xlink:type="simple" xlink:href="http://ivo.garant.ru/document/redirect/71231064/1051">Квалификационным требованиям</text:a> к медицинским и фармацевтическим работникам с высшим образованием по направлению подготовки "Здравоохранение и медицинские науки", утвержденным <text:a xlink:type="simple" xlink:href="http://ivo.garant.ru/document/redirect/71231064/0">приказом</text:a> Министерства здравоохранения Российской Федерации от 8 октября 2015 г. N 707н (зарегистрирован Министерством юстиции Российской Федерации 23 октября 2015 г., регистрационный N 39438), по специальности "психиатрия-наркология".</text:p>
      <text:p text:style-name="s1"><text:bookmark text:name="anchor11006"/>6. Оснащение Кабинета осуществляется в соответствии со стандартом, предусмотренным <text:a xlink:type="simple" xlink:href="#anchor13000">приложением N 3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1007"/>7. Кабинет осуществляет следующие основные функции:</text:p>
      <text:p text:style-name="s1">проведение мероприятий по профилактике наркологических расстройств на популяционном, групповом и индивидуальном уровнях;</text:p>
      <text:p text:style-name="s1">проведение санитарно-гигиенического просвещения по вопросам профилактики наркологических расстройств;</text:p>
      <text:p text:style-name="s1">информирование населения о методах диагностики, лечения и медицинской реабилитации лиц с наркологическими расстройствами, а также о медицинских организациях, оказывающих медицинскую помощь по профилю "психиатрия- наркология";</text:p>
      <text:p text:style-name="s1">проведение диагностики клинического состояния лиц, имеющих риск развития наркологических расстройств, а также лиц с наркологическими расстройствами;</text:p>
      <text:p text:style-name="s1">проведение семейного консультирования по вопросам профилактики наркологических расстройств;</text:p>
      <text:p text:style-name="s1">проведение мотивационного консультирования лиц с риском развития наркологических расстройств, а также лиц с наркологическими расстройствами, включая несовершеннолетних, в целях формирования у них приверженности к ведению здорового образа жизни, отказа от потребления алкоголя, наркотических средств и психотропных веществ без назначения врача, побуждения к лечению и медицинской реабилитации;</text:p>
      <text:p text:style-name="s1">оказание медико-психологической помощи членам семей лиц с наркологическими расстройствами;</text:p>
      <text:p text:style-name="s1">участие в проведении диспансеризации, профилактических медицинских осмотров, предварительных (при поступлении на работу) и периодических (в течение трудовой деятельности) медицинских осмотров, медицинского освидетельствования;</text:p>
      <text:p text:style-name="s1">проведение профилактических мероприятий с лицами, совершившими административные правонарушения в области <text:a xlink:type="simple" xlink:href="http://ivo.garant.ru/document/redirect/12107402/3">законодательства</text:a> Российской Федерации о наркотических средствах, психотропных веществах и их прекурсорах;</text:p>
      <text:p text:style-name="s1">взаимодействие со специалистами отделений (кабинетов) медицинской профилактики медицинской организации, оказывающей первичную медико-санитарную помощь, центрами здоровья и другими организациями, осуществляющими деятельность в области профилактики наркологических расстройств<text:a xlink:type="simple" xlink:href="#anchor1111">*</text:a>;</text:p>
      <text:p text:style-name="s1">представление отчетности в установленном порядке<text:a xlink:type="simple" xlink:href="#anchor1122">**</text:a>, сбор и предоставление первичных данных о медицинской деятельности для информационных систем в сфере здравоохранения<text:a xlink:type="simple" xlink:href="#anchor1133">***</text:a>.</text:p>
      <text:p text:style-name="s1"/>
      <text:p text:style-name="s16_fi0">______________________________</text:p>
      <text:p text:style-name="s1"><text:bookmark text:name="anchor1111"/>* <text:a xlink:type="simple" xlink:href="http://ivo.garant.ru/document/redirect/71260468/0">Приказ</text:a> Министерства здравоохранения Российской Федерации от 30 сентября 2015 г. N 683н "Об утверждении Порядка организации и осуществления профилактики неинфекционных заболеваний и проведения мероприятий по формированию здорового образа жизни в медицинских организациях" (зарегистрирован в Министерстве юстиции Российской Федерации 24 ноября 2015 г., регистрационный N 39822).</text:p>
      <text:p text:style-name="s1"><text:bookmark text:name="anchor1122"/>** <text:a xlink:type="simple" xlink:href="http://ivo.garant.ru/document/redirect/12191967/79111">Пункт 11 части 1 статьи 79</text:a> Федерального закона от 21 ноября 2011 г. N 323-ФЗ "Об основах охраны здоровья граждан в Российской Федерации" (Собрание законодательства Российской Федерации, 2011, N 48, ст. 6724; 2013, N 48, ст. 6165; 2014, N 30, ст. 4257) (далее - Федеральный закон от 21 ноября 2011 г. N 323-ФЗ).</text:p>
      <text:p text:style-name="s1"><text:bookmark text:name="anchor1133"/>*** <text:a xlink:type="simple" xlink:href="http://ivo.garant.ru/document/redirect/12191967/911">Часть 1 статьи 91</text:a> Федерального закона от 21 ноября 2011 г. N 323-ФЗ.</text:p>
      <text:p text:style-name="s1"/>
      <text:p text:style-name="s1_right_fi698"><text:bookmark text:name="anchor12000"/><text:span text:style-name="s10">Приложение N 2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Рекомендуемые штатные нормативы
кабинета профилактики наркологических расстройств</text:h>
      <text:p text:style-name="s9header">ГАРАНТ:</text:p>
      <text:p text:style-name="s9">См. <text:a xlink:type="simple" xlink:href="http://ivo.garant.ru/document/redirect/57514433/0">справку</text:a> о нормах труда</text:p>
      <table:table table:name="10370" table:style-name="10370">
        <table:table-column table:style-name="828"/>
        <table:table-column table:style-name="5126"/>
        <table:table-column table:style-name="4416"/>
        <table:table-row>
          <table:table-cell table:style-name="15">
            <text:p text:style-name="s1_center_fi0">N </text:p>
            <text:p text:style-name="s1_center_fi0">п/п</text:p>
          </table:table-cell>
          <table:table-cell table:style-name="13">
            <text:p text:style-name="s1_center_fi0">Наименование должности</text:p>
          </table:table-cell>
          <table:table-cell table:style-name="13">
            <text:p text:style-name="s1_center_fi0">Количество должностей</text:p>
          </table:table-cell>
        </table:table-row>
        <table:table-row>
          <table:table-cell table:style-name="7">
            <text:p text:style-name="s1_center_fi0">1</text:p>
          </table:table-cell>
          <table:table-cell table:style-name="5">
            <text:p text:style-name="s16_fi0">Врач-психиатр-нарколог</text:p>
          </table:table-cell>
          <table:table-cell table:style-name="5">
            <text:p text:style-name="s16_fi0">1 в смену</text:p>
          </table:table-cell>
        </table:table-row>
        <table:table-row>
          <table:table-cell table:style-name="7">
            <text:p text:style-name="s1_center_fi0">2</text:p>
          </table:table-cell>
          <table:table-cell table:style-name="5">
            <text:p text:style-name="s16_fi0">Медицинская сестра</text:p>
          </table:table-cell>
          <table:table-cell table:style-name="5">
            <text:p text:style-name="s16_fi0">1 на 1 должность врача-психиатра-нарколога</text:p>
          </table:table-cell>
        </table:table-row>
      </table:table>
      <text:p text:style-name="s1"/>
      <text:p text:style-name="s1"><text:bookmark text:name="anchor130027"/><text:span text:style-name="s10">Примечания:</text:span></text:p>
      <text:p text:style-name="s1">1. Рекомендуемые штатные нормативы кабинета профилактики наркологических расстройств не распространяются на медицинские организации частной системы здравоохранения.</text:p>
      <text:p text:style-name="s1">2. Для районов с низкой плотностью населения и ограниченной транспортной доступностью медицинских организаций количество должностей врачей- психиатров-наркологов и медицинских сестр<text:a xlink:type="simple" xlink:href="http://ivo.garant.ru/document/redirect/3100000/0"><text:span text:style-name="s9">#</text:span></text:a> кабинета профилактики наркологических расстройств устанавливается исходя из меньшей численности населения (корректируются с учетом нагрузки, но не менее 0,25 должности).</text:p>
      <text:p text:style-name="s1">3. Для организаций и территорий, подлежащих обслуживанию Федеральным медико-биологическим агентством согласно <text:a xlink:type="simple" xlink:href="http://ivo.garant.ru/document/redirect/6325497/0">распоряжению</text:a> Правительства Российской Федерации от 21 августа 2006 г. N 1156-р (Собрание законодательства Российской Федерации, 2006, N 35, ст. 3774; N 49, ст. 5267; N 52, ст. 5614; 2008, N 11, ст. 1060; 2009, N 14, ст. 1727; 2010, N 3, ст. 336; N 18, ст. 2271; 2011, N 16, ст. 2303; N 21, ст. 3004; N 47, ст. 6699; N 51, ст. 7526; 2012, N 19, ст. 2410; 2013, N 32, ст. 4312; 2014, N 9, ст. 912; N 16, ст. 1914; N 50, ст. 7159; 2015, N 21, ст. 3133; N 22, ст. 3291), количество должностей кабинета профилактики наркологических расстройств устанавливается вне зависимости от численности прикрепленного населения.</text:p>
      <text:p text:style-name="s1">4. Должность медицинского психолога устанавливается в штате медицинской организации, в структуре которой создан кабинет профилактики наркологических расстройств.</text:p>
      <text:p text:style-name="s1"/>
      <text:p text:style-name="s1_right_fi698"><text:bookmark text:name="anchor13000"/><text:span text:style-name="s10">Приложение N 3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Стандарт
оснащения кабинета профилактики наркологических расстройств</text:h>
      <text:p text:style-name="s1"/>
      <table:table table:name="10218" table:style-name="10218">
        <table:table-column table:style-name="828"/>
        <table:table-column table:style-name="6527"/>
        <table:table-column table:style-name="2863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</text:p>
          </table:table-cell>
          <table:table-cell table:style-name="13">
            <text:p text:style-name="s1_center_fi0">Требуемое количество, штук</text:p>
          </table:table-cell>
        </table:table-row>
        <table:table-row>
          <table:table-cell table:style-name="7">
            <text:p text:style-name="s1_center_fi0"><text:bookmark text:name="anchor13001"/>1</text:p>
          </table:table-cell>
          <table:table-cell table:style-name="5">
            <text:p text:style-name="s16_fi0">Кушетка медицинская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3002"/>2</text:p>
          </table:table-cell>
          <table:table-cell table:style-name="5">
            <text:p text:style-name="s16_fi0">Термометр медицинский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3003"/>3</text:p>
          </table:table-cell>
          <table:table-cell table:style-name="5">
            <text:p text:style-name="s16_fi0">Фонендоскоп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3004"/>4</text:p>
          </table:table-cell>
          <table:table-cell table:style-name="5">
            <text:p text:style-name="s16_fi0">Тонометр для измерения артериального давления</text:p>
          </table:table-cell>
          <table:table-cell table:style-name="5">
            <text:p text:style-name="s1_center_fi0">по требованию, но не менее 2</text:p>
          </table:table-cell>
        </table:table-row>
        <table:table-row>
          <table:table-cell table:style-name="7">
            <text:p text:style-name="s1_center_fi0"><text:bookmark text:name="anchor13005"/>5</text:p>
          </table:table-cell>
          <table:table-cell table:style-name="5">
            <text:p text:style-name="s16_fi0">Неврологический молоточек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3006"/>6</text:p>
          </table:table-cell>
          <table:table-cell table:style-name="5">
            <text:p text:style-name="s16_fi0">Персональный компьютер с программным обеспечением и принтером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3007"/>7</text:p>
          </table:table-cell>
          <table:table-cell table:style-name="5">
            <text:p text:style-name="s16_fi0">Прибор для определения алкоголя в выдыхаемом воздухе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3008"/>8</text:p>
          </table:table-cell>
          <table:table-cell table:style-name="5">
            <text:p text:style-name="s16_fi0">Тест-системы для определения наркотических средств и психотропных веществ в моче (не менее чем для 10 групп веществ)</text:p>
          </table:table-cell>
          <table:table-cell table:style-name="5">
            <text:p text:style-name="s1_center_fi0">не менее 10</text:p>
          </table:table-cell>
        </table:table-row>
        <table:table-row>
          <table:table-cell table:style-name="7">
            <text:p text:style-name="s1_center_fi0"><text:bookmark text:name="anchor13009"/>9</text:p>
          </table:table-cell>
          <table:table-cell table:style-name="5">
            <text:p text:style-name="s16_fi0">Диктофон</text:p>
          </table:table-cell>
          <table:table-cell table:style-name="5">
            <text:p text:style-name="s1_center_fi0">по требованию, но не менее 1</text:p>
          </table:table-cell>
        </table:table-row>
        <table:table-row>
          <table:table-cell table:style-name="7">
            <text:p text:style-name="s1_center_fi0"><text:bookmark text:name="anchor13010"/>10</text:p>
          </table:table-cell>
          <table:table-cell table:style-name="5">
            <text:p text:style-name="s16_fi0">Экспериментально-психологические методики</text:p>
          </table:table-cell>
          <table:table-cell table:style-name="5">
            <text:p text:style-name="s1_center_fi0">не менее 5</text:p>
          </table:table-cell>
        </table:table-row>
        <table:table-row>
          <table:table-cell table:style-name="7">
            <text:p text:style-name="s1_center_fi0"><text:bookmark text:name="anchor13011"/>11</text:p>
          </table:table-cell>
          <table:table-cell table:style-name="5">
            <text:p text:style-name="s16_fi0">Элементы мотивационной терапии средой (картины, эстампы, графические работы и другие)</text:p>
          </table:table-cell>
          <table:table-cell table:style-name="5">
            <text:p text:style-name="s1_center_fi0">по потребности</text:p>
          </table:table-cell>
        </table:table-row>
      </table:table>
      <text:p text:style-name="s1"/>
      <text:p text:style-name="s1_right_fi698"><text:bookmark text:name="anchor14000"/><text:span text:style-name="s10">Приложение N 4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Правила
организации деятельности кабинета врача-психиатра-нарколога и кабинета врача-психиатра-нарколога участкового</text:h>
      <text:p text:style-name="s1"/>
      <text:p text:style-name="s1"><text:bookmark text:name="anchor14001"/>1. Настоящие Правила устанавливают порядок организации деятельности кабинета врача-психиатра-нарколога и кабинета врача-психиатра-нарколога участкового.</text:p>
      <text:p text:style-name="s1"><text:bookmark text:name="anchor14002"/>2. Кабинет врача-психиатра-нарколога и кабинет врача-психиатра-нарколога участкового (далее - Кабинет) создается для оказания медицинской помощи по профилю "психиатрия-наркология" в амбулаторных условиях.</text:p>
      <text:p text:style-name="s1"><text:bookmark text:name="anchor14003"/>3. Кабинет является структурным подразделением медицинской организации.</text:p>
      <text:p text:style-name="s1"><text:bookmark text:name="anchor14004"/>4. Штатная численность Кабинета устанавливается руководителем медицинской организации, в которой он создан, исходя из объема проводимой лечебно-диагностической работы и численности обслуживаемого населения с учетом рекомендуемых штатных нормативов, предусмотренных <text:a xlink:type="simple" xlink:href="#anchor15000">приложением N 5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4005"/>5. На должность врача-психиатра-нарколога Кабинета назначается специалист, соответствующий <text:a xlink:type="simple" xlink:href="http://ivo.garant.ru/document/redirect/71231064/1051">Квалификационным требованиям</text:a> к медицинским и фармацевтическим работникам с высшим образованием по направлению подготовки "Здравоохранение и медицинские науки", утвержденным <text:a xlink:type="simple" xlink:href="http://ivo.garant.ru/document/redirect/71231064/0">приказом</text:a> Министерства здравоохранения Российской Федерации от 8 октября 2015 г. N 707н (зарегистрирован Министерством юстиции Российской Федерации 23 октября 2015 г., регистрационный N 39438), по специальности "психиатрия-наркология".</text:p>
      <text:p text:style-name="s1"><text:bookmark text:name="anchor14006"/>6. Оснащение Кабинета осуществляется в соответствии со стандартом, предусмотренным <text:a xlink:type="simple" xlink:href="#anchor16000">приложением N 6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4007"/>7. Кабинет осуществляет следующие основные функции:</text:p>
      <text:p text:style-name="s1">проведение мероприятий по профилактике наркологических расстройств на популяционном, групповом и индивидуальном уровнях;</text:p>
      <text:p text:style-name="s1">обследование, лечение и медицинская реабилитация лиц с наркологическими расстройствами на основе стандартов медицинской помощи и с учетом клинических рекомендаций (протоколов лечения) по вопросам оказания медицинской помощи по профилю "психиатрия-наркология";</text:p>
      <text:p text:style-name="s1">при наличии медицинских показаний направление лиц с наркологическими расстройствами в наркологические отделения медицинских организаций, оказывающих специализированную медицинскую помощь;</text:p>
      <text:p text:style-name="s1">участие в проведении диспансеризации, профилактических медицинских осмотров, предварительных (при поступлении на работу) и периодических (в течение трудовой деятельности) медицинских осмотров, медицинского освидетельствования;</text:p>
      <text:p text:style-name="s1">проведение мотивационного консультирования лиц с наркологическими расстройствами в целях побуждения их к лечению и медицинской реабилитации, формирования у них приверженности к ведению здорового образа жизни, отказу от потребления алкоголя, наркотических средств и психотропных веществ без назначения врача;</text:p>
      <text:p text:style-name="s1">оказание психотерапевтической, медико-психологической и социальной помощи лицам с наркологическими расстройствами, а также членам их семей;</text:p>
      <text:p text:style-name="s1">осуществление экспертизы временной нетрудоспособности;</text:p>
      <text:p text:style-name="s1">диспансерное наблюдение за лицами с наркологическими расстройствами;</text:p>
      <text:p text:style-name="s1">оказание консультативной помощи врачам других специальностей по вопросам диагностики наркологических расстройств, лечения и медицинской реабилитации пациентов с наркологическими расстройствами;</text:p>
      <text:p text:style-name="s1">анализ динамики заболеваемости и смертности от наркологических расстройств на территории обслуживания;</text:p>
      <text:p text:style-name="s1">представление отчетности в установленном порядке<text:a xlink:type="simple" xlink:href="#anchor1411">*</text:a>, сбор и предоставление первичных данных о медицинской деятельности для информационных систем в сфере здравоохранения<text:a xlink:type="simple" xlink:href="#anchor1422">**</text:a>.</text:p>
      <text:p text:style-name="s1"/>
      <text:p text:style-name="s16_fi0">______________________________</text:p>
      <text:p text:style-name="s1"><text:bookmark text:name="anchor1411"/>* <text:a xlink:type="simple" xlink:href="http://ivo.garant.ru/document/redirect/12191967/79111">Пункт 11 части 1 статьи 79</text:a> Федерального закона от 21 ноября 2011 г. N 323-ФЗ "Об основах охраны здоровья граждан в Российской Федерации" (Собрание законодательства Российской Федерации, 2011, N 48, ст. 6724; 2013, N 48, ст. 6165; 2014, N 30, ст. 4257) (далее - Федеральный закон от 21 ноября 2011 г. N 323-ФЗ).</text:p>
      <text:p text:style-name="s1"><text:bookmark text:name="anchor1422"/>** <text:a xlink:type="simple" xlink:href="http://ivo.garant.ru/document/redirect/12191967/911">Часть 1 статьи 91</text:a> Федерального закона от 21 ноября 2011 г. N 323-ФЗ.</text:p>
      <text:p text:style-name="s1"/>
      <text:p text:style-name="s1_right_fi698"><text:bookmark text:name="anchor15000"/><text:span text:style-name="s10">Приложение N 5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Рекомендуемые штатные нормативы
кабинета врача-психиатра-нарколога и кабинета врача-психиатра-нарколога участкового</text:h>
      <text:p text:style-name="s9header">ГАРАНТ:</text:p>
      <text:p text:style-name="s9">См. <text:a xlink:type="simple" xlink:href="http://ivo.garant.ru/document/redirect/57514433/0">справку</text:a> о нормах труда</text:p>
      <table:table table:name="10197" table:style-name="10197">
        <table:table-column table:style-name="832"/>
        <table:table-column table:style-name="4267"/>
        <table:table-column table:style-name="5098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 должности</text:p>
          </table:table-cell>
          <table:table-cell table:style-name="13">
            <text:p text:style-name="s1_center_fi0">Количество должностей</text:p>
          </table:table-cell>
        </table:table-row>
        <table:table-row>
          <table:table-cell table:style-name="7">
            <text:p text:style-name="s1_center_fi0">1</text:p>
          </table:table-cell>
          <table:table-cell table:style-name="5">
            <text:p text:style-name="s16_fi0">Врач-психиатр-нарколог</text:p>
            <text:p text:style-name="s16_fi0">(врач-психиатр-нарколог участковый)</text:p>
          </table:table-cell>
          <table:table-cell table:style-name="5">
            <text:p text:style-name="s16_fi0">1 на 40 тыс. населения;</text:p>
            <text:p text:style-name="s16_fi0">1 на 15 тыс. сельского населения;</text:p>
            <text:p text:style-name="s16_fi0">1 на 1 тыс. сельского населения Крайнего Севера и приравненных к нему местностей</text:p>
          </table:table-cell>
        </table:table-row>
        <table:table-row>
          <table:table-cell table:style-name="7">
            <text:p text:style-name="s1_center_fi0">2</text:p>
          </table:table-cell>
          <table:table-cell table:style-name="5">
            <text:p text:style-name="s16_fi0">Медицинская сестра (медицинская сестра участковая)</text:p>
          </table:table-cell>
          <table:table-cell table:style-name="5">
            <text:p text:style-name="s16_fi0">1 на 1 должность врача-психиатра- нарколога (врача-психиатра-нарколога участкового)</text:p>
          </table:table-cell>
        </table:table-row>
      </table:table>
      <text:p text:style-name="s1"/>
      <text:p text:style-name="s1"><text:bookmark text:name="anchor130026"/><text:span text:style-name="s10">Примечания:</text:span></text:p>
      <text:p text:style-name="s1">1. Рекомендуемые штатные нормативы кабинета врача-психиатра-нарколога и кабинета врача-психиатра-нарколога участкового не распространяются на медицинские организации частной системы здравоохранения.</text:p>
      <text:p text:style-name="s1">2. Для районов с низкой плотностью населения и ограниченной транспортной доступностью медицинских организаций количество должностей врачей- психиатров-наркологов (врачей-психиатров-наркологов участковых) и медицинских сестер кабинета врача-психиатра-нарколога или кабинета врача-психиатра-нарколога участкового устанавливается исходя из меньшей численности населения (корректируются с учетом нагрузки, но не менее 0,25 должности).</text:p>
      <text:p text:style-name="s1">3. Для организаций и территорий, подлежащих обслуживанию Федеральным медико-биологическим агентством согласно <text:a xlink:type="simple" xlink:href="http://ivo.garant.ru/document/redirect/6325497/0">распоряжению</text:a> Правительства Российской Федерации от 21 августа 2006 г. N 1156-р (Собрание законодательства Российской Федерации, 2006, N 35, ст. 3774; N 49, ст. 5267; N 52, ст. 5614; 2008, N 11, ст. 1060; 2009, N 14, ст. 1727; 2010, N 3, ст. 336; N 18, ст. 2271; 2011, N 16, ст. 2303; N 21, ст. 3004; N 47, ст. 6699; N 51, ст. 7526; 2012, N 19, ст. 2410; 2013, N 32, ст. 4312; 2014, N 9, ст. 912; N 16, ст. 1914; N 50, ст. 7159; 2015, N 21, ст. 3133; N 22, ст. 3291), количество должностей кабинета врача-психиатра-нарколога и кабинета врача-психиатра-нарколога участкового устанавливается вне зависимости от численности прикрепленного населения.</text:p>
      <text:p text:style-name="s1">4. Должности врачей-психотерапевтов, медицинских психологов, специалистов по социальной работе, социальных работников устанавливаются в штате медицинской организации, в структуре которой создан кабинет врача-психиатра-нарколога или кабинет врача-психиатра-нарколога участкового.</text:p>
      <text:p text:style-name="s1"/>
      <text:p text:style-name="s1_right_fi698"><text:bookmark text:name="anchor16000"/><text:span text:style-name="s10">Приложение N 6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Стандарт
оснащения кабинета врача-психиатра-нарколога и кабинета врача-психиатра-нарколога участкового</text:h>
      <text:p text:style-name="s1"/>
      <table:table table:name="10211" table:style-name="10211">
        <table:table-column table:style-name="838"/>
        <table:table-column table:style-name="6525"/>
        <table:table-column table:style-name="2848"/>
        <table:table-row>
          <table:table-cell table:style-name="15">
            <text:p text:style-name="s1_center_fi0">N </text:p>
            <text:p text:style-name="s1_center_fi0">п/п</text:p>
          </table:table-cell>
          <table:table-cell table:style-name="13">
            <text:p text:style-name="s1_center_fi0">Наименование</text:p>
          </table:table-cell>
          <table:table-cell table:style-name="13">
            <text:p text:style-name="s1_center_fi0">Требуемое количество, штук</text:p>
          </table:table-cell>
        </table:table-row>
        <table:table-row>
          <table:table-cell table:style-name="7">
            <text:p text:style-name="s1_center_fi0"><text:bookmark text:name="anchor16001"/>1</text:p>
          </table:table-cell>
          <table:table-cell table:style-name="5">
            <text:p text:style-name="s16_fi0">Кушетка медицинская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6002"/>2</text:p>
          </table:table-cell>
          <table:table-cell table:style-name="5">
            <text:p text:style-name="s16_fi0">Термометр медицинский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6003"/>3</text:p>
          </table:table-cell>
          <table:table-cell table:style-name="5">
            <text:p text:style-name="s16_fi0">Фонендоскоп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6004"/>4</text:p>
          </table:table-cell>
          <table:table-cell table:style-name="5">
            <text:p text:style-name="s16_fi0">Тонометр для измерения артериального давления</text:p>
          </table:table-cell>
          <table:table-cell table:style-name="5">
            <text:p text:style-name="s1_center_fi0">по требованию, но не менее 1</text:p>
          </table:table-cell>
        </table:table-row>
        <table:table-row>
          <table:table-cell table:style-name="7">
            <text:p text:style-name="s1_center_fi0"><text:bookmark text:name="anchor16005"/>5</text:p>
          </table:table-cell>
          <table:table-cell table:style-name="5">
            <text:p text:style-name="s16_fi0">Неврологический молоточек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6006"/>6</text:p>
          </table:table-cell>
          <table:table-cell table:style-name="5">
            <text:p text:style-name="s16_fi0">Персональный компьютер с программным обеспечением и принтером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6007"/>7</text:p>
          </table:table-cell>
          <table:table-cell table:style-name="5">
            <text:p text:style-name="s16_fi0">Тест-системы для определения наркотических средств и психотропных веществ в моче (не менее чем для 10 групп веществ)</text:p>
          </table:table-cell>
          <table:table-cell table:style-name="5">
            <text:p text:style-name="s1_center_fi0">не менее 10</text:p>
          </table:table-cell>
        </table:table-row>
        <table:table-row>
          <table:table-cell table:style-name="7">
            <text:p text:style-name="s1_center_fi0"><text:bookmark text:name="anchor16008"/>8</text:p>
          </table:table-cell>
          <table:table-cell table:style-name="5">
            <text:p text:style-name="s16_fi0">Прибор для определения алкоголя в выдыхаемом воздухе</text:p>
          </table:table-cell>
          <table:table-cell table:style-name="5">
            <text:p text:style-name="s1_center_fi0">не менее 2</text:p>
          </table:table-cell>
        </table:table-row>
        <table:table-row>
          <table:table-cell table:style-name="7">
            <text:p text:style-name="s1_center_fi0"><text:bookmark text:name="anchor16009"/>9</text:p>
          </table:table-cell>
          <table:table-cell table:style-name="5">
            <text:p text:style-name="s16_fi0">Экспериментально-психологические методики</text:p>
          </table:table-cell>
          <table:table-cell table:style-name="5">
            <text:p text:style-name="s1_center_fi0">не менее 5</text:p>
          </table:table-cell>
        </table:table-row>
        <table:table-row>
          <table:table-cell table:style-name="7">
            <text:p text:style-name="s1_center_fi0"><text:bookmark text:name="anchor16010"/>10</text:p>
          </table:table-cell>
          <table:table-cell table:style-name="5">
            <text:p text:style-name="s16_fi0">Диктофон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6011"/>11</text:p>
          </table:table-cell>
          <table:table-cell table:style-name="5">
            <text:p text:style-name="s16_fi0">Элементы мотивационной терапии средой (картины, эстампы, графические работы и другие)</text:p>
          </table:table-cell>
          <table:table-cell table:style-name="5">
            <text:p text:style-name="s1_center_fi0">по требованию</text:p>
          </table:table-cell>
        </table:table-row>
      </table:table>
      <text:p text:style-name="s1"/>
      <text:p text:style-name="s1_right_fi698"><text:bookmark text:name="anchor17000"/><text:span text:style-name="s10">Приложение N 7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Правила
организации деятельности кабинета врача-психиатра-нарколога для обслуживания детского населения и кабинета врача-психиатра-нарколога участкового для обслуживания детского населения</text:h>
      <text:p text:style-name="s1"/>
      <text:p text:style-name="s1"><text:bookmark text:name="anchor17001"/>1. Настоящие Правила устанавливают порядок организации деятельности кабинета врача-психиатра-нарколога для обслуживания детского населения и кабинета врача-психиатра-нарколога участкового для обслуживания детского населения.</text:p>
      <text:p text:style-name="s1"><text:bookmark text:name="anchor17002"/>2. Кабинет врача-психиатра-нарколога для обслуживания детского населения и кабинет врача-психиатра-нарколога участкового для обслуживания детского населения (далее - Кабинет детский) создаются для оказания медицинской помощи по профилю "психиатрия-наркология" детям в амбулаторных условиях.</text:p>
      <text:p text:style-name="s1"><text:bookmark text:name="anchor17003"/>3. Кабинет детский является структурным подразделением медицинской организации.</text:p>
      <text:p text:style-name="s1"><text:bookmark text:name="anchor17004"/>4. Штатная численность Кабинета детского устанавливается руководителем медицинской организации, в которой он создан, исходя из объема проводимой лечебно-диагностической работы и численности обслуживаемого населения с учетом рекомендуемых штатных нормативов, предусмотренных <text:a xlink:type="simple" xlink:href="#anchor18000">приложением N 8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7005"/>5. На должность врача-психиатра-нарколога Кабинета детского назначается специалист, соответствующий <text:a xlink:type="simple" xlink:href="http://ivo.garant.ru/document/redirect/71231064/1051">Квалификационным требованиям</text:a> к медицинским и фармацевтическим работникам с высшим образованием по направлению подготовки "Здравоохранение и медицинские науки", утвержденным <text:a xlink:type="simple" xlink:href="http://ivo.garant.ru/document/redirect/71231064/0">приказом</text:a> Министерства здравоохранения Российской Федерации от 8 октября 2015 г. N 707н (зарегистрирован Министерством юстиции Российской Федерации 23 октября 2015 г., регистрационный N 39438), по специальности "психиатрия-наркология".</text:p>
      <text:p text:style-name="s1"><text:bookmark text:name="anchor17006"/>6. Оснащение Кабинета детского осуществляется в соответствии со стандартом, предусмотренным <text:a xlink:type="simple" xlink:href="#anchor19000">приложением N 9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7007"/>7. Кабинет детский осуществляет следующие основные функции:</text:p>
      <text:p text:style-name="s1">проведение мероприятий по профилактике наркологических расстройств среди детей на популяционном, групповом и индивидуальном уровнях;</text:p>
      <text:p text:style-name="s1">обследование, лечение и медицинская реабилитация детей с наркологическими расстройствами на основе стандартов медицинской помощи и с учетом клинических рекомендаций (протоколов лечения) по вопросам оказания медицинской помощи по профилю "психиатрия-наркология";</text:p>
      <text:p text:style-name="s1">при наличии медицинских показаний направление детей с наркологическими расстройствами в наркологические отделения медицинских организаций, оказывающих специализированную медицинскую помощь;</text:p>
      <text:p text:style-name="s1">проведение профилактических медицинских осмотров и медицинского освидетельствования;</text:p>
      <text:p text:style-name="s1">проведение мотивационного консультирования детей с наркологическими расстройствами в целях побуждения их к лечению и медицинской реабилитации, формирования у них приверженности к ведению здорового образа жизни, отказу от потребления алкоголя, наркотических средств и психотропных веществ без назначения врача;</text:p>
      <text:p text:style-name="s1">оказание психотерапевтической, медико-психологической и социальной помощи детям с наркологическими расстройствами, а также членам их семей;</text:p>
      <text:p text:style-name="s1">осуществление экспертизы временной нетрудоспособности;</text:p>
      <text:p text:style-name="s1">диспансерное наблюдение за детьми с наркологическими расстройствами;</text:p>
      <text:p text:style-name="s1">оказание консультативной помощи врачам других специальностей по вопросам диагностики наркологических расстройств у детей, а также лечения и медицинской реабилитации детей с наркологическими расстройствами;</text:p>
      <text:p text:style-name="s1">анализ динамики заболеваемости и смертности от наркологических расстройств среди детей на территории обслуживания;</text:p>
      <text:p text:style-name="s1">представление отчетности в установленном порядке<text:a xlink:type="simple" xlink:href="#anchor1711">*</text:a>, сбор и предоставление первичных данных о медицинской деятельности для информационных систем в сфере здравоохранения<text:a xlink:type="simple" xlink:href="#anchor1722">**</text:a>.</text:p>
      <text:p text:style-name="s1"/>
      <text:p text:style-name="s16_fi0">______________________________</text:p>
      <text:p text:style-name="s1"><text:bookmark text:name="anchor1711"/>* <text:a xlink:type="simple" xlink:href="http://ivo.garant.ru/document/redirect/12191967/79111">Пункт 11 части 1 статьи 79</text:a> Федерального закона от 21 ноября 2011 г. N 323-ФЗ "Об основах охраны здоровья граждан в Российской Федерации" (Собрание законодательства Российской Федерации, 2011, N 48, ст. 6724; 2013, N 48, ст. 6165; 2014, N 30, ст. 4257) (далее - Федеральный закон от 21 ноября 2011 г. N 323-ФЗ).</text:p>
      <text:p text:style-name="s1"><text:bookmark text:name="anchor1722"/>** <text:a xlink:type="simple" xlink:href="http://ivo.garant.ru/document/redirect/12191967/911">Часть 1 статьи 91</text:a> Федерального закона от 21 ноября 2011 г. N 323-ФЗ.</text:p>
      <text:p text:style-name="s1"/>
      <text:p text:style-name="s1_right_fi698"><text:bookmark text:name="anchor18000"/><text:span text:style-name="s10">Приложение N 8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Рекомендуемые штатные нормативы
кабинета врача-психиатра-нарколога для обслуживания детского населения и кабинета врача-психиатра-нарколога участкового для обслуживания детского населения</text:h>
      <text:p text:style-name="s9header">ГАРАНТ:</text:p>
      <text:p text:style-name="s9">См. <text:a xlink:type="simple" xlink:href="http://ivo.garant.ru/document/redirect/57514433/0">справку</text:a> о нормах труда</text:p>
      <table:table table:name="10211" table:style-name="10211">
        <table:table-column table:style-name="820"/>
        <table:table-column table:style-name="4277"/>
        <table:table-column table:style-name="5114"/>
        <table:table-row>
          <table:table-cell table:style-name="15">
            <text:p text:style-name="s1_center_fi0">N </text:p>
            <text:p text:style-name="s1_center_fi0">п/п</text:p>
          </table:table-cell>
          <table:table-cell table:style-name="13">
            <text:p text:style-name="s1_center_fi0">Наименование должности</text:p>
          </table:table-cell>
          <table:table-cell table:style-name="13">
            <text:p text:style-name="s1_center_fi0">Количество должностей</text:p>
          </table:table-cell>
        </table:table-row>
        <table:table-row>
          <table:table-cell table:style-name="7">
            <text:p text:style-name="s1_center_fi0">1</text:p>
          </table:table-cell>
          <table:table-cell table:style-name="5">
            <text:p text:style-name="s16_fi0">Врач-психиатр-нарколог</text:p>
            <text:p text:style-name="s16_fi0">(врач-психиатр-нарколог участковый)</text:p>
          </table:table-cell>
          <table:table-cell table:style-name="5">
            <text:p text:style-name="s16_fi0">1 на 15 тыс. прикрепленного детского населения;</text:p>
            <text:p text:style-name="s16_fi0">1 на 3,5 тыс. прикрепленного детского сельского населения</text:p>
          </table:table-cell>
        </table:table-row>
        <table:table-row>
          <table:table-cell table:style-name="7">
            <text:p text:style-name="s1_center_fi0">2</text:p>
          </table:table-cell>
          <table:table-cell table:style-name="5">
            <text:p text:style-name="s16_fi0">Медицинская сестра (медицинская сестра участковая)</text:p>
          </table:table-cell>
          <table:table-cell table:style-name="5">
            <text:p text:style-name="s16_fi0">1 на 1 должность врача-психиатра- нарколога (врача-психиатра-нарколога участкового)</text:p>
          </table:table-cell>
        </table:table-row>
      </table:table>
      <text:p text:style-name="s1"/>
      <text:p text:style-name="s1"><text:bookmark text:name="anchor130025"/><text:span text:style-name="s10">Примечания:</text:span></text:p>
      <text:p text:style-name="s1">1. Рекомендуемые штатные нормативы кабинета врача-психиатра-нарколога для обслуживания детского населения и кабинета врача-психиатра-нарколога участкового для обслуживания детского населения не распространяются на медицинские организации частной системы здравоохранения.</text:p>
      <text:p text:style-name="s1">2. Для районов с низкой плотностью населения и ограниченной транспортной доступностью медицинских организаций количество должностей врачей- психиатров-наркологов (врачей-психиатров-наркологов участковых) и медицинских сестер кабинета врача-психиатра-нарколога для обслуживания детского населения или кабинета врача-психиатра-нарколога участкового для обслуживания детского населения устанавливается исходя из меньшей численности населения (корректируются с учетом нагрузки, но не менее 0,25 должности).</text:p>
      <text:p text:style-name="s1">3. Для организаций и территорий, подлежащих обслуживанию Федеральным медико-биологическим агентством согласно <text:a xlink:type="simple" xlink:href="http://ivo.garant.ru/document/redirect/6325497/0">распоряжению</text:a> Правительства Российской Федерации от 21 августа 2006 г. N 1156-р (Собрание законодательства Российской Федерации, 2006, N 35, ст. 3774; N 49, ст. 5267; N 52, ст. 5614; 2008, N 11, ст. 1060; 2009, N 14, ст. 1727; 2010, N 3, ст. 336; N 18, ст. 2271; 2011, N 16, ст. 2303; N 21, ст. 3004; N 47, ст. 6699; N 51, ст. 7526; 2012, N 19, ст. 2410; 2013, N 32, ст. 4312; 2014, N 9, ст. 912; N 16, ст. 1914; N 50, ст. 7159; 2015, N 21, ст. 3133; N 22, ст. 3291), количество должностей врачей-психиатров-наркологов (врачей-психиатров-наркологов участковых) и медицинских сестер кабинета врача-психиатра-нарколога для обслуживания детского населения или кабинета врача-психиатра-нарколога участкового для обслуживания детского населения устанавливается вне зависимости от численности прикрепленного населения.</text:p>
      <text:p text:style-name="s1">4. Должности врача-психотерапевта, медицинского психолога, специалиста по социальной работе, социального работника устанавливаются в штате медицинской организации, в структуре которой создан кабинет врача-психиатра- нарколога для обслуживания детского населения или кабинет врача-психиатра- нарколога участкового для обслуживания детского населения.</text:p>
      <text:p text:style-name="s1"/>
      <text:p text:style-name="s1_right_fi698"><text:bookmark text:name="anchor19000"/><text:span text:style-name="s10">Приложение N 9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Стандарт
оснащения кабинета врача-психиатра-нарколога для обслуживания детского населения и кабинета врача-психиатра-нарколога участкового для обслуживания детского населения</text:h>
      <text:p text:style-name="s1"/>
      <table:table table:name="10186" table:style-name="10186">
        <table:table-column table:style-name="848"/>
        <table:table-column table:style-name="6556"/>
        <table:table-column table:style-name="2782"/>
        <table:table-row>
          <table:table-cell table:style-name="15">
            <text:p text:style-name="s1_center_fi0">N </text:p>
            <text:p text:style-name="s1_center_fi0">п/п</text:p>
          </table:table-cell>
          <table:table-cell table:style-name="13">
            <text:p text:style-name="s1_center_fi0">Наименование</text:p>
          </table:table-cell>
          <table:table-cell table:style-name="13">
            <text:p text:style-name="s1_center_fi0">Требуемое количество, штук</text:p>
          </table:table-cell>
        </table:table-row>
        <table:table-row>
          <table:table-cell table:style-name="7">
            <text:p text:style-name="s1_center_fi0"><text:bookmark text:name="anchor19001"/>1</text:p>
          </table:table-cell>
          <table:table-cell table:style-name="5">
            <text:p text:style-name="s16_fi0">Кушетка медицинская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9002"/>2</text:p>
          </table:table-cell>
          <table:table-cell table:style-name="5">
            <text:p text:style-name="s16_fi0">Термометр медицинский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9003"/>3</text:p>
          </table:table-cell>
          <table:table-cell table:style-name="5">
            <text:p text:style-name="s16_fi0">Фонендоскоп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9004"/>4</text:p>
          </table:table-cell>
          <table:table-cell table:style-name="5">
            <text:p text:style-name="s16_fi0">Тонометр для измерения артериального давления</text:p>
          </table:table-cell>
          <table:table-cell table:style-name="5">
            <text:p text:style-name="s1_center_fi0">по требованию, но не менее 1</text:p>
          </table:table-cell>
        </table:table-row>
        <table:table-row>
          <table:table-cell table:style-name="7">
            <text:p text:style-name="s1_center_fi0"><text:bookmark text:name="anchor19005"/>5</text:p>
          </table:table-cell>
          <table:table-cell table:style-name="5">
            <text:p text:style-name="s16_fi0">Неврологический молоточек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9006"/>6</text:p>
          </table:table-cell>
          <table:table-cell table:style-name="5">
            <text:p text:style-name="s16_fi0">Персональный компьютер с программным обеспечением и принтером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9007"/>7</text:p>
          </table:table-cell>
          <table:table-cell table:style-name="5">
            <text:p text:style-name="s16_fi0">Тест-системы для определения наркотических средств и психотропных веществ в моче (не менее чем для 10 групп веществ)</text:p>
          </table:table-cell>
          <table:table-cell table:style-name="5">
            <text:p text:style-name="s1_center_fi0">не менее 10</text:p>
          </table:table-cell>
        </table:table-row>
        <table:table-row>
          <table:table-cell table:style-name="7">
            <text:p text:style-name="s1_center_fi0"><text:bookmark text:name="anchor19008"/>8</text:p>
          </table:table-cell>
          <table:table-cell table:style-name="5">
            <text:p text:style-name="s16_fi0">Прибор для определения алкоголя в выдыхаемом воздухе</text:p>
          </table:table-cell>
          <table:table-cell table:style-name="5">
            <text:p text:style-name="s1_center_fi0">не менее 2</text:p>
          </table:table-cell>
        </table:table-row>
        <table:table-row>
          <table:table-cell table:style-name="7">
            <text:p text:style-name="s1_center_fi0"><text:bookmark text:name="anchor19009"/>9</text:p>
          </table:table-cell>
          <table:table-cell table:style-name="5">
            <text:p text:style-name="s16_fi0">Экспериментально-психологические методики</text:p>
          </table:table-cell>
          <table:table-cell table:style-name="5">
            <text:p text:style-name="s1_center_fi0">не менее 5</text:p>
          </table:table-cell>
        </table:table-row>
        <table:table-row>
          <table:table-cell table:style-name="7">
            <text:p text:style-name="s1_center_fi0"><text:bookmark text:name="anchor19010"/>10</text:p>
          </table:table-cell>
          <table:table-cell table:style-name="5">
            <text:p text:style-name="s16_fi0">Диктофон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9011"/>11</text:p>
          </table:table-cell>
          <table:table-cell table:style-name="5">
            <text:p text:style-name="s16_fi0">Элементы мотивационной терапии средой (картины, эстампы, графические работы и другие)</text:p>
          </table:table-cell>
          <table:table-cell table:style-name="5">
            <text:p text:style-name="s1_center_fi0">по требованию</text:p>
          </table:table-cell>
        </table:table-row>
      </table:table>
      <text:p text:style-name="s1"/>
      <text:p text:style-name="s1_right_fi698"><text:bookmark text:name="anchor110000"/><text:span text:style-name="s10">Приложение N 10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Правила
организации деятельности наркологического дневного стационара</text:h>
      <text:p text:style-name="s1"/>
      <text:p text:style-name="s1"><text:bookmark text:name="anchor110001"/>1. Настоящие Правила устанавливают порядок организации деятельности наркологического дневного стационара.</text:p>
      <text:p text:style-name="s1"><text:bookmark text:name="anchor110002"/>2. Наркологический дневной стационар (далее - Дневной стационар) создается для оказания первичной специализированной медико-санитарной помощи или специализированной медицинской помощи по профилю "психиатрия-наркология".</text:p>
      <text:p text:style-name="s1"><text:bookmark text:name="anchor110003"/>3. Дневной стационар является структурным подразделением медицинской организации.</text:p>
      <text:p text:style-name="s1"><text:bookmark text:name="anchor110004"/>4. В структуре Дневного стационара рекомендуется предусматривать:</text:p>
      <text:p text:style-name="s1">кабинеты врачей;</text:p>
      <text:p text:style-name="s1">кабинеты медицинского психолога;</text:p>
      <text:p text:style-name="s1">кабинет социального работника и специалиста по социальной работе;</text:p>
      <text:p text:style-name="s1">процедурную;</text:p>
      <text:p text:style-name="s1">кабинет старшей медицинской сестры;</text:p>
      <text:p text:style-name="s1">кабинет сестры-хозяйки.</text:p>
      <text:p text:style-name="s1"><text:bookmark text:name="anchor110005"/>5. В Дневном стационаре рекомендуется предусматривать:</text:p>
      <text:p text:style-name="s1">палаты для пациентов;</text:p>
      <text:p text:style-name="s1">помещение для осмотра пациентов;</text:p>
      <text:p text:style-name="s1">помещения для индивидуальной и групповой психотерапии;</text:p>
      <text:p text:style-name="s1">комнату для хранения медицинского оборудования;</text:p>
      <text:p text:style-name="s1">комнату сестры-хозяйки;</text:p>
      <text:p text:style-name="s1">буфетную и раздаточную;</text:p>
      <text:p text:style-name="s1">помещение для хранения чистого белья;</text:p>
      <text:p text:style-name="s1">помещение для сбора грязного белья;</text:p>
      <text:p text:style-name="s1">душевую и туалет для медицинских работников;</text:p>
      <text:p text:style-name="s1">душевые и туалеты для пациентов;</text:p>
      <text:p text:style-name="s1">санитарную комнату;</text:p>
      <text:p text:style-name="s1">комнату для посетителей.</text:p>
      <text:p text:style-name="s1"><text:bookmark text:name="anchor110006"/>6. Штатная численность Дневного стационара устанавливается руководителем медицинской организации, в которой он создан, исходя из объема проводимой лечебно-диагностической работы и численности обслуживаемого населения с учетом рекомендуемых штатных нормативов, предусмотренных <text:a xlink:type="simple" xlink:href="#anchor111000">приложением N 11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10007"/>7. На должность заведующего Дневным стационаром - врача-психиатра-нарколога назначается специалист, соответствующий <text:a xlink:type="simple" xlink:href="http://ivo.garant.ru/document/redirect/71231064/1051">Квалификационным требованиям</text:a> к медицинским и фармацевтическим работникам с высшим образованием по направлению подготовки "Здравоохранение и медицинские науки", утвержденным <text:a xlink:type="simple" xlink:href="http://ivo.garant.ru/document/redirect/71231064/0">приказом</text:a> Министерства здравоохранения Российской Федерации от 8 октября 2015 г. N 707н (зарегистрирован Министерством юстиции Российской Федерации 23 октября 2015 г., регистрационный N 39438) (далее - Квалификационные требования), по специальности "психиатрия-наркология".</text:p>
      <text:p text:style-name="s1"><text:bookmark text:name="anchor110008"/>8. На должность врача-психиатра-нарколога Дневного стационара назначается специалист, соответствующий <text:a xlink:type="simple" xlink:href="http://ivo.garant.ru/document/redirect/71231064/1051">Квалификационным требованиям</text:a> по специальности "психиатрия-наркология".</text:p>
      <text:p text:style-name="s1"><text:bookmark text:name="anchor110009"/>9. Оснащение Дневного стационара осуществляется в соответствии со стандартом, предусмотренным <text:a xlink:type="simple" xlink:href="#anchor112000">приложением N 12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10010"/>10. По решению руководителя медицинской организации, в которой создан Дневной стационар, для обеспечения своей деятельности Дневной стационар может использовать возможности лечебно-диагностических и вспомогательных подразделений медицинской организации.</text:p>
      <text:p text:style-name="s1"><text:bookmark text:name="anchor110011"/>11. Дневной стационар осуществляет следующие основные функции:</text:p>
      <text:p text:style-name="s1">обследование, лечение и медицинская реабилитация лиц с наркологическими расстройствами на основе стандартов медицинской помощи и с учетом клинических рекомендаций (протоколов лечения) по вопросам оказания медицинской помощи по профилю "психиатрия-наркология";</text:p>
      <text:p text:style-name="s1">проведение мотивационного консультирования лиц с наркологическими расстройствами в целях побуждения их к лечению и медицинской реабилитации, формирования у них приверженности к ведению здорового образа жизни, отказу от потребления алкоголя, наркотических средств и психотропных веществ без назначения врача;</text:p>
      <text:p text:style-name="s1">оказание психотерапевтической, медико-психологической и социальной помощи лицам с наркологическими расстройствами;</text:p>
      <text:p text:style-name="s1">оказание медико-психологической помощи семьям лиц с наркологическими расстройствами;</text:p>
      <text:p text:style-name="s1">осуществление экспертизы временной нетрудоспособности;</text:p>
      <text:p text:style-name="s1">обеспечение взаимосвязи и преемственности в работе с другими структурными подразделениями медицинской организации;</text:p>
      <text:p text:style-name="s1">представление отчетности в установленном порядке<text:a xlink:type="simple" xlink:href="#anchor11011">*</text:a>, сбор и предоставление первичных данных о медицинской деятельности для информационных систем в сфере здравоохранения<text:a xlink:type="simple" xlink:href="#anchor11022">**</text:a>.</text:p>
      <text:p text:style-name="s1"/>
      <text:p text:style-name="s16_fi0">______________________________</text:p>
      <text:p text:style-name="s1"><text:bookmark text:name="anchor11011"/>* <text:a xlink:type="simple" xlink:href="http://ivo.garant.ru/document/redirect/12191967/79111">Пункт 11 части 1 статьи 79</text:a> Федерального закона от 21 ноября 2011 г. N 323-ФЗ "Об основах охраны здоровья граждан в Российской Федерации" (Собрание законодательства Российской Федерации, 2011, N 48, ст. 6724; 2013, N 48, ст. 6165; 2014, N 30, ст. 4257) (далее - Федеральный закон от 21 ноября 2011 г. N 323-ФЗ).</text:p>
      <text:p text:style-name="s1"><text:bookmark text:name="anchor11022"/>** <text:a xlink:type="simple" xlink:href="http://ivo.garant.ru/document/redirect/12191967/911">Часть 1 статьи 91</text:a> Федерального закона от 21 ноября 2011 г. N 323-ФЗ.</text:p>
      <text:p text:style-name="s1"/>
      <text:p text:style-name="s1_right_fi698"><text:bookmark text:name="anchor111000"/><text:span text:style-name="s10">Приложение N 11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Рекомендуемые штатные нормативы
наркологического дневного стационара</text:h>
      <text:p text:style-name="s9header">ГАРАНТ:</text:p>
      <text:p text:style-name="s9">См. <text:a xlink:type="simple" xlink:href="http://ivo.garant.ru/document/redirect/57514433/0">справку</text:a> о нормах труда</text:p>
      <table:table table:name="10222" table:style-name="10222">
        <table:table-column table:style-name="845"/>
        <table:table-column table:style-name="4267"/>
        <table:table-column table:style-name="5110"/>
        <table:table-row>
          <table:table-cell table:style-name="15">
            <text:p text:style-name="s1_center_fi0">N </text:p>
            <text:p text:style-name="s1_center_fi0">п/п</text:p>
          </table:table-cell>
          <table:table-cell table:style-name="13">
            <text:p text:style-name="s1_center_fi0">Наименование должности</text:p>
          </table:table-cell>
          <table:table-cell table:style-name="13">
            <text:p text:style-name="s1_center_fi0">Количество должностей</text:p>
          </table:table-cell>
        </table:table-row>
        <table:table-row>
          <table:table-cell table:style-name="7">
            <text:p text:style-name="s1_center_fi0">1</text:p>
          </table:table-cell>
          <table:table-cell table:style-name="5">
            <text:p text:style-name="s16_fi0">Заведующий - врач-психиатр- нарколог</text:p>
          </table:table-cell>
          <table:table-cell table:style-name="5">
            <text:p text:style-name="s16_fi0">1 вместо 0,5 должности врача-психиатра-нарколога на 40 коек</text:p>
          </table:table-cell>
        </table:table-row>
        <table:table-row>
          <table:table-cell table:style-name="7">
            <text:p text:style-name="s1_center_fi0">2</text:p>
          </table:table-cell>
          <table:table-cell table:style-name="5">
            <text:p text:style-name="s16_fi0">Врач-психиатр-нарколог</text:p>
          </table:table-cell>
          <table:table-cell table:style-name="5">
            <text:p text:style-name="s16_fi0">1 на 25 коек для взрослых;</text:p>
            <text:p text:style-name="s16_fi0">1 на 10 коек для несовершеннолетних с 14 лет</text:p>
          </table:table-cell>
        </table:table-row>
        <table:table-row>
          <table:table-cell table:style-name="7">
            <text:p text:style-name="s1_center_fi0">3</text:p>
          </table:table-cell>
          <table:table-cell table:style-name="5">
            <text:p text:style-name="s16_fi0">Врач-психотерапевт</text:p>
          </table:table-cell>
          <table:table-cell table:style-name="5">
            <text:p text:style-name="s16_fi0">1 на 40 коек</text:p>
          </table:table-cell>
        </table:table-row>
        <table:table-row>
          <table:table-cell table:style-name="7">
            <text:p text:style-name="s1_center_fi0">4</text:p>
          </table:table-cell>
          <table:table-cell table:style-name="5">
            <text:p text:style-name="s16_fi0">Медицинский психолог</text:p>
          </table:table-cell>
          <table:table-cell table:style-name="5">
            <text:p text:style-name="s16_fi0">1 на 1 должность врача-психиатра- нарколога</text:p>
          </table:table-cell>
        </table:table-row>
        <table:table-row>
          <table:table-cell table:style-name="7">
            <text:p text:style-name="s1_center_fi0">5</text:p>
          </table:table-cell>
          <table:table-cell table:style-name="5">
            <text:p text:style-name="s16_fi0">Специалист по социальной работе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6</text:p>
          </table:table-cell>
          <table:table-cell table:style-name="5">
            <text:p text:style-name="s16_fi0">Социальный работник</text:p>
          </table:table-cell>
          <table:table-cell table:style-name="5">
            <text:p text:style-name="s16_fi0">2 на 1 должность специалиста по социальной работе</text:p>
          </table:table-cell>
        </table:table-row>
        <table:table-row>
          <table:table-cell table:style-name="7">
            <text:p text:style-name="s1_center_fi0">7</text:p>
          </table:table-cell>
          <table:table-cell table:style-name="5">
            <text:p text:style-name="s16_fi0">Старшая медицинская сестра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8</text:p>
          </table:table-cell>
          <table:table-cell table:style-name="5">
            <text:p text:style-name="s16_fi0">Медицинская сестра палатная (постовая)</text:p>
          </table:table-cell>
          <table:table-cell table:style-name="5">
            <text:p text:style-name="s16_fi0">1 на 25 коек для взрослых;</text:p>
            <text:p text:style-name="s16_fi0">1 на 10 коек для несовершеннолетних с 14 лет</text:p>
          </table:table-cell>
        </table:table-row>
        <table:table-row>
          <table:table-cell table:style-name="7">
            <text:p text:style-name="s1_center_fi0">9</text:p>
          </table:table-cell>
          <table:table-cell table:style-name="5">
            <text:p text:style-name="s16_fi0">Медицинская сестра процедурной</text:p>
          </table:table-cell>
          <table:table-cell table:style-name="5">
            <text:p text:style-name="s16_fi0">1 в смену</text:p>
          </table:table-cell>
        </table:table-row>
        <table:table-row>
          <table:table-cell table:style-name="7">
            <text:p text:style-name="s1_center_fi0">10</text:p>
          </table:table-cell>
          <table:table-cell table:style-name="5">
            <text:p text:style-name="s16_fi0">Сестра-хозяйка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11</text:p>
          </table:table-cell>
          <table:table-cell table:style-name="5">
            <text:p text:style-name="s16_fi0">Санитар</text:p>
          </table:table-cell>
          <table:table-cell table:style-name="5">
            <text:p text:style-name="s16_fi0">1 на 1 должность медицинской сестры процедурной</text:p>
          </table:table-cell>
        </table:table-row>
      </table:table>
      <text:p text:style-name="s1"/>
      <text:p text:style-name="s1"><text:span text:style-name="s10">Примечания:</text:span></text:p>
      <text:p text:style-name="s1">1. Рекомендуемые штатные нормативы наркологического дневного стационара не распространяются на медицинские организации частной системы здравоохранения.</text:p>
      <text:p text:style-name="s1">2. Для районов с низкой плотностью населения и ограниченной транспортной доступностью медицинских организаций количество должностей врачей- психиатров-наркологов и медицинских сестер палатных (постовых) устанавливается исходя из меньшего количества коек (корректируются с учетом нагрузки, но не менее 0,25 должности).</text:p>
      <text:p text:style-name="s1">3. Для организаций и территорий, подлежащих обслуживанию Федеральным медико-биологическим агентством согласно <text:a xlink:type="simple" xlink:href="http://ivo.garant.ru/document/redirect/6325497/0">распоряжению</text:a> Правительства Российской Федерации от 21 августа 2006 г. N 1156-р (Собрание законодательства Российской Федерации, 2006, N 35, ст. 3774; N 49, ст. 5267; N 52, ст. 5614; 2008, N 11, ст. 1060; 2009, N 14, ст. 1727; 2010, N 3, ст. 336; N 18, ст. 2271; 2011, N 16, ст. 2303; N 21, ст. 3004; N 47, ст. 6699; N 51, ст. 7526; 2012, N 19, ст. 2410; 2013, N 32, ст. 4312; 2014, N 9, ст. 912; N 16, ст. 1914; N 50, ст. 7159; 2015, N 21, ст. 3133; N 22, ст. 3291), количество должностей врачей-психиатров-наркологов устанавливается вне зависимости от количества коек.</text:p>
      <text:p text:style-name="s1">4. Должности врача-психотерапевта, медицинского психолога, специалиста по социальной работе, социального работника устанавливаются при отсутствии данных должностей в штате медицинской организации, в структуре которой создан наркологический дневной стационар.</text:p>
      <text:p text:style-name="s1"/>
      <text:p text:style-name="s1_right_fi698"><text:bookmark text:name="anchor112000"/><text:span text:style-name="s10">Приложение N 12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Стандарт
оснащения наркологического дневного стационара</text:h>
      <text:p text:style-name="s1"/>
      <table:table table:name="10181" table:style-name="10181">
        <table:table-column table:style-name="835"/>
        <table:table-column table:style-name="5990"/>
        <table:table-column table:style-name="3356"/>
        <table:table-row>
          <table:table-cell table:style-name="15">
            <text:p text:style-name="s1_center_fi0">N </text:p>
            <text:p text:style-name="s1_center_fi0">п/п</text:p>
          </table:table-cell>
          <table:table-cell table:style-name="13">
            <text:p text:style-name="s1_center_fi0">Наименование</text:p>
          </table:table-cell>
          <table:table-cell table:style-name="13">
            <text:p text:style-name="s1_center_fi0">Требуемое количество, штук</text:p>
          </table:table-cell>
        </table:table-row>
        <table:table-row>
          <table:table-cell table:style-name="7">
            <text:p text:style-name="s1_center_fi0"><text:bookmark text:name="anchor112001"/>1</text:p>
          </table:table-cell>
          <table:table-cell table:style-name="5">
            <text:p text:style-name="s16_fi0">Тонометр для измерения артериального давления</text:p>
          </table:table-cell>
          <table:table-cell table:style-name="5">
            <text:p text:style-name="s1_center_fi0">по числу врачей-психиатров-наркологов</text:p>
          </table:table-cell>
        </table:table-row>
        <table:table-row>
          <table:table-cell table:style-name="7">
            <text:p text:style-name="s1_center_fi0"><text:bookmark text:name="anchor112002"/>2</text:p>
          </table:table-cell>
          <table:table-cell table:style-name="5">
            <text:p text:style-name="s16_fi0">Неврологический молоточек</text:p>
          </table:table-cell>
          <table:table-cell table:style-name="5">
            <text:p text:style-name="s1_center_fi0">по числу врачей-психиатров-наркологов</text:p>
          </table:table-cell>
        </table:table-row>
        <table:table-row>
          <table:table-cell table:style-name="7">
            <text:p text:style-name="s1_center_fi0"><text:bookmark text:name="anchor112003"/>3</text:p>
          </table:table-cell>
          <table:table-cell table:style-name="5">
            <text:p text:style-name="s16_fi0">Персональный компьютер с программным обеспечением и принтером</text:p>
          </table:table-cell>
          <table:table-cell table:style-name="5">
            <text:p text:style-name="s1_center_fi0">по числу врачей-психиатров-наркологов</text:p>
          </table:table-cell>
        </table:table-row>
        <table:table-row>
          <table:table-cell table:style-name="7">
            <text:p text:style-name="s1_center_fi0"><text:bookmark text:name="anchor112004"/>4</text:p>
          </table:table-cell>
          <table:table-cell table:style-name="5">
            <text:p text:style-name="s16_fi0">Комплект мультимедийного устройства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12005"/>5</text:p>
          </table:table-cell>
          <table:table-cell table:style-name="5">
            <text:p text:style-name="s16_fi0">Телевизор с DVD-проигрывателем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12006"/>6</text:p>
          </table:table-cell>
          <table:table-cell table:style-name="5">
            <text:p text:style-name="s16_fi0">Диктофон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12007"/>7</text:p>
          </table:table-cell>
          <table:table-cell table:style-name="5">
            <text:p text:style-name="s16_fi0">Экспериментально-психологические методики</text:p>
          </table:table-cell>
          <table:table-cell table:style-name="5">
            <text:p text:style-name="s1_center_fi0">10</text:p>
          </table:table-cell>
        </table:table-row>
        <table:table-row>
          <table:table-cell table:style-name="7">
            <text:p text:style-name="s1_center_fi0"><text:bookmark text:name="anchor112008"/>8</text:p>
          </table:table-cell>
          <table:table-cell table:style-name="5">
            <text:p text:style-name="s16_fi0">Штатив медицинский (инфузионная стойка)</text:p>
          </table:table-cell>
          <table:table-cell table:style-name="5">
            <text:p text:style-name="s1_center_fi0">1 на 5 коек (не менее 10)</text:p>
          </table:table-cell>
        </table:table-row>
        <table:table-row>
          <table:table-cell table:style-name="7">
            <text:p text:style-name="s1_center_fi0"><text:bookmark text:name="anchor112009"/>9</text:p>
          </table:table-cell>
          <table:table-cell table:style-name="5">
            <text:p text:style-name="s16_fi0">Система палатной сигнализации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12010"/>10</text:p>
          </table:table-cell>
          <table:table-cell table:style-name="5">
            <text:p text:style-name="s16_fi0">Кровать медицинская общебольничная</text:p>
          </table:table-cell>
          <table:table-cell table:style-name="5">
            <text:p text:style-name="s1_center_fi0">по числу коек</text:p>
          </table:table-cell>
        </table:table-row>
        <table:table-row>
          <table:table-cell table:style-name="7">
            <text:p text:style-name="s1_center_fi0"><text:bookmark text:name="anchor112011"/>11</text:p>
          </table:table-cell>
          <table:table-cell table:style-name="5">
            <text:p text:style-name="s16_fi0">Стол прикроватный</text:p>
          </table:table-cell>
          <table:table-cell table:style-name="5">
            <text:p text:style-name="s1_center_fi0">по числу коек</text:p>
          </table:table-cell>
        </table:table-row>
        <table:table-row>
          <table:table-cell table:style-name="7">
            <text:p text:style-name="s1_center_fi0"><text:bookmark text:name="anchor112012"/>12</text:p>
          </table:table-cell>
          <table:table-cell table:style-name="5">
            <text:p text:style-name="s16_fi0">Прибор для определения алкоголя в выдыхаемом воздухе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12013"/>13</text:p>
          </table:table-cell>
          <table:table-cell table:style-name="5">
            <text:p text:style-name="s16_fi0">Тест-системы для определения наркотических средств и психотропных веществ в моче</text:p>
            <text:p text:style-name="s16_fi0">(не менее чем для 10 групп веществ)</text:p>
          </table:table-cell>
          <table:table-cell table:style-name="5">
            <text:p text:style-name="s1_center_fi0">не менее 20</text:p>
          </table:table-cell>
        </table:table-row>
        <table:table-row>
          <table:table-cell table:style-name="7">
            <text:p text:style-name="s1_center_fi0"><text:bookmark text:name="anchor112014"/>14</text:p>
          </table:table-cell>
          <table:table-cell table:style-name="5">
            <text:p text:style-name="s16_fi0">Элементы мотивационной терапии средой (картины, эстампы, графические работы и другие)</text:p>
          </table:table-cell>
          <table:table-cell table:style-name="5">
            <text:p text:style-name="s1_center_fi0">по требованию</text:p>
          </table:table-cell>
        </table:table-row>
      </table:table>
      <text:p text:style-name="s1"/>
      <text:p text:style-name="s1_right_fi698"><text:bookmark text:name="anchor113000"/><text:span text:style-name="s10">Приложение N 13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Правила
организации деятельности отделения неотложной наркологической помощи</text:h>
      <text:p text:style-name="s1"/>
      <text:p text:style-name="s1"><text:bookmark text:name="anchor113001"/>1. Настоящие Правила устанавливают порядок организации деятельности отделения неотложной наркологической помощи.</text:p>
      <text:p text:style-name="s1"><text:bookmark text:name="anchor113002"/>2. Отделение неотложной наркологической помощи (далее - Отделение) создается для оказания специализированной медицинской помощи по профилю "психиатрия-наркология" в стационарных условиях.</text:p>
      <text:p text:style-name="s1"><text:bookmark text:name="anchor113003"/>3. Отделение является структурным подразделением медицинской организации.</text:p>
      <text:p text:style-name="s1"><text:bookmark text:name="anchor113004"/>4. В структуре Отделения рекомендуется предусматривать:</text:p>
      <text:p text:style-name="s1">кабинет заведующего Отделением;</text:p>
      <text:p text:style-name="s1">кабинеты врачей;</text:p>
      <text:p text:style-name="s1">процедурную;</text:p>
      <text:p text:style-name="s1">кабинет лечения методами гравитационной хирургии крови;</text:p>
      <text:p text:style-name="s1">кабинет старшей медицинской сестры.</text:p>
      <text:p text:style-name="s1"><text:bookmark text:name="anchor113005"/>5. В Отделении рекомендуется предусматривать:</text:p>
      <text:p text:style-name="s1">палаты для пациентов;</text:p>
      <text:p text:style-name="s1">палаты для лечения пациентов с применением методов гемосорбции, плазмофереза и ультрафильтрации;</text:p>
      <text:p text:style-name="s1">комнату для хранения медицинского оборудования;</text:p>
      <text:p text:style-name="s1">комнату медицинских работников;</text:p>
      <text:p text:style-name="s1">комнату сестры-хозяйки;</text:p>
      <text:p text:style-name="s1">буфетную и раздаточную;</text:p>
      <text:p text:style-name="s1">помещение для хранения чистого белья;</text:p>
      <text:p text:style-name="s1">помещение для сбора грязного белья;</text:p>
      <text:p text:style-name="s1">душевую и туалет для медицинских работников;</text:p>
      <text:p text:style-name="s1">душевые и туалеты для пациентов;</text:p>
      <text:p text:style-name="s1">санитарную комнату;</text:p>
      <text:p text:style-name="s1">комнату для посетителей.</text:p>
      <text:p text:style-name="s1"><text:bookmark text:name="anchor113006"/>6. Штатная численность Отделения устанавливается руководителем медицинской организации, в которой оно создано, исходя из объема проводимой лечебно-диагностической работы и численности обслуживаемого населения с учетом рекомендуемых штатных нормативов, предусмотренных <text:a xlink:type="simple" xlink:href="#anchor114000">приложением N 14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13007"/>7. На должность заведующего Отделением - врача-психиатра-нарколога назначается специалист, соответствующий <text:a xlink:type="simple" xlink:href="http://ivo.garant.ru/document/redirect/71231064/1051">Квалификационным требованиям</text:a> к медицинским и фармацевтическим работникам с высшим образованием по направлению подготовки "Здравоохранение и медицинские науки", утвержденным <text:a xlink:type="simple" xlink:href="http://ivo.garant.ru/document/redirect/71231064/0">приказом</text:a> Министерства здравоохранения Российской Федерации от 8 октября 2015 г. N 707н (зарегистрирован Министерством юстиции Российской Федерации 23 октября 2015 г., регистрационный N 39438) (далее - Квалификационные требования), по специальности "психиатрия-наркология".</text:p>
      <text:p text:style-name="s1"><text:bookmark text:name="anchor113008"/>8. На должность врача-психиатра-нарколога Отделения назначается специалист, соответствующий <text:a xlink:type="simple" xlink:href="http://ivo.garant.ru/document/redirect/71231064/1051">Квалификационным требованиям</text:a> по специальности "психиатрия-наркология".</text:p>
      <text:p text:style-name="s1"><text:bookmark text:name="anchor113009"/>9. Оснащение Отделения осуществляется в соответствии со стандартом, предусмотренным <text:a xlink:type="simple" xlink:href="#anchor115000">приложением N 15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13010"/>10. По решению руководителя медицинской организации, в которой создано Отделение, для обеспечения своей деятельности Отделение может использовать возможности лечебно-диагностических и вспомогательных подразделений медицинской организации.</text:p>
      <text:p text:style-name="s1"><text:bookmark text:name="anchor113011"/>11. Отделение осуществляет следующие основные функции:</text:p>
      <text:p text:style-name="s1">оказание медицинской помощи в стационарных условиях на основе стандартов медицинской помощи и с учетом клинических рекомендаций (протоколов лечения) по вопросам оказания медицинской помощи по профилю "психиатрия-наркология" больным с острой интоксикацией психоактивными веществами, с психотическими расстройствами вследствие употребления психоактивных веществ, с абстинентным синдромом средней и тяжелой степени тяжести, с тяжелой сопутствующей соматической патологией;</text:p>
      <text:p text:style-name="s1">проведение наблюдения и интенсивного лечения при неотложных состояниях у пациентов, поступающих из других структурных подразделений медицинской организации;</text:p>
      <text:p text:style-name="s1">проведение лабораторного и функционального мониторинга за адекватностью интенсивной терапии;</text:p>
      <text:p text:style-name="s1">выработка рекомендаций по лечению и обследованию пациентов, переводимых из Отделения в структурные подразделения медицинской организации на ближайшие сутки;</text:p>
      <text:p text:style-name="s1">консультирование медицинских работников структурных подразделений медицинской организации по вопросам лечения пациентов при угрозе развития у них неотложных состояний;</text:p>
      <text:p text:style-name="s1">оказание психотерапевтической, медико-психологической и социальной помощи пациентам с наркологическими расстройствами;</text:p>
      <text:p text:style-name="s1">проведение мотивационного консультирования лиц с наркологическими расстройствами в целях побуждения их к лечению и медицинской реабилитации, формирования у них приверженности к ведению здорового образа жизни, отказу от потребления алкоголя, наркотических средств и психотропных веществ без назначения врача;</text:p>
      <text:p text:style-name="s1">осуществление экспертизы временной нетрудоспособности;</text:p>
      <text:p text:style-name="s1">обеспечение взаимосвязи и преемственности в работе с другими структурными подразделениями медицинской организации;</text:p>
      <text:p text:style-name="s1">представление отчетности в установленном порядке<text:a xlink:type="simple" xlink:href="#anchor11311">*</text:a>, сбор и предоставление первичных данных о медицинской деятельности для информационных систем в сфере здравоохранения<text:a xlink:type="simple" xlink:href="#anchor11322">**</text:a>.</text:p>
      <text:p text:style-name="s1"/>
      <text:p text:style-name="s16_fi0">______________________________</text:p>
      <text:p text:style-name="s1"><text:bookmark text:name="anchor11311"/>* <text:a xlink:type="simple" xlink:href="http://ivo.garant.ru/document/redirect/12191967/79111">Пункт 11 части 1 статьи 79</text:a> Федерального закона от 21 ноября 2011 г. N 323-ФЗ "Об основах охраны здоровья граждан в Российской Федерации" (Собрание законодательства Российской Федерации, 2011, N 48, ст. 6724; 2013, N 48, ст. 6165; 2014, N 30, ст. 4257) (далее - Федеральный закон от 21 ноября 2011 г. N 323-ФЗ).</text:p>
      <text:p text:style-name="s1"><text:bookmark text:name="anchor11322"/>** <text:a xlink:type="simple" xlink:href="http://ivo.garant.ru/document/redirect/12191967/911">Часть 1 статьи 91</text:a> Федерального закона от 21 ноября 2011 г. N 323-ФЗ.</text:p>
      <text:p text:style-name="s1"/>
      <text:p text:style-name="s1_right_fi698"><text:bookmark text:name="anchor114000"/><text:span text:style-name="s10">Приложение N 14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Рекомендуемые штатные нормативы
отделения неотложной наркологической помощи</text:h>
      <text:p text:style-name="s1"/>
      <table:table table:name="10199" table:style-name="10199">
        <table:table-column table:style-name="865"/>
        <table:table-column table:style-name="4545"/>
        <table:table-column table:style-name="4789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 должности</text:p>
          </table:table-cell>
          <table:table-cell table:style-name="13">
            <text:p text:style-name="s1_center_fi0">Количество должностей</text:p>
          </table:table-cell>
        </table:table-row>
        <table:table-row>
          <table:table-cell table:style-name="7">
            <text:p text:style-name="s1_center_fi0"><text:bookmark text:name="anchor114001"/>1</text:p>
          </table:table-cell>
          <table:table-cell table:style-name="5">
            <text:p text:style-name="s16_fi0">Заведующий отделением - врач-психиатр-нарколог</text:p>
          </table:table-cell>
          <table:table-cell table:style-name="5">
            <text:p text:style-name="s16_fi0">1 на 30 коек</text:p>
          </table:table-cell>
        </table:table-row>
        <table:table-row>
          <table:table-cell table:style-name="7">
            <text:p text:style-name="s1_center_fi0"><text:bookmark text:name="anchor114002"/>2</text:p>
          </table:table-cell>
          <table:table-cell table:style-name="5">
            <text:p text:style-name="s16_fi0">Врач-психиатр-нарколог</text:p>
          </table:table-cell>
          <table:table-cell table:style-name="5">
            <text:p text:style-name="s16_fi0">6 на 30 коек (для обеспечения круглосуточной работы)</text:p>
          </table:table-cell>
        </table:table-row>
        <table:table-row>
          <table:table-cell table:style-name="7">
            <text:p text:style-name="s1_center_fi0"><text:bookmark text:name="anchor114003"/>3</text:p>
          </table:table-cell>
          <table:table-cell table:style-name="5">
            <text:p text:style-name="s16_fi0">Врач-трансфузиолог</text:p>
          </table:table-cell>
          <table:table-cell table:style-name="5">
            <text:p text:style-name="s16_fi0">1 на 30 коек</text:p>
          </table:table-cell>
        </table:table-row>
        <table:table-row>
          <table:table-cell table:style-name="7">
            <text:p text:style-name="s1_center_fi0"><text:bookmark text:name="anchor114004"/>4</text:p>
          </table:table-cell>
          <table:table-cell table:style-name="5">
            <text:p text:style-name="s16_fi0">Старшая медицинская сестра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14005"/>5</text:p>
          </table:table-cell>
          <table:table-cell table:style-name="5">
            <text:p text:style-name="s16_fi0">Медицинская сестра палатная (постовая)</text:p>
          </table:table-cell>
          <table:table-cell table:style-name="5">
            <text:p text:style-name="s16_fi0">6 на 15 коек (для обеспечения круглосуточной работы)</text:p>
          </table:table-cell>
        </table:table-row>
        <table:table-row>
          <table:table-cell table:style-name="7">
            <text:p text:style-name="s1_center_fi0"><text:bookmark text:name="anchor114006"/>6</text:p>
          </table:table-cell>
          <table:table-cell table:style-name="5">
            <text:p text:style-name="s16_fi0">Медицинская сестра процедурной</text:p>
          </table:table-cell>
          <table:table-cell table:style-name="5">
            <text:p text:style-name="s16_fi0">3 (для обеспечения круглосуточной работы)</text:p>
          </table:table-cell>
        </table:table-row>
        <table:table-row>
          <table:table-cell table:style-name="7">
            <text:p text:style-name="s1_center_fi0"><text:bookmark text:name="anchor114007"/>7</text:p>
          </table:table-cell>
          <table:table-cell table:style-name="5">
            <text:p text:style-name="s16_fi0">Сестра-хозяйка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14008"/>8</text:p>
          </table:table-cell>
          <table:table-cell table:style-name="5">
            <text:p text:style-name="s16_fi0">Санитар</text:p>
          </table:table-cell>
          <table:table-cell table:style-name="5">
            <text:p text:style-name="s16_fi0">6 на 20 коек (для обеспечения круглосуточной работы)</text:p>
          </table:table-cell>
        </table:table-row>
      </table:table>
      <text:p text:style-name="s1"/>
      <text:p text:style-name="s1"><text:span text:style-name="s10">Примечание:</text:span></text:p>
      <text:p text:style-name="s1">1. Рекомендуемые штатные нормативы отделения неотложной наркологической помощи не распространяются на медицинские организации частной системы здравоохранения.</text:p>
      <text:p text:style-name="s1">2. Для районов с низкой плотностью населения и ограниченной транспортной доступностью медицинских организаций количество должностей врачей- психиатров-наркологов и медицинских сестер палатных (постовых) устанавливается исходя из меньшего количества коек (корректируются с учетом нагрузки, но не менее 0,25 должности).</text:p>
      <text:p text:style-name="s1">3. Для организаций и территорий, подлежащих обслуживанию Федеральным медико-биологическим агентством согласно <text:a xlink:type="simple" xlink:href="http://ivo.garant.ru/document/redirect/6325497/0">распоряжению</text:a> Правительства Российской Федерации от 21 августа 2006 г. N 1156-р (Собрание законодательства Российской Федерации, 2006, N 35, ст. 3774; N 49, ст. 5267; N 52, ст. 5614; 2008, N 11, ст. 1060; 2009, N 14, ст. 1727; 2010, N 3, ст. 336; N 18, ст. 2271; 2011, N 16, ст. 2303; N 21, ст. 3004; N 47, ст. 6699; N 51, ст. 7526; 2012, N 19, ст. 2410; 2013, N 32, ст. 4312; 2014, N 9, ст. 912; N 16, ст. 1914; N 50, ст. 7159; 2015, N 21, ст. 3133; N 22, ст. 3291), количество должностей врачей-психиатров-наркологов устанавливается вне зависимости от количества коек.</text:p>
      <text:p text:style-name="s1">4. В медицинских организациях, в структуре которых создано отделение неотложной наркологической помощи, рекомендуется предусматривать дополнительно должности врачей-неврологов из расчета 0,5 должности на отделение неотложной наркологической помощи, а также должности врача-терапевта, медицинского психолога из расчета 1 должность на отделение неотложной наркологической помощи.</text:p>
      <text:p text:style-name="s1"/>
      <text:p text:style-name="s1_right_fi698"><text:bookmark text:name="anchor115000"/><text:span text:style-name="s10">Приложение N 15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Стандарт
оснащения отделения неотложной наркологической помощи</text:h>
      <text:p text:style-name="s1"/>
      <table:table table:name="10207" table:style-name="10207">
        <table:table-column table:style-name="838"/>
        <table:table-column table:style-name="6542"/>
        <table:table-column table:style-name="2827"/>
        <table:table-row>
          <table:table-cell table:style-name="15">
            <text:p text:style-name="s1_center_fi0">N </text:p>
            <text:p text:style-name="s1_center_fi0">п/п</text:p>
          </table:table-cell>
          <table:table-cell table:style-name="13">
            <text:p text:style-name="s1_center_fi0">Наименование</text:p>
          </table:table-cell>
          <table:table-cell table:style-name="13">
            <text:p text:style-name="s1_center_fi0">Требуемое количество, штук</text:p>
          </table:table-cell>
        </table:table-row>
        <table:table-row>
          <table:table-cell table:style-name="7">
            <text:p text:style-name="s1_center_fi0"><text:bookmark text:name="anchor115001"/>1</text:p>
          </table:table-cell>
          <table:table-cell table:style-name="5">
            <text:p text:style-name="s16_fi0">Кровать функциональная с прикроватным столиком и тумбой</text:p>
          </table:table-cell>
          <table:table-cell table:style-name="5">
            <text:p text:style-name="s1_center_fi0">по числу коек</text:p>
          </table:table-cell>
        </table:table-row>
        <table:table-row>
          <table:table-cell table:style-name="7">
            <text:p text:style-name="s1_center_fi0"><text:bookmark text:name="anchor115002"/>2</text:p>
          </table:table-cell>
          <table:table-cell table:style-name="5">
            <text:p text:style-name="s16_fi0">Электроотсасыватель хирургический с бактериальным фильтром</text:p>
          </table:table-cell>
          <table:table-cell table:style-name="5">
            <text:p text:style-name="s1_center_fi0">не менее 1 на 3 койки</text:p>
          </table:table-cell>
        </table:table-row>
        <table:table-row>
          <table:table-cell table:style-name="7">
            <text:p text:style-name="s1_center_fi0"><text:bookmark text:name="anchor115003"/>3</text:p>
          </table:table-cell>
          <table:table-cell table:style-name="5">
            <text:p text:style-name="s16_fi0">Аппарат для плазмафереза и плазмацитафереза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15004"/>4</text:p>
          </table:table-cell>
          <table:table-cell table:style-name="5">
            <text:p text:style-name="s16_fi0">Расходные материалы к аппарату для плазмафереза и плазмацитафереза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15005"/>5</text:p>
          </table:table-cell>
          <table:table-cell table:style-name="5">
            <text:p text:style-name="s16_fi0">Дефибриллятор кардиосинхронизированный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15006"/>6</text:p>
          </table:table-cell>
          <table:table-cell table:style-name="5">
            <text:p text:style-name="s16_fi0">Наборы для катетеризации магистральных сосудов (иглы, проводники, катетеры, струны) однократного пользования</text:p>
          </table:table-cell>
          <table:table-cell table:style-name="5">
            <text:p text:style-name="s1_center_fi0">не менее 100 на 1 год</text:p>
          </table:table-cell>
        </table:table-row>
        <table:table-row>
          <table:table-cell table:style-name="7">
            <text:p text:style-name="s1_center_fi0"><text:bookmark text:name="anchor115007"/>7</text:p>
          </table:table-cell>
          <table:table-cell table:style-name="5">
            <text:p text:style-name="s16_fi0">Прибор для определения алкоголя в выдыхаемом воздухе</text:p>
          </table:table-cell>
          <table:table-cell table:style-name="5">
            <text:p text:style-name="s1_center_fi0">2</text:p>
          </table:table-cell>
        </table:table-row>
        <table:table-row>
          <table:table-cell table:style-name="7">
            <text:p text:style-name="s1_center_fi0"><text:bookmark text:name="anchor115008"/>8</text:p>
          </table:table-cell>
          <table:table-cell table:style-name="5">
            <text:p text:style-name="s16_fi0">Анализатор наркотических средств и психотропных веществ, сильнодействующих лекарственных средств и расходные материалы к нему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15009"/>9</text:p>
          </table:table-cell>
          <table:table-cell table:style-name="5">
            <text:p text:style-name="s16_fi0">Электрокардиограф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15010"/>10</text:p>
          </table:table-cell>
          <table:table-cell table:style-name="5">
            <text:p text:style-name="s16_fi0">Негатоскоп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15011"/>11</text:p>
          </table:table-cell>
          <table:table-cell table:style-name="5">
            <text:p text:style-name="s16_fi0">Штатив медицинский (инфузионная стойка)</text:p>
          </table:table-cell>
          <table:table-cell table:style-name="5">
            <text:p text:style-name="s1_center_fi0">1 на 5 коек</text:p>
          </table:table-cell>
        </table:table-row>
      </table:table>
      <text:p text:style-name="s1"/>
      <text:p text:style-name="s1_right_fi698"><text:bookmark text:name="anchor116000"/><text:span text:style-name="s10">Приложение N 16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Правила
организации деятельности наркологического отделения</text:h>
      <text:p text:style-name="s1"/>
      <text:p text:style-name="s1"><text:bookmark text:name="anchor116001"/>1. Настоящие Правила устанавливают порядок организации деятельности наркологического отделения.</text:p>
      <text:p text:style-name="s1"><text:bookmark text:name="anchor116002"/>2. Наркологическое отделение (далее - Отделение) создается для оказания специализированной медицинской помощи по профилю "психиатрия-наркология".</text:p>
      <text:p text:style-name="s1"><text:bookmark text:name="anchor116003"/>3. Отделение является структурным подразделением медицинской организации.</text:p>
      <text:p text:style-name="s1"><text:bookmark text:name="anchor116004"/>4. В структуре Отделения рекомендуется предусматривать:</text:p>
      <text:p text:style-name="s1">кабинет заведующего;</text:p>
      <text:p text:style-name="s1">кабинеты врачей;</text:p>
      <text:p text:style-name="s1">кабинет врача-психотерапевта;</text:p>
      <text:p text:style-name="s1">кабинет медицинского психолога;</text:p>
      <text:p text:style-name="s1">процедурную;</text:p>
      <text:p text:style-name="s1">кабинет старшей медицинской сестры.</text:p>
      <text:p text:style-name="s1"><text:bookmark text:name="anchor116005"/>5. В Отделении рекомендуется предусматривать:</text:p>
      <text:p text:style-name="s1">палаты для пациентов;</text:p>
      <text:p text:style-name="s1">комнату для хранения медицинского оборудования;</text:p>
      <text:p text:style-name="s1">комнату для среднего медицинского персонала;</text:p>
      <text:p text:style-name="s1">комнату сестры-хозяйки;</text:p>
      <text:p text:style-name="s1">помещение для групповой и индивидуальной психотерапии;</text:p>
      <text:p text:style-name="s1">буфетную и раздаточную;</text:p>
      <text:p text:style-name="s1">помещение для хранения чистого белья;</text:p>
      <text:p text:style-name="s1">помещение для сбора грязного белья;</text:p>
      <text:p text:style-name="s1">душевую и туалет для медицинских работников;</text:p>
      <text:p text:style-name="s1">душевые и туалеты для пациентов;</text:p>
      <text:p text:style-name="s1">санитарную комнату;</text:p>
      <text:p text:style-name="s1">комнату для посетителей.</text:p>
      <text:p text:style-name="s1"><text:bookmark text:name="anchor116006"/>6. Отделение может быть смешанным (для лиц с различными наркологическими расстройствами) или специализированным (для лиц с определенным наркологическим расстройством).</text:p>
      <text:p text:style-name="s1"><text:bookmark text:name="anchor116007"/>7. Штатная численность Отделения устанавливается руководителем медицинской организации, в которой оно создано, исходя из объема проводимой лечебно-диагностической работы и численности обслуживаемого населения с учетом рекомендуемых штатных нормативов, предусмотренных <text:a xlink:type="simple" xlink:href="#anchor117000">приложением N 17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16008"/>8. На должность заведующего Отделением - врача-психиатра-нарколога назначается специалист, соответствующий <text:a xlink:type="simple" xlink:href="http://ivo.garant.ru/document/redirect/71231064/1051">Квалификационным требованиям</text:a> к медицинским и фармацевтическим работникам с высшим образованием по направлению подготовки "Здравоохранение и медицинские науки", утвержденным <text:a xlink:type="simple" xlink:href="http://ivo.garant.ru/document/redirect/71231064/0">приказом</text:a> Министерства здравоохранения Российской Федерации от 8 октября 2015 г. N 707н (зарегистрирован Министерством юстиции Российской Федерации 23 октября 2015 г., регистрационный N 39438) (далее - Квалификационным требованиям), по специальности "психиатрия-наркология".</text:p>
      <text:p text:style-name="s1"><text:bookmark text:name="anchor116009"/>9. На должность врача-психиатра-нарколога Отделения назначается специалист, соответствующий <text:a xlink:type="simple" xlink:href="http://ivo.garant.ru/document/redirect/71231064/1051">Квалификационным требованиям</text:a> по специальности "психиатрия-наркология".</text:p>
      <text:p text:style-name="s1"><text:bookmark text:name="anchor116010"/>10. Оснащение Отделения осуществляется в соответствии со стандартом, предусмотренным <text:a xlink:type="simple" xlink:href="#anchor118000">приложением N 18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16011"/>11. По решению руководителя медицинской организации, в которой создано Отделение, для обеспечения своей деятельности Отделение может использовать возможности лечебно-диагностических и вспомогательных подразделений медицинской организации.</text:p>
      <text:p text:style-name="s1"><text:bookmark text:name="anchor116012"/>12. Отделение осуществляет следующие основные функции:</text:p>
      <text:p text:style-name="s1">оказание специализированной медицинской помощи лицам с наркологическими расстройствами на основе стандартов медицинской помощи и с учетом клинических рекомендаций (протоколов лечения) по вопросам оказания медицинской помощи по профилю "психиатрия-наркология";</text:p>
      <text:p text:style-name="s1">проведение мотивационного консультирования лиц с наркологическими расстройствами в целях побуждения их к лечению и медицинской реабилитации, формирования у них приверженности к ведению здорового образа жизни, отказу от потребления алкоголя, наркотических средств и психотропных веществ без назначения врача;</text:p>
      <text:p text:style-name="s1">оказание психотерапевтической и медико-психологической помощи лицам с наркологическими расстройствами;</text:p>
      <text:p text:style-name="s1">оказание консультативной помощи иным врачам-специалистам по вопросам диагностики, лечения и медицинской реабилитации лиц с наркологическими расстройствами;</text:p>
      <text:p text:style-name="s1">осуществление экспертизы временной нетрудоспособности;</text:p>
      <text:p text:style-name="s1">участие в организации и проведении научно-практических мероприятий по вопросам наркологических расстройств;</text:p>
      <text:p text:style-name="s1">представление отчетности в установленном порядке<text:a xlink:type="simple" xlink:href="#anchor11611">*</text:a>, сбор и предоставление первичных данных о медицинской деятельности для информационных систем в сфере здравоохранения<text:a xlink:type="simple" xlink:href="#anchor11622">**</text:a>.</text:p>
      <text:p text:style-name="s1"><text:bookmark text:name="anchor116013"/>13. Отделение может использоваться в качестве клинической базы научных, образовательных организаций высшего образования, профессиональных образовательных организаций и организаций дополнительного профессионального образования.</text:p>
      <text:p text:style-name="s1"/>
      <text:p text:style-name="s16_fi0">______________________________</text:p>
      <text:p text:style-name="s1"><text:bookmark text:name="anchor11611"/>* <text:a xlink:type="simple" xlink:href="http://ivo.garant.ru/document/redirect/12191967/79111">Пункт 11 части 1 статьи 79</text:a> Федерального закона от 21 ноября 2011 г. N 323-ФЗ "Об основах охраны здоровья граждан в Российской Федерации" (Собрание законодательства Российской Федерации, 2011, N 48, ст. 6724; 2013, N 48, ст. 6165; 2014, N 30, ст. 4257) (далее - Федеральный закон от 21 ноября 2011 г. N 323-ФЗ).</text:p>
      <text:p text:style-name="s1"><text:bookmark text:name="anchor11622"/>** <text:a xlink:type="simple" xlink:href="http://ivo.garant.ru/document/redirect/12191967/911">Часть 1 статьи 91</text:a> Федерального закона от 21 ноября 2011 г. N 323-ФЗ.</text:p>
      <text:p text:style-name="s1"/>
      <text:p text:style-name="s1_right_fi698"><text:bookmark text:name="anchor117000"/><text:span text:style-name="s10">Приложение N 17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Рекомендуемые штатные нормативы
наркологического отделения</text:h>
      <text:p text:style-name="s9header">ГАРАНТ:</text:p>
      <text:p text:style-name="s9">См. <text:a xlink:type="simple" xlink:href="http://ivo.garant.ru/document/redirect/57514433/0">справку</text:a> о нормах труда</text:p>
      <table:table table:name="10226" table:style-name="10226">
        <table:table-column table:style-name="845"/>
        <table:table-column table:style-name="4274"/>
        <table:table-column table:style-name="5107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 должности</text:p>
          </table:table-cell>
          <table:table-cell table:style-name="13">
            <text:p text:style-name="s1_center_fi0">Количество должностей</text:p>
          </table:table-cell>
        </table:table-row>
        <table:table-row>
          <table:table-cell table:style-name="7">
            <text:p text:style-name="s1_center_fi0"><text:bookmark text:name="anchor117001"/>1</text:p>
          </table:table-cell>
          <table:table-cell table:style-name="5">
            <text:p text:style-name="s16_fi0">Заведующий отделением - врач-психиатр-нарколог</text:p>
          </table:table-cell>
          <table:table-cell table:style-name="5">
            <text:p text:style-name="s16_fi0">при числе должностей врачей-психиатров-наркологов</text:p>
            <text:p text:style-name="s16_fi0">не менее 3 должностей - вместо 0,5 должности врача-психиатра-нарколога;</text:p>
            <text:p text:style-name="s16_fi0">свыше 4 должностей - вместо 1 должности врача-психиатра-нарколога</text:p>
          </table:table-cell>
        </table:table-row>
        <table:table-row>
          <table:table-cell table:style-name="7">
            <text:p text:style-name="s1_center_fi0"><text:bookmark text:name="anchor117002"/>2</text:p>
          </table:table-cell>
          <table:table-cell table:style-name="5">
            <text:p text:style-name="s16_fi0">Врач-психиатр-нарколог</text:p>
          </table:table-cell>
          <table:table-cell table:style-name="5">
            <text:p text:style-name="s16_fi0">1 на:</text:p>
            <text:p text:style-name="s16_fi0">35 коек для больных алкоголизмом;</text:p>
            <text:p text:style-name="s16_fi0">20 коек для больных наркоманией;</text:p>
            <text:p text:style-name="s16_fi0">10 коек для лечения несовершеннолетних с 14 лет больных алкоголизмом и (или) наркоманией</text:p>
          </table:table-cell>
        </table:table-row>
        <table:table-row>
          <table:table-cell table:style-name="7">
            <text:p text:style-name="s1_center_fi0"><text:bookmark text:name="anchor117003"/>3</text:p>
          </table:table-cell>
          <table:table-cell table:style-name="5">
            <text:p text:style-name="s16_fi0">Врач-психотерапевт</text:p>
          </table:table-cell>
          <table:table-cell table:style-name="5">
            <text:p text:style-name="s16_fi0">1 на 1 должность врача-психиатра- нарколога</text:p>
          </table:table-cell>
        </table:table-row>
        <table:table-row>
          <table:table-cell table:style-name="7">
            <text:p text:style-name="s1_center_fi0"><text:bookmark text:name="anchor117004"/>4</text:p>
          </table:table-cell>
          <table:table-cell table:style-name="5">
            <text:p text:style-name="s16_fi0">Медицинский психолог</text:p>
          </table:table-cell>
          <table:table-cell table:style-name="5">
            <text:p text:style-name="s16_fi0">1 на:</text:p>
            <text:p text:style-name="s16_fi0">20 коек для больных алкоголизмом;</text:p>
            <text:p text:style-name="s16_fi0">15 коек для больных наркоманией;</text:p>
            <text:p text:style-name="s16_fi0">10 коек для несовершеннолетних с 14 лет больных алкоголизмом и (или) наркоманией</text:p>
          </table:table-cell>
        </table:table-row>
        <table:table-row>
          <table:table-cell table:style-name="7">
            <text:p text:style-name="s1_center_fi0"><text:bookmark text:name="anchor117005"/>5</text:p>
          </table:table-cell>
          <table:table-cell table:style-name="5">
            <text:p text:style-name="s16_fi0">Специалист по социальной работе</text:p>
          </table:table-cell>
          <table:table-cell table:style-name="5">
            <text:p text:style-name="s16_fi0">1 на:</text:p>
            <text:p text:style-name="s16_fi0">35 коек для взрослых;</text:p>
            <text:p text:style-name="s16_fi0">15 коек для несовершеннолетних с 14 лет</text:p>
          </table:table-cell>
        </table:table-row>
        <table:table-row>
          <table:table-cell table:style-name="7">
            <text:p text:style-name="s1_center_fi0"><text:bookmark text:name="anchor117006"/>6</text:p>
          </table:table-cell>
          <table:table-cell table:style-name="5">
            <text:p text:style-name="s16_fi0">Социальный работник</text:p>
          </table:table-cell>
          <table:table-cell table:style-name="5">
            <text:p text:style-name="s16_fi0">1 на 2 должности специалиста по социальной работе</text:p>
          </table:table-cell>
        </table:table-row>
        <table:table-row>
          <table:table-cell table:style-name="7">
            <text:p text:style-name="s1_center_fi0"><text:bookmark text:name="anchor117007"/>7</text:p>
          </table:table-cell>
          <table:table-cell table:style-name="5">
            <text:p text:style-name="s16_fi0">Старшая медицинская сестра</text:p>
          </table:table-cell>
          <table:table-cell table:style-name="5">
            <text:p text:style-name="s16_fi0">1 на 1 должность заведующего отделением - врача-психиатра-нарколога</text:p>
          </table:table-cell>
        </table:table-row>
        <table:table-row>
          <table:table-cell table:style-name="7">
            <text:p text:style-name="s1_center_fi0"><text:bookmark text:name="anchor117008"/>8</text:p>
          </table:table-cell>
          <table:table-cell table:style-name="5">
            <text:p text:style-name="s16_fi0">Медицинская сестра палатная (постовая)</text:p>
          </table:table-cell>
          <table:table-cell table:style-name="5">
            <text:p text:style-name="s16_fi0">6 (для обеспечения круглосуточной работы) на:</text:p>
            <text:p text:style-name="s16_fi0">15 коек для больных алкоголизмом;</text:p>
            <text:p text:style-name="s16_fi0">10 коек для больных наркоманией;</text:p>
            <text:p text:style-name="s16_fi0">10 коек для несовершеннолетних с 14 лет больных алкоголизмом и (или) наркоманией</text:p>
          </table:table-cell>
        </table:table-row>
        <table:table-row>
          <table:table-cell table:style-name="7">
            <text:p text:style-name="s1_center_fi0"><text:bookmark text:name="anchor117009"/>9</text:p>
          </table:table-cell>
          <table:table-cell table:style-name="5">
            <text:p text:style-name="s16_fi0">Медицинская сестра процедурной</text:p>
          </table:table-cell>
          <table:table-cell table:style-name="5">
            <text:p text:style-name="s16_fi0">1 в смену</text:p>
          </table:table-cell>
        </table:table-row>
        <table:table-row>
          <table:table-cell table:style-name="7">
            <text:p text:style-name="s1_center_fi0"><text:bookmark text:name="anchor117010"/>10</text:p>
          </table:table-cell>
          <table:table-cell table:style-name="5">
            <text:p text:style-name="s16_fi0">Сестра-хозяйка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17011"/>11</text:p>
          </table:table-cell>
          <table:table-cell table:style-name="5">
            <text:p text:style-name="s16_fi0">Санитар</text:p>
          </table:table-cell>
          <table:table-cell table:style-name="5">
            <text:p text:style-name="s16_fi0">6 для обеспечения круглосуточной работы на:</text:p>
            <text:p text:style-name="s16_fi0">20 коек для больных алкоголизмом;</text:p>
            <text:p text:style-name="s16_fi0">10 коек для больных наркоманией;</text:p>
            <text:p text:style-name="s16_fi0">10 коек для несовершеннолетних с 14 лет больных алкоголизмом и (или) наркоманией</text:p>
          </table:table-cell>
        </table:table-row>
      </table:table>
      <text:p text:style-name="s1"/>
      <text:p text:style-name="s1"><text:bookmark text:name="anchor130029"/><text:span text:style-name="s10">Примечание:</text:span></text:p>
      <text:p text:style-name="s1">1. Рекомендуемые штатные нормативы наркологического отделения не распространяются на медицинские организации частной системы здравоохранения.</text:p>
      <text:p text:style-name="s1">2. Для районов с низкой плотностью населения и ограниченной транспортной доступностью медицинских организаций количество должностей врачей-психиатров-наркологов и медицинских сестер палатных (постовых) устанавливается исходя из меньшего количества коек (корректируются с учетом нагрузки, но не менее 0,25 должности).</text:p>
      <text:p text:style-name="s1">3. Для организаций и территорий, подлежащих обслуживанию Федеральным медико-биологическим агентством согласно <text:a xlink:type="simple" xlink:href="http://ivo.garant.ru/document/redirect/6325497/0">распоряжению</text:a> Правительства Российской Федерации от 21 августа 2006 г. N 1156-р (Собрание законодательства Российской Федерации, 2006, N 35, ст. 3774; N 49, ст. 5267; N 52, ст. 5614; 2008, N 11, ст. 1060; 2009, N 14, ст. 1727; 2010, N 3, ст. 336; N 18, ст. 2271; 2011, N 16, ст. 2303; N 21, ст. 3004; N 47, ст. 6699; N 51, ст. 7526; 2012, N 19, ст. 2410; 2013, N 32, ст. 4312; 2014, N 9, ст. 912; N 16, ст. 1914; N 50, ст. 7159; 2015, N 21, ст. 3133; N 22, ст. 3291), количество должностей врачей-психиатров-наркологов устанавливается вне зависимости от количества коек.</text:p>
      <text:p text:style-name="s1"/>
      <text:p text:style-name="s1_right_fi698"><text:bookmark text:name="anchor118000"/><text:span text:style-name="s10">Приложение N 18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Стандарт
оснащения наркологического отделения</text:h>
      <text:p text:style-name="s1"/>
      <table:table table:name="10224" table:style-name="10224">
        <table:table-column table:style-name="859"/>
        <table:table-column table:style-name="6520"/>
        <table:table-column table:style-name="2845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</text:p>
          </table:table-cell>
          <table:table-cell table:style-name="13">
            <text:p text:style-name="s1_center_fi0">Требуемое количество, штук</text:p>
          </table:table-cell>
        </table:table-row>
        <table:table-row>
          <table:table-cell table:style-name="7">
            <text:p text:style-name="s1_center_fi0"><text:bookmark text:name="anchor118001"/>1</text:p>
          </table:table-cell>
          <table:table-cell table:style-name="5">
            <text:p text:style-name="s16_fi0">Тонометр для измерения артериального давления</text:p>
          </table:table-cell>
          <table:table-cell table:style-name="5">
            <text:p text:style-name="s1_center_fi0">по числу врачей-психиатров-наркологов</text:p>
          </table:table-cell>
        </table:table-row>
        <table:table-row>
          <table:table-cell table:style-name="7">
            <text:p text:style-name="s1_center_fi0"><text:bookmark text:name="anchor118002"/>2</text:p>
          </table:table-cell>
          <table:table-cell table:style-name="5">
            <text:p text:style-name="s16_fi0">Неврологический молоточек</text:p>
          </table:table-cell>
          <table:table-cell table:style-name="5">
            <text:p text:style-name="s1_center_fi0">по числу врачей-психиатров-наркологов</text:p>
          </table:table-cell>
        </table:table-row>
        <table:table-row>
          <table:table-cell table:style-name="7">
            <text:p text:style-name="s1_center_fi0"><text:bookmark text:name="anchor118003"/>3</text:p>
          </table:table-cell>
          <table:table-cell table:style-name="5">
            <text:p text:style-name="s16_fi0">Персональный компьютер с программным обеспечением и принтером</text:p>
          </table:table-cell>
          <table:table-cell table:style-name="5">
            <text:p text:style-name="s1_center_fi0">по числу врачей-психиатров-наркологов</text:p>
          </table:table-cell>
        </table:table-row>
        <table:table-row>
          <table:table-cell table:style-name="7">
            <text:p text:style-name="s1_center_fi0"><text:bookmark text:name="anchor118004"/>4</text:p>
          </table:table-cell>
          <table:table-cell table:style-name="5">
            <text:p text:style-name="s16_fi0">Тест-системы для определения наркотических средств и психотропных веществ в моче (не менее чем для 10 групп веществ)</text:p>
          </table:table-cell>
          <table:table-cell table:style-name="5">
            <text:p text:style-name="s1_center_fi0">не менее 20</text:p>
          </table:table-cell>
        </table:table-row>
        <table:table-row>
          <table:table-cell table:style-name="7">
            <text:p text:style-name="s1_center_fi0"><text:bookmark text:name="anchor118005"/>5</text:p>
          </table:table-cell>
          <table:table-cell table:style-name="5">
            <text:p text:style-name="s16_fi0">Прибор для определения алкоголя в выдыхаемом воздухе</text:p>
          </table:table-cell>
          <table:table-cell table:style-name="5">
            <text:p text:style-name="s1_center_fi0">не менее 2</text:p>
          </table:table-cell>
        </table:table-row>
        <table:table-row>
          <table:table-cell table:style-name="7">
            <text:p text:style-name="s1_center_fi0"><text:bookmark text:name="anchor118006"/>6</text:p>
          </table:table-cell>
          <table:table-cell table:style-name="5">
            <text:p text:style-name="s16_fi0">Комплект мультимедийного устройства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18007"/>7</text:p>
          </table:table-cell>
          <table:table-cell table:style-name="5">
            <text:p text:style-name="s16_fi0">Телевизор с DVD-проигрывателем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18008"/>8</text:p>
          </table:table-cell>
          <table:table-cell table:style-name="5">
            <text:p text:style-name="s16_fi0">Диктофон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18009"/>9</text:p>
          </table:table-cell>
          <table:table-cell table:style-name="5">
            <text:p text:style-name="s16_fi0">Экспериментально-психологические методики</text:p>
          </table:table-cell>
          <table:table-cell table:style-name="5">
            <text:p text:style-name="s1_center_fi0">не менее 5</text:p>
          </table:table-cell>
        </table:table-row>
        <table:table-row>
          <table:table-cell table:style-name="7">
            <text:p text:style-name="s1_center_fi0"><text:bookmark text:name="anchor118010"/>10</text:p>
          </table:table-cell>
          <table:table-cell table:style-name="5">
            <text:p text:style-name="s16_fi0">Штатив медицинский (инфузионная стойка)</text:p>
          </table:table-cell>
          <table:table-cell table:style-name="5">
            <text:p text:style-name="s1_center_fi0">1 на 5 коек</text:p>
          </table:table-cell>
        </table:table-row>
        <table:table-row>
          <table:table-cell table:style-name="7">
            <text:p text:style-name="s1_center_fi0"><text:bookmark text:name="anchor118011"/>11</text:p>
          </table:table-cell>
          <table:table-cell table:style-name="5">
            <text:p text:style-name="s16_fi0">Система палатной сигнализации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18012"/>12</text:p>
          </table:table-cell>
          <table:table-cell table:style-name="5">
            <text:p text:style-name="s16_fi0">Кровать медицинская общебольничная</text:p>
          </table:table-cell>
          <table:table-cell table:style-name="5">
            <text:p text:style-name="s1_center_fi0">по числу коек</text:p>
          </table:table-cell>
        </table:table-row>
        <table:table-row>
          <table:table-cell table:style-name="7">
            <text:p text:style-name="s1_center_fi0"><text:bookmark text:name="anchor118013"/>13</text:p>
          </table:table-cell>
          <table:table-cell table:style-name="5">
            <text:p text:style-name="s16_fi0">Стол прикроватный</text:p>
          </table:table-cell>
          <table:table-cell table:style-name="5">
            <text:p text:style-name="s1_center_fi0">по числу коек</text:p>
          </table:table-cell>
        </table:table-row>
        <table:table-row>
          <table:table-cell table:style-name="7">
            <text:p text:style-name="s1_center_fi0"><text:bookmark text:name="anchor118014"/>14</text:p>
          </table:table-cell>
          <table:table-cell table:style-name="5">
            <text:p text:style-name="s16_fi0">Элементы мотивационной терапии средой (картины, эстампы, графические работы и другие)</text:p>
          </table:table-cell>
          <table:table-cell table:style-name="5">
            <text:p text:style-name="s1_center_fi0">по требованию</text:p>
          </table:table-cell>
        </table:table-row>
      </table:table>
      <text:p text:style-name="s1"/>
      <text:p text:style-name="s1_right_fi698"><text:bookmark text:name="anchor119000"/><text:span text:style-name="s10">Приложение N 19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Правила
организации деятельности отделения медицинской реабилитации для лиц с наркологическими расстройствами</text:h>
      <text:p text:style-name="s1"/>
      <text:p text:style-name="s1"><text:bookmark text:name="anchor119001"/>1. Настоящие Правила устанавливают порядок организации деятельности отделения медицинской реабилитации для лиц с наркологическими расстройствами.</text:p>
      <text:p text:style-name="s1"><text:bookmark text:name="anchor119002"/>2. Отделение медицинской реабилитации для лиц с наркологическими расстройствами (далее - МР отделение) создается для оказания первичной медико-санитарной и (или) специализированной медицинской помощи по профилю "психиатрия-наркология" в амбулаторных условиях, условиях дневного стационара или стационарных условиях.</text:p>
      <text:p text:style-name="s1"><text:bookmark text:name="anchor119003"/>3. МР отделение является структурным подразделением медицинской организации.</text:p>
      <text:p text:style-name="s1"><text:bookmark text:name="anchor119004"/>4. В структуре МР отделения рекомендуется предусматривать:</text:p>
      <text:p text:style-name="s1">кабинет заведующего;</text:p>
      <text:p text:style-name="s1">кабинет для врачей-психиатров-наркологов;</text:p>
      <text:p text:style-name="s1">кабинет врача-психотерапевта;</text:p>
      <text:p text:style-name="s1">кабинет медицинского психолога;</text:p>
      <text:p text:style-name="s1">кабинет специалиста по социальной работе и социальных работников;</text:p>
      <text:p text:style-name="s1">кабинет старшей медицинской сестры;</text:p>
      <text:p text:style-name="s1">процедурную.</text:p>
      <text:p text:style-name="s1"><text:bookmark text:name="anchor119005"/>5. В МР отделении рекомендуется предусматривать:</text:p>
      <text:p text:style-name="s1">палаты для пациентов;</text:p>
      <text:p text:style-name="s1">помещения для индивидуальных и групповых методов работы;</text:p>
      <text:p text:style-name="s1">помещения для терапии занятостью и клубной работы;</text:p>
      <text:p text:style-name="s1">комнату психологической разгрузки;</text:p>
      <text:p text:style-name="s1">зал для занятия лечебной физкультурой;</text:p>
      <text:p text:style-name="s1">зал для занятия на тренажерах;</text:p>
      <text:p text:style-name="s1">комнату для медицинских работников;</text:p>
      <text:p text:style-name="s1">помещения для сестры-хозяйки;</text:p>
      <text:p text:style-name="s1">буфетную и раздаточную;</text:p>
      <text:p text:style-name="s1">помещение для хранения чистого белья;</text:p>
      <text:p text:style-name="s1">помещение для сбора грязного белья;</text:p>
      <text:p text:style-name="s1">душевую и туалет для медицинских работников;</text:p>
      <text:p text:style-name="s1">душевую и туалет для пациентов;</text:p>
      <text:p text:style-name="s1">санитарную комнату.</text:p>
      <text:p text:style-name="s1"><text:bookmark text:name="anchor119006"/>6. Штатная численность МР отделения устанавливается руководителем медицинской организации, в которой оно создано, исходя из объема проводимой лечебно-диагностической работы и численности обслуживаемого населения с учетом рекомендуемых штатных нормативов, предусмотренных <text:a xlink:type="simple" xlink:href="#anchor120000">приложением N 20</text:a> к Порядку оказания медицинской помощи по профилю "психиатрия- наркология", утвержденному настоящим приказом.</text:p>
      <text:p text:style-name="s1"><text:bookmark text:name="anchor119007"/>7. На должность заведующего МР отделением - врача-психиатра-нарколога назначается специалист, соответствующий <text:a xlink:type="simple" xlink:href="http://ivo.garant.ru/document/redirect/71231064/1051">Квалификационным требованиям</text:a> к медицинским и фармацевтическим работникам с высшим образованием по направлению подготовки "Здравоохранение и медицинские науки", утвержденным <text:a xlink:type="simple" xlink:href="http://ivo.garant.ru/document/redirect/71231064/0">приказом</text:a> Министерства здравоохранения Российской Федерации от 8 октября 2015 г. N 707н (зарегистрирован Министерством юстиции Российской Федерации 23 октября 2015 г., регистрационный N 39438) (далее - Квалификационные требования), по специальности "психиатрия-наркология".</text:p>
      <text:p text:style-name="s1"><text:bookmark text:name="anchor119008"/>8. На должность врача-психиатра-нарколога МР отделения назначается специалист, соответствующий <text:a xlink:type="simple" xlink:href="http://ivo.garant.ru/document/redirect/71231064/1051">Квалификационным требованиям</text:a> по специальности "психиатрия-наркология".</text:p>
      <text:p text:style-name="s1"><text:bookmark text:name="anchor119009"/>9. Оснащение МР отделения осуществляется в соответствии со стандартом, предусмотренным <text:a xlink:type="simple" xlink:href="#anchor121000">приложением N 21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19010"/>10. По решению руководителя медицинской организации, в которой создано МР отделение, для обеспечения своей деятельности МР отделение может использовать возможности лечебно-диагностических и вспомогательных подразделений медицинской организации.</text:p>
      <text:p text:style-name="s1"><text:bookmark text:name="anchor119011"/>11. МР отделение осуществляет следующие основные функции:</text:p>
      <text:p text:style-name="s1">осуществление медицинской реабилитации пациентов с наркологическими расстройствами;</text:p>
      <text:p text:style-name="s1">проведение мотивационного консультирования лиц с наркологическими расстройствами в целях побуждения их к продолжению и завершению медицинской реабилитации, диспансерному наблюдению, формирования у них приверженности к ведению здорового образа жизни, отказу от потребления алкоголя, наркотических средств и психотропных веществ без назначения врача;</text:p>
      <text:p text:style-name="s1">осуществление взаимодействия с организациями, оказывающими социальную помощь, по вопросам трудоустройства пациентов с наркологическими расстройствами;</text:p>
      <text:p text:style-name="s1">оказание медико-психологической помощи семьям лиц с наркологическими расстройствами;</text:p>
      <text:p text:style-name="s1">осуществление взаимодействия с общественными, религиозными и другими организациями по оказанию реабилитационной помощи лицам с наркологическими расстройствами;</text:p>
      <text:p text:style-name="s1">информирование населения об эффективных методах диагностики наркологических расстройств, лечения и медицинской реабилитации лиц с наркологическими расстройствами, а также о медицинских организациях, оказывающих медицинскую помощь по профилю "психиатрия-наркология";</text:p>
      <text:p text:style-name="s1">представление отчетности в установленном порядке<text:a xlink:type="simple" xlink:href="#anchor11911">*</text:a>, сбор и предоставление первичных данных о медицинской деятельности для информационных систем в сфере здравоохранения<text:a xlink:type="simple" xlink:href="#anchor11922">**</text:a>.</text:p>
      <text:p text:style-name="s1"/>
      <text:p text:style-name="s16_fi0">______________________________</text:p>
      <text:p text:style-name="s1"><text:bookmark text:name="anchor11911"/>* <text:a xlink:type="simple" xlink:href="http://ivo.garant.ru/document/redirect/12191967/79111">Пункт 11 части 1 статьи 79</text:a> Федерального закона от 21 ноября 2011 г. N 323-ФЗ "Об основах охраны здоровья граждан в Российской Федерации" (Собрание законодательства Российской Федерации, 2011, N 48, ст. 6724; 2013, N 48, ст. 6165; 2014, N 30, ст. 4257) (далее - Федеральный закон от 21 ноября 2011 г. N 323-ФЗ).</text:p>
      <text:p text:style-name="s1"><text:bookmark text:name="anchor11922"/>** <text:a xlink:type="simple" xlink:href="http://ivo.garant.ru/document/redirect/12191967/911">Часть 1 статьи 91</text:a> Федерального закона от 21 ноября 2011 г. N 323-ФЗ.</text:p>
      <text:p text:style-name="s1"/>
      <text:p text:style-name="s1_right_fi698"><text:bookmark text:name="anchor120000"/><text:span text:style-name="s10">Приложение N 20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Рекомендуемые штатные нормативы
отделения медицинской реабилитации для лиц с наркологическими расстройствами</text:h>
      <text:p text:style-name="s9header">ГАРАНТ:</text:p>
      <text:p text:style-name="s9">См. <text:a xlink:type="simple" xlink:href="http://ivo.garant.ru/document/redirect/57514433/0">справку</text:a> о нормах труда</text:p>
      <text:p text:style-name="s1"><text:bookmark text:name="anchor120001"/>1. Рекомендуемые штатные нормативы отделения медицинской реабилитации для лиц с наркологическими расстройствами (для осуществления медицинской реабилитации в амбулаторных условиях)</text:p>
      <text:p text:style-name="s1"/>
      <table:table table:name="10198" table:style-name="10198">
        <table:table-column table:style-name="852"/>
        <table:table-column table:style-name="4819"/>
        <table:table-column table:style-name="4527"/>
        <table:table-row>
          <table:table-cell table:style-name="15">
            <text:p text:style-name="s1_center_fi0">N п/п</text:p>
          </table:table-cell>
          <table:table-cell table:style-name="13">
            <text:p text:style-name="s1_center_fi0">Наименование должности</text:p>
          </table:table-cell>
          <table:table-cell table:style-name="13">
            <text:p text:style-name="s1_center_fi0">Количество должностей</text:p>
          </table:table-cell>
        </table:table-row>
        <table:table-row>
          <table:table-cell table:style-name="7">
            <text:p text:style-name="s1_center_fi0"><text:bookmark text:name="anchor120011"/>1</text:p>
          </table:table-cell>
          <table:table-cell table:style-name="5">
            <text:p text:style-name="s16_fi0">Заведующий отделением - врач-психиатр-нарколог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0012"/>2</text:p>
          </table:table-cell>
          <table:table-cell table:style-name="5">
            <text:p text:style-name="s16_fi0">Врач-психиатр-нарколог</text:p>
          </table:table-cell>
          <table:table-cell table:style-name="5">
            <text:p text:style-name="s16_fi0">1 в смену</text:p>
          </table:table-cell>
        </table:table-row>
        <table:table-row>
          <table:table-cell table:style-name="7">
            <text:p text:style-name="s1_center_fi0"><text:bookmark text:name="anchor120013"/>3</text:p>
          </table:table-cell>
          <table:table-cell table:style-name="5">
            <text:p text:style-name="s16_fi0">Врач-психотерапевт или медицинский психолог</text:p>
          </table:table-cell>
          <table:table-cell table:style-name="5">
            <text:p text:style-name="s16_fi0">1 на 1 должность врача-психиатра-нарколога</text:p>
          </table:table-cell>
        </table:table-row>
        <table:table-row>
          <table:table-cell table:style-name="7">
            <text:p text:style-name="s1_center_fi0"><text:bookmark text:name="anchor120014"/>4</text:p>
          </table:table-cell>
          <table:table-cell table:style-name="5">
            <text:p text:style-name="s16_fi0">Специалист по социальной работе</text:p>
          </table:table-cell>
          <table:table-cell table:style-name="5">
            <text:p text:style-name="s16_fi0">1 на 1 должность врача-психиатра-нарколога</text:p>
          </table:table-cell>
        </table:table-row>
        <table:table-row>
          <table:table-cell table:style-name="7">
            <text:p text:style-name="s1_center_fi0"><text:bookmark text:name="anchor120015"/>5</text:p>
          </table:table-cell>
          <table:table-cell table:style-name="5">
            <text:p text:style-name="s16_fi0">Социальный работник</text:p>
          </table:table-cell>
          <table:table-cell table:style-name="5">
            <text:p text:style-name="s16_fi0">1 на 1 должность специалиста по социальной работе</text:p>
          </table:table-cell>
        </table:table-row>
        <table:table-row>
          <table:table-cell table:style-name="7">
            <text:p text:style-name="s1_center_fi0"><text:bookmark text:name="anchor120016"/>6</text:p>
          </table:table-cell>
          <table:table-cell table:style-name="5">
            <text:p text:style-name="s16_fi0">Медицинская сестра</text:p>
          </table:table-cell>
          <table:table-cell table:style-name="5">
            <text:p text:style-name="s16_fi0">1 на 1 должность врача-психиатра-нарколога</text:p>
          </table:table-cell>
        </table:table-row>
        <table:table-row>
          <table:table-cell table:style-name="7">
            <text:p text:style-name="s1_center_fi0"><text:bookmark text:name="anchor120017"/>7</text:p>
          </table:table-cell>
          <table:table-cell table:style-name="5">
            <text:p text:style-name="s16_fi0">Врач по лечебной физкультуре</text:p>
          </table:table-cell>
          <table:table-cell table:style-name="5">
            <text:p text:style-name="s16_fi0">1 на 2 должности врача-психиатра-нарколога</text:p>
          </table:table-cell>
        </table:table-row>
        <table:table-row>
          <table:table-cell table:style-name="7">
            <text:p text:style-name="s1_center_fi0"><text:bookmark text:name="anchor120018"/>8</text:p>
          </table:table-cell>
          <table:table-cell table:style-name="5">
            <text:p text:style-name="s16_fi0">Инструктор по лечебной физкультуре</text:p>
          </table:table-cell>
          <table:table-cell table:style-name="5">
            <text:p text:style-name="s16_fi0">1 на 2 должности врача-психиатра-нарколога</text:p>
          </table:table-cell>
        </table:table-row>
        <table:table-row>
          <table:table-cell table:style-name="7">
            <text:p text:style-name="s1_center_fi0"><text:bookmark text:name="anchor120019"/>9</text:p>
          </table:table-cell>
          <table:table-cell table:style-name="5">
            <text:p text:style-name="s16_fi0">Сестра-хозяйка</text:p>
          </table:table-cell>
          <table:table-cell table:style-name="5">
            <text:p text:style-name="s16_fi0">1</text:p>
          </table:table-cell>
        </table:table-row>
      </table:table>
      <text:p text:style-name="s1"/>
      <text:p text:style-name="s1"><text:bookmark text:name="anchor120002"/>2. Рекомендуемые штатные нормативы отделения медицинской реабилитации для лиц с наркологическими расстройствами (для осуществления медицинской реабилитации в стационарных условиях и условиях дневного стационара)</text:p>
      <text:p text:style-name="s1"/>
      <table:table table:name="10204" table:style-name="10204">
        <table:table-column table:style-name="857"/>
        <table:table-column table:style-name="4810"/>
        <table:table-column table:style-name="4537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 должности</text:p>
          </table:table-cell>
          <table:table-cell table:style-name="13">
            <text:p text:style-name="s1_center_fi0">Количество должностей</text:p>
          </table:table-cell>
        </table:table-row>
        <table:table-row>
          <table:table-cell table:style-name="7">
            <text:p text:style-name="s1_center_fi0"><text:bookmark text:name="anchor120021"/>1</text:p>
          </table:table-cell>
          <table:table-cell table:style-name="5">
            <text:p text:style-name="s16_fi0">Заведующий отделением - врач-психиатр-нарколог</text:p>
          </table:table-cell>
          <table:table-cell table:style-name="5">
            <text:p text:style-name="s16_fi0">при числе должностей врачей-психиатров-наркологов не менее 3 должностей вместо 0,5 должности врача-психиатра-нарколога;</text:p>
            <text:p text:style-name="s16_fi0">свыше 4 должностей - вместо 1 должности врача-психиатра- нарколога</text:p>
          </table:table-cell>
        </table:table-row>
        <table:table-row>
          <table:table-cell table:style-name="7">
            <text:p text:style-name="s1_center_fi0"><text:bookmark text:name="anchor120022"/>2</text:p>
          </table:table-cell>
          <table:table-cell table:style-name="5">
            <text:p text:style-name="s16_fi0">Врач-психиатр-нарколог</text:p>
          </table:table-cell>
          <table:table-cell table:style-name="5">
            <text:p text:style-name="s16_fi0">1 на 25 коек</text:p>
          </table:table-cell>
        </table:table-row>
        <table:table-row>
          <table:table-cell table:style-name="7">
            <text:p text:style-name="s1_center_fi0"><text:bookmark text:name="anchor120023"/>3</text:p>
          </table:table-cell>
          <table:table-cell table:style-name="5">
            <text:p text:style-name="s16_fi0">Врач-психотерапевт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0024"/>4</text:p>
          </table:table-cell>
          <table:table-cell table:style-name="5">
            <text:p text:style-name="s16_fi0">Медицинский психолог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0025"/>5</text:p>
          </table:table-cell>
          <table:table-cell table:style-name="5">
            <text:p text:style-name="s16_fi0">Врач по лечебной физкультуре</text:p>
          </table:table-cell>
          <table:table-cell table:style-name="5">
            <text:p text:style-name="s16_fi0">1 на 25 коек</text:p>
          </table:table-cell>
        </table:table-row>
        <table:table-row>
          <table:table-cell table:style-name="7">
            <text:p text:style-name="s1_center_fi0"><text:bookmark text:name="anchor120026"/>6</text:p>
          </table:table-cell>
          <table:table-cell table:style-name="5">
            <text:p text:style-name="s16_fi0">Специалист по социальной работе</text:p>
          </table:table-cell>
          <table:table-cell table:style-name="5">
            <text:p text:style-name="s16_fi0">2</text:p>
          </table:table-cell>
        </table:table-row>
        <table:table-row>
          <table:table-cell table:style-name="7">
            <text:p text:style-name="s1_center_fi0"><text:bookmark text:name="anchor120027"/>7</text:p>
          </table:table-cell>
          <table:table-cell table:style-name="5">
            <text:p text:style-name="s16_fi0">Социальный работник</text:p>
          </table:table-cell>
          <table:table-cell table:style-name="5">
            <text:p text:style-name="s16_fi0">2</text:p>
          </table:table-cell>
        </table:table-row>
        <table:table-row>
          <table:table-cell table:style-name="7">
            <text:p text:style-name="s1_center_fi0"><text:bookmark text:name="anchor120028"/>8</text:p>
          </table:table-cell>
          <table:table-cell table:style-name="5">
            <text:p text:style-name="s16_fi0">Старшая медицинская сестра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0029"/>9</text:p>
          </table:table-cell>
          <table:table-cell table:style-name="5">
            <text:p text:style-name="s16_fi0">Медицинская сестра палатная (постовая)</text:p>
          </table:table-cell>
          <table:table-cell table:style-name="5">
            <text:p text:style-name="s16_fi0">6 на 25 коек для обеспечения круглосуточной работы</text:p>
          </table:table-cell>
        </table:table-row>
        <table:table-row>
          <table:table-cell table:style-name="7">
            <text:p text:style-name="s1_center_fi0"><text:bookmark text:name="anchor120210"/>10</text:p>
          </table:table-cell>
          <table:table-cell table:style-name="5">
            <text:p text:style-name="s16_fi0">Медицинская сестра процедурной</text:p>
          </table:table-cell>
          <table:table-cell table:style-name="5">
            <text:p text:style-name="s16_fi0">2</text:p>
          </table:table-cell>
        </table:table-row>
        <table:table-row>
          <table:table-cell table:style-name="7">
            <text:p text:style-name="s1_center_fi0"><text:bookmark text:name="anchor120211"/>11</text:p>
          </table:table-cell>
          <table:table-cell table:style-name="5">
            <text:p text:style-name="s16_fi0">Сестра-хозяйка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0212"/>12</text:p>
          </table:table-cell>
          <table:table-cell table:style-name="5">
            <text:p text:style-name="s16_fi0">Инструктор по лечебной физкультуре</text:p>
          </table:table-cell>
          <table:table-cell table:style-name="5">
            <text:p text:style-name="s16_fi0">1 на 25 коек</text:p>
          </table:table-cell>
        </table:table-row>
        <table:table-row>
          <table:table-cell table:style-name="7">
            <text:p text:style-name="s1_center_fi0"><text:bookmark text:name="anchor120213"/>13</text:p>
          </table:table-cell>
          <table:table-cell table:style-name="5">
            <text:p text:style-name="s16_fi0">Инструктор производственного обучения рабочих массовых специальностей</text:p>
          </table:table-cell>
          <table:table-cell table:style-name="5">
            <text:p text:style-name="s16_fi0">1 на 25 коек</text:p>
          </table:table-cell>
        </table:table-row>
        <table:table-row>
          <table:table-cell table:style-name="7">
            <text:p text:style-name="s1_center_fi0"><text:bookmark text:name="anchor120214"/>14</text:p>
          </table:table-cell>
          <table:table-cell table:style-name="5">
            <text:p text:style-name="s16_fi0">Санитар</text:p>
          </table:table-cell>
          <table:table-cell table:style-name="5">
            <text:p text:style-name="s16_fi0">6 на 25 коек для обеспечения круглосуточной работы</text:p>
          </table:table-cell>
        </table:table-row>
      </table:table>
      <text:p text:style-name="s1"/>
      <text:p text:style-name="s1"><text:bookmark text:name="anchor130030"/><text:span text:style-name="s10">Примечание:</text:span></text:p>
      <text:p text:style-name="s1">1. Рекомендуемые штатные нормативы отделения медицинской реабилитации для лиц, страдающих наркологическими расстройствами, не распространяются на медицинские организации частной системы здравоохранения.</text:p>
      <text:p text:style-name="s1">2. Для районов с низкой плотностью населения и ограниченной транспортной доступностью медицинских организаций количество должностей врачей-психиатров-наркологов и медицинских сестер устанавливается исходя из меньшей численности населения (корректируются с учетом нагрузки, но не менее 0,25 должности).</text:p>
      <text:p text:style-name="s1">3. Для организаций и территорий, подлежащих обслуживанию Федеральным медико-биологическим агентством согласно <text:a xlink:type="simple" xlink:href="http://ivo.garant.ru/document/redirect/6325497/0">распоряжению</text:a> Правительства Российской Федерации от 21 августа 2006 г. N 1156-р (Собрание законодательства Российской Федерации, 2006, N 35, ст. 3774; N 49, ст. 5267; N 52, ст. 5614; 2008, N 11, ст. 1060; 2009, N 14, ст. 1727; 2010, N 3, ст. 336; N 18, ст. 2271; 2011, N 16, ст. 2303; N 21, ст. 3004; N 47, ст. 6699; N 51, ст. 7526; 2012, N 19, ст. 2410; 2013, N 32, ст. 4312; 2014, N 9, ст. 912; N 16, ст. 1914; N 50, ст. 7159; 2015, N 21, ст. 3133; N 22, ст. 3291), количество должностей врачей-психиатров-наркологов устанавливается вне зависимости от численности прикрепленного населения.</text:p>
      <text:p text:style-name="s1">4. Должность инструктора производственного обучения рабочих массовых специальностей устанавливается при отсутствии данной должности в штате медицинской организации, в структуре которой создано отделение медицинской реабилитации для лиц с наркологическими расстройствами.</text:p>
      <text:p text:style-name="s1"/>
      <text:p text:style-name="s1_right_fi698"><text:bookmark text:name="anchor121000"/><text:span text:style-name="s10">Приложение N 21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Стандарт
оснащения отделения медицинской реабилитации для лиц с наркологическими расстройствами</text:h>
      <text:p text:style-name="s1"/>
      <table:table table:name="10231" table:style-name="10231">
        <table:table-column table:style-name="844"/>
        <table:table-column table:style-name="6544"/>
        <table:table-column table:style-name="2843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6_fi0">Наименование</text:p>
          </table:table-cell>
          <table:table-cell table:style-name="13">
            <text:p text:style-name="s1_center_fi0">Требуемое количество, штук</text:p>
          </table:table-cell>
        </table:table-row>
        <table:table-row>
          <table:table-cell table:style-name="7">
            <text:p text:style-name="s1_center_fi0"><text:bookmark text:name="anchor121001"/>1</text:p>
          </table:table-cell>
          <table:table-cell table:style-name="5">
            <text:p text:style-name="s16_fi0">Кушетка медицинская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1002"/>2</text:p>
          </table:table-cell>
          <table:table-cell table:style-name="5">
            <text:p text:style-name="s16_fi0">Кровать медицинская общебольничная</text:p>
          </table:table-cell>
          <table:table-cell table:style-name="5">
            <text:p text:style-name="s1_center_fi0">по числу коек</text:p>
          </table:table-cell>
        </table:table-row>
        <table:table-row>
          <table:table-cell table:style-name="7">
            <text:p text:style-name="s1_center_fi0"><text:bookmark text:name="anchor121003"/>3</text:p>
          </table:table-cell>
          <table:table-cell table:style-name="5">
            <text:p text:style-name="s16_fi0">Стол прикроватный</text:p>
          </table:table-cell>
          <table:table-cell table:style-name="5">
            <text:p text:style-name="s1_center_fi0">по числу коек</text:p>
          </table:table-cell>
        </table:table-row>
        <table:table-row>
          <table:table-cell table:style-name="7">
            <text:p text:style-name="s1_center_fi0"><text:bookmark text:name="anchor121004"/>4</text:p>
          </table:table-cell>
          <table:table-cell table:style-name="5">
            <text:p text:style-name="s16_fi0">Термометр медицинский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1005"/>5</text:p>
          </table:table-cell>
          <table:table-cell table:style-name="5">
            <text:p text:style-name="s16_fi0">Фонендоскоп</text:p>
          </table:table-cell>
          <table:table-cell table:style-name="5">
            <text:p text:style-name="s1_center_fi0">по числу врачей- психиатров-наркологов</text:p>
          </table:table-cell>
        </table:table-row>
        <table:table-row>
          <table:table-cell table:style-name="7">
            <text:p text:style-name="s1_center_fi0"><text:bookmark text:name="anchor121006"/>6</text:p>
          </table:table-cell>
          <table:table-cell table:style-name="5">
            <text:p text:style-name="s16_fi0">Тонометр для измерения артериального давления</text:p>
          </table:table-cell>
          <table:table-cell table:style-name="5">
            <text:p text:style-name="s1_center_fi0">по числу врачей-психиатров-наркологов</text:p>
          </table:table-cell>
        </table:table-row>
        <table:table-row>
          <table:table-cell table:style-name="7">
            <text:p text:style-name="s1_center_fi0"><text:bookmark text:name="anchor121007"/>7</text:p>
          </table:table-cell>
          <table:table-cell table:style-name="5">
            <text:p text:style-name="s16_fi0">Неврологический молоточек</text:p>
          </table:table-cell>
          <table:table-cell table:style-name="5">
            <text:p text:style-name="s1_center_fi0">по числу врачей-психиатров-наркологов</text:p>
          </table:table-cell>
        </table:table-row>
        <table:table-row>
          <table:table-cell table:style-name="7">
            <text:p text:style-name="s1_center_fi0"><text:bookmark text:name="anchor121008"/>8</text:p>
          </table:table-cell>
          <table:table-cell table:style-name="5">
            <text:p text:style-name="s16_fi0">Персональный компьютер с программным обеспечением и принтером</text:p>
          </table:table-cell>
          <table:table-cell table:style-name="5">
            <text:p text:style-name="s1_center_fi0">по числу врачей-психиатров-наркологов</text:p>
          </table:table-cell>
        </table:table-row>
        <table:table-row>
          <table:table-cell table:style-name="7">
            <text:p text:style-name="s1_center_fi0"><text:bookmark text:name="anchor121009"/>9</text:p>
          </table:table-cell>
          <table:table-cell table:style-name="5">
            <text:p text:style-name="s16_fi0">Видеокамера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1010"/>10</text:p>
          </table:table-cell>
          <table:table-cell table:style-name="5">
            <text:p text:style-name="s16_fi0">DVD-RW диски</text:p>
          </table:table-cell>
          <table:table-cell table:style-name="5">
            <text:p text:style-name="s1_center_fi0">не менее 5</text:p>
          </table:table-cell>
        </table:table-row>
        <table:table-row>
          <table:table-cell table:style-name="7">
            <text:p text:style-name="s1_center_fi0"><text:bookmark text:name="anchor121011"/>11</text:p>
          </table:table-cell>
          <table:table-cell table:style-name="5">
            <text:p text:style-name="s16_fi0">Экспериментально-психологические методики</text:p>
          </table:table-cell>
          <table:table-cell table:style-name="5">
            <text:p text:style-name="s1_center_fi0">не менее 10</text:p>
          </table:table-cell>
        </table:table-row>
        <table:table-row>
          <table:table-cell table:style-name="7">
            <text:p text:style-name="s1_center_fi0"><text:bookmark text:name="anchor121012"/>12</text:p>
          </table:table-cell>
          <table:table-cell table:style-name="5">
            <text:p text:style-name="s16_fi0">Диктофон</text:p>
          </table:table-cell>
          <table:table-cell table:style-name="5">
            <text:p text:style-name="s1_center_fi0">2</text:p>
          </table:table-cell>
        </table:table-row>
        <table:table-row>
          <table:table-cell table:style-name="7">
            <text:p text:style-name="s1_center_fi0"><text:bookmark text:name="anchor121013"/>13</text:p>
          </table:table-cell>
          <table:table-cell table:style-name="5">
            <text:p text:style-name="s16_fi0">Комплект мультимедийного устройства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1014"/>14</text:p>
          </table:table-cell>
          <table:table-cell table:style-name="5">
            <text:p text:style-name="s16_fi0">Телевизор с DVD-проигрывателем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21015"/>15</text:p>
          </table:table-cell>
          <table:table-cell table:style-name="5">
            <text:p text:style-name="s16_fi0">Комплект оборудования для оснащения комнаты психологической разгрузки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1016"/>16</text:p>
          </table:table-cell>
          <table:table-cell table:style-name="5">
            <text:p text:style-name="s16_fi0">Комплекс биологической обратной связи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1017"/>17</text:p>
          </table:table-cell>
          <table:table-cell table:style-name="5">
            <text:p text:style-name="s16_fi0">Окси-СПА физиокомплекс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1018"/>18</text:p>
          </table:table-cell>
          <table:table-cell table:style-name="5">
            <text:p text:style-name="s16_fi0">Оборудование для лечебной гимнастики</text:p>
          </table:table-cell>
          <table:table-cell table:style-name="5">
            <text:p text:style-name="s1_center_fi0">не менее 3</text:p>
          </table:table-cell>
        </table:table-row>
        <table:table-row>
          <table:table-cell table:style-name="7">
            <text:p text:style-name="s1_center_fi0"><text:bookmark text:name="anchor121019"/>19</text:p>
          </table:table-cell>
          <table:table-cell table:style-name="5">
            <text:p text:style-name="s16_fi0">Прибор для определения алкоголя в выдыхаемом воздухе</text:p>
          </table:table-cell>
          <table:table-cell table:style-name="5">
            <text:p text:style-name="s1_center_fi0">не менее 2</text:p>
          </table:table-cell>
        </table:table-row>
        <table:table-row>
          <table:table-cell table:style-name="7">
            <text:p text:style-name="s1_center_fi0"><text:bookmark text:name="anchor121020"/>20</text:p>
          </table:table-cell>
          <table:table-cell table:style-name="5">
            <text:p text:style-name="s16_fi0">Тест-системы для определения наркотических средств и психотропных веществ в моче (не менее чем для 10 групп веществ)</text:p>
          </table:table-cell>
          <table:table-cell table:style-name="5">
            <text:p text:style-name="s1_center_fi0">не менее 10</text:p>
          </table:table-cell>
        </table:table-row>
        <table:table-row>
          <table:table-cell table:style-name="7">
            <text:p text:style-name="s1_center_fi0"><text:bookmark text:name="anchor121021"/>21</text:p>
          </table:table-cell>
          <table:table-cell table:style-name="5">
            <text:p text:style-name="s16_fi0">Тренажеры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1022"/>22</text:p>
          </table:table-cell>
          <table:table-cell table:style-name="5">
            <text:p text:style-name="s16_fi0">Элементы мотивационной терапии средой (картины, эстампы, графические работы и другие)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1023"/>23</text:p>
          </table:table-cell>
          <table:table-cell table:style-name="5">
            <text:p text:style-name="s16_fi0">Элементы внутреннего дизайна (облицовка стен, декоративные растения, фрески, напольные вазы, приборы бокового освещения, аквариумы и другие)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1024"/>24</text:p>
          </table:table-cell>
          <table:table-cell table:style-name="5">
            <text:p text:style-name="s16_fi0">Комплект оборудования для оснащения лечебно-производственной (трудовой) мастерской в зависимости от профиля трудовой деятельности</text:p>
          </table:table-cell>
          <table:table-cell table:style-name="5">
            <text:p text:style-name="s1_center_fi0">по требованию</text:p>
          </table:table-cell>
        </table:table-row>
      </table:table>
      <text:p text:style-name="s1"/>
      <text:p text:style-name="s1_right_fi698"><text:bookmark text:name="anchor122000"/><text:span text:style-name="s10">Приложение N 22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Правила
организации деятельности наркологического диспансера (наркологической больницы)</text:h>
      <text:p text:style-name="s1"/>
      <text:p text:style-name="s1"><text:bookmark text:name="anchor122001"/>1. Настоящие Правила устанавливают порядок организации деятельности наркологического диспансера (наркологической больницы).</text:p>
      <text:p text:style-name="s1"><text:bookmark text:name="anchor122002"/>2. Наркологический диспансер (наркологическая больница) создаются для оказания первичной специализированной медико-санитарной помощи и специализированной медицинской помощи по профилю "психиатрия-наркология" (при наличии структурных подразделений, оказывающих медицинскую помощь в стационарных условиях).</text:p>
      <text:p text:style-name="s1"><text:bookmark text:name="anchor122003"/>3. Наркологический диспансер (наркологическая больница) являются самостоятельными медицинскими организациями или структурными подразделениями медицинской организаций.</text:p>
      <text:p text:style-name="s1"><text:bookmark text:name="anchor122004"/>4. Деятельность наркологического диспансера (наркологической больницы) осуществляется по территориальному принципу.</text:p>
      <text:p text:style-name="s1"><text:bookmark text:name="anchor122005"/>5. Структура наркологического диспансера (наркологической больницы) и их штатная численность устанавливаются учредителем или руководителем медицинской организации, в которой они созданы, в зависимости от объема проводимой лечебно-диагностической и реабилитационной работы, и численности обслуживаемого населения с учетом рекомендуемых штатных нормативов, предусмотренных <text:a xlink:type="simple" xlink:href="#anchor123000">приложением N 23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22006"/>6. В структуре наркологического диспансера (наркологической больницы) рекомендуется предусматривать:</text:p>
      <text:p text:style-name="s1"><text:bookmark text:name="anchor122061"/>6.1. организационно-методический отдел (кабинет медицинской статистики), включающий регистратуру;</text:p>
      <text:p text:style-name="s1"><text:bookmark text:name="anchor122062"/>6.2. диспансерно-поликлиническое отделение, включающее:</text:p>
      <text:p text:style-name="s1">кабинеты профилактики наркологических расстройств;</text:p>
      <text:p text:style-name="s1">кабинеты врачей-психиатров-наркологов и врачей-психиатров-наркологов участковых;</text:p>
      <text:p text:style-name="s1">кабинеты врачей-психиатров-наркологов по обслуживанию детского населения и врачей-психиатров-наркологов участковых по обслуживанию детского населения;</text:p>
      <text:p text:style-name="s1">кабинеты медицинских психологов;</text:p>
      <text:p text:style-name="s1">кабинеты врачей-психотерапевтов;</text:p>
      <text:p text:style-name="s1">кабинеты для индивидуальной и групповой психотерапии;</text:p>
      <text:p text:style-name="s1">кабинеты специалистов по социальной работе и социальных работников;</text:p>
      <text:p text:style-name="s1">кабинеты врачей-специалистов;</text:p>
      <text:p text:style-name="s1">процедурные кабинеты;</text:p>
      <text:p text:style-name="s1"><text:bookmark text:name="anchor122063"/>6.3. наркологический дневной стационар;</text:p>
      <text:p text:style-name="s1"><text:bookmark text:name="anchor122064"/>6.4. приемное отделение;</text:p>
      <text:p text:style-name="s1"><text:bookmark text:name="anchor122065"/>6.5. кабинет (отделение) физиотерапии или кабинет (отделение) физиотерапии с залом лечебной физкультуры;</text:p>
      <text:p text:style-name="s1"><text:bookmark text:name="anchor122066"/>6.6. кабинет (отделение) функциональной диагностики;</text:p>
      <text:p text:style-name="s1"><text:bookmark text:name="anchor122067"/>6.7. кабинет (отделение) медицинского освидетельствования на состояние опьянения, в том числе с передвижными пунктами медицинского освидетельствования на состояние опьянения;</text:p>
      <text:p text:style-name="s1"><text:bookmark text:name="anchor122068"/>6.8. отделение реанимации и интенсивной терапии или палаты (блок) реанимации и интенсивной терапии;</text:p>
      <text:p text:style-name="s1"><text:bookmark text:name="anchor122069"/>6.9. наркологическое отделение;</text:p>
      <text:p text:style-name="s1"><text:bookmark text:name="anchor122610"/>6.10. отделение неотложной наркологической помощи;</text:p>
      <text:p text:style-name="s1"><text:bookmark text:name="anchor122611"/>6.11. отделение медицинской реабилитации;</text:p>
      <text:p text:style-name="s1"><text:bookmark text:name="anchor122612"/>6.12. клинико-диагностическую лабораторию;</text:p>
      <text:p text:style-name="s1"><text:bookmark text:name="anchor122613"/>6.13. химико-токсикологическую лабораторию;</text:p>
      <text:p text:style-name="s1"><text:bookmark text:name="anchor122614"/>6.14. аптеку;</text:p>
      <text:p text:style-name="s1"><text:bookmark text:name="anchor122615"/>6.15. информационно-вычислительный центр;</text:p>
      <text:p text:style-name="s1"><text:bookmark text:name="anchor122616"/>6.16. административно-хозяйственную часть;</text:p>
      <text:p text:style-name="s1"><text:bookmark text:name="anchor122617"/>6.17. зал для занятий лечебной физкультурой;</text:p>
      <text:p text:style-name="s1"><text:bookmark text:name="anchor122618"/>6.18. зал для занятий на тренажерах.</text:p>
      <text:p text:style-name="s1"><text:bookmark text:name="anchor122007"/>7. На должность главного врача наркологического диспансера (наркологической больницы) назначается специалист, соответствующий <text:a xlink:type="simple" xlink:href="http://ivo.garant.ru/document/redirect/71231064/1051">Квалификационным требованиям</text:a> к медицинским и фармацевтическим работникам с высшим образованием по направлению подготовки "Здравоохранение и медицинские науки", утвержденным <text:a xlink:type="simple" xlink:href="http://ivo.garant.ru/document/redirect/71231064/0">приказом</text:a> Министерства здравоохранения Российской Федерации от 8 октября 2015 г. N 707н (зарегистрирован Министерством юстиции Российской Федерации 23 октября 2015 г., регистрационный N 39438) (далее - Квалификационные требования), по специальности "организация здравоохранения и общественное здоровье".</text:p>
      <text:p text:style-name="s1"><text:bookmark text:name="anchor122008"/>8. На должность врача-психиатра-нарколога наркологического диспансера (наркологической больницы) назначаются специалисты, соответствующие <text:a xlink:type="simple" xlink:href="http://ivo.garant.ru/document/redirect/71231064/1051">Квалификационным требованиям</text:a> по специальности "психиатрия-наркология".</text:p>
      <text:p text:style-name="s1"><text:bookmark text:name="anchor122009"/>9. Оснащение наркологического диспансера (наркологической больницы) осуществляется в соответствии со стандартом, предусмотренным <text:a xlink:type="simple" xlink:href="#anchor124000">приложением N 24</text:a> к Порядку оказания медицинской помощи по профилю "психиатрия- наркология", утвержденному настоящим приказом.</text:p>
      <text:p text:style-name="s1"><text:bookmark text:name="anchor122010"/>10. По решению руководителя медицинской организации, в которой создан наркологический диспансер (наркологическая больница) как структурное подразделение, для обеспечения своей деятельности наркологический диспансер (наркологическая больница) может использовать возможности лечебно-диагностических и вспомогательных подразделений медицинской организации.</text:p>
      <text:p text:style-name="s1"><text:bookmark text:name="anchor122011"/>11. Наркологический диспансер (наркологическая больница) осуществляет следующие основные функции:</text:p>
      <text:p text:style-name="s1">оказание первичной специализированной медико-санитарной и специализированной медицинской помощи лицам с наркологическими расстройствами на основе стандартов медицинской помощи и с учетом клинических рекомендаций (протоколов лечения) по вопросам оказания медицинской помощи по профилю "психиатрия-наркология";</text:p>
      <text:p text:style-name="s1">участие в проведении диспансеризации, профилактических медицинских осмотров, предварительных (при поступлении на работу) и периодических (в течение трудовой деятельности) медицинских осмотров, медицинских освидетельствований;</text:p>
      <text:p text:style-name="s1">организационно-методическое руководство, оценка качества и эффективности работы медицинских организаций по профилактике, диагностике, лечению, медицинской реабилитации лиц с наркологическими расстройствами, а также по медицинскому освидетельствованию;</text:p>
      <text:p text:style-name="s1">координация, организация и проведение мероприятий по профилактике наркологических расстройств на популяционном, групповом и индивидуальном уровнях;</text:p>
      <text:p text:style-name="s1">мониторинг и анализ основных медико-статистических показателей заболеваемости наркологическими расстройствами и смертности от них;</text:p>
      <text:p text:style-name="s1">информационное обеспечение медицинских организаций и населения по вопросам организации профилактики наркологических расстройств, лечебно-профилактической и медико-реабилитационной помощи лицам с наркологическими расстройствами;</text:p>
      <text:p text:style-name="s1">организация диспансерного наблюдения за лицами с наркологическими расстройствами;</text:p>
      <text:p text:style-name="s1">проведение мотивационного консультирования лиц с наркологическими расстройствами в целях побуждения их к лечению и медицинской реабилитации, диспансерному наблюдению, формирования у них приверженности к ведению здорового образа жизни, отказу от потребления алкоголя, наркотических средств и психотропных веществ без назначения врача;</text:p>
      <text:p text:style-name="s1">участие в санитарно-просветительской работе по вопросам профилактики наркологических расстройств;</text:p>
      <text:p text:style-name="s1">информирование населения о методах диагностики, лечения и медицинской реабилитации лиц с наркологическими расстройствами, а также о медицинских организациях, оказывающих медицинскую помощь по профилю "психиатрия- наркология";</text:p>
      <text:p text:style-name="s1">представление отчетности в установленном порядке<text:a xlink:type="simple" xlink:href="#anchor12211">*</text:a>, сбор и предоставление первичных данных о медицинской деятельности для информационных систем в сфере здравоохранения<text:a xlink:type="simple" xlink:href="#anchor12222">**</text:a>.</text:p>
      <text:p text:style-name="s1"><text:bookmark text:name="anchor122012"/>12. Наркологический диспансер (наркологическая больница) может использоваться в качестве клинической базы научных, образовательных организаций высшего образования, профессиональных образовательных организаций и организаций дополнительного профессионального образования.</text:p>
      <text:p text:style-name="s1"/>
      <text:p text:style-name="s16_fi0">______________________________</text:p>
      <text:p text:style-name="s1"><text:bookmark text:name="anchor12211"/>* <text:a xlink:type="simple" xlink:href="http://ivo.garant.ru/document/redirect/12191967/79111">Пункт 11 части 1 статьи 79</text:a> Федерального закона от 21 ноября 2011 г. N 323-ФЗ "Об основах охраны здоровья граждан в Российской Федерации" (Собрание законодательства Российской Федерации, 2011, N 48, ст. 6724; 2013, N 48, ст. 6165; 2014, N 30, ст. 4257) (далее - Федеральный закон от 21 ноября 2011 г. N 323-ФЗ).</text:p>
      <text:p text:style-name="s1"><text:bookmark text:name="anchor12222"/>** <text:a xlink:type="simple" xlink:href="http://ivo.garant.ru/document/redirect/12191967/911">Часть 1 статьи 91</text:a> Федерального закона от 21 ноября 2011 г. N 323-Ф3.</text:p>
      <text:p text:style-name="s1"/>
      <text:p text:style-name="s1_right_fi698"><text:bookmark text:name="anchor123000"/><text:span text:style-name="s10">Приложение N 23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Рекомендуемые штатные нормативы
наркологического диспансера (наркологической больницы)</text:h>
      <text:p text:style-name="s9header">ГАРАНТ:</text:p>
      <text:p text:style-name="s9">См. <text:a xlink:type="simple" xlink:href="http://ivo.garant.ru/document/redirect/57514433/0">справку</text:a> о нормах труда</text:p>
      <text:p text:style-name="s1"><text:bookmark text:name="anchor123001"/>1. Рекомендуемые штатные нормативы наркологического диспансера (наркологической больницы) (за исключением диспансерно-поликлинического отделения и палаты (блока) реанимации и интенсивной терапии)</text:p>
      <text:p text:style-name="s1"/>
      <table:table table:name="10215" table:style-name="10215">
        <table:table-column table:style-name="845"/>
        <table:table-column table:style-name="4271"/>
        <table:table-column table:style-name="5099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 должности</text:p>
          </table:table-cell>
          <table:table-cell table:style-name="13">
            <text:p text:style-name="s1_center_fi0">Количество должностей</text:p>
          </table:table-cell>
        </table:table-row>
        <table:table-row>
          <table:table-cell table:style-name="7">
            <text:p text:style-name="s1_center_fi0"><text:bookmark text:name="anchor123011"/>1</text:p>
          </table:table-cell>
          <table:table-cell table:style-name="5">
            <text:p text:style-name="s16_fi0">Главный врач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3012"/>2</text:p>
          </table:table-cell>
          <table:table-cell table:style-name="5">
            <text:p text:style-name="s16_fi0">Заместитель главного врача</text:p>
          </table:table-cell>
          <table:table-cell table:style-name="5">
            <text:p text:style-name="s16_fi0">по требованию</text:p>
          </table:table-cell>
        </table:table-row>
        <table:table-row>
          <table:table-cell table:style-name="7">
            <text:p text:style-name="s1_center_fi0"><text:bookmark text:name="anchor123013"/>3</text:p>
          </table:table-cell>
          <table:table-cell table:style-name="5">
            <text:p text:style-name="s16_fi0">Заведующий наркологическим отделением - врач-психиатр- нарколог</text:p>
          </table:table-cell>
          <table:table-cell table:style-name="5">
            <text:p text:style-name="s16_fi0">для лечения больных алкоголизмом из расчета:</text:p>
            <text:p text:style-name="s16_fi0">до 30 коек - 1 должность вместо 0,5 должности врача-психиатра-нарколога;</text:p>
            <text:p text:style-name="s16_fi0">на 30 и более коек - 1 должность сверх должностей врачей-психиатров- наркологов;</text:p>
            <text:p text:style-name="s16_fi0">для лечения больных наркоманией из расчета:</text:p>
            <text:p text:style-name="s16_fi0">до 20 коек - 1 должность вместо 0,5 должности врача-психиатра-нарколога;</text:p>
            <text:p text:style-name="s16_fi0">на 20 и более коек - 1 должность сверх должностей врачей-психиатров- наркологов;</text:p>
            <text:p text:style-name="s16_fi0">для лечения несовершеннолетних с 14 лет из расчета:</text:p>
            <text:p text:style-name="s16_fi0">до 10 коек - 1 должность вместо 0,5 должности врача-психиатра-нарколога;</text:p>
            <text:p text:style-name="s16_fi0">на 10 и более коек - 1 должность сверх должностей врачей-психиатров-наркологов.</text:p>
          </table:table-cell>
        </table:table-row>
        <table:table-row>
          <table:table-cell table:style-name="7">
            <text:p text:style-name="s1_center_fi0"><text:bookmark text:name="anchor123014"/>4</text:p>
          </table:table-cell>
          <table:table-cell table:style-name="5">
            <text:p text:style-name="s16_fi0">Заведующий приемным отделением - врач-психиатр-нарколог</text:p>
          </table:table-cell>
          <table:table-cell table:style-name="5">
            <text:p text:style-name="s16_fi0">1 на 250 и более коек</text:p>
          </table:table-cell>
        </table:table-row>
        <table:table-row>
          <table:table-cell table:style-name="7">
            <text:p text:style-name="s1_center_fi0"><text:bookmark text:name="anchor123015"/>5</text:p>
          </table:table-cell>
          <table:table-cell table:style-name="5">
            <text:p text:style-name="s16_fi0">Заведующий клинико-диагностической лабораторией - врач лабораторной клинической диагностики, заведующий кабинетом (отделением) физиотерапии - врач- физиотерапевт, заведующий кабинетом (отделением) функциональной диагностики - врач функциональной диагностики</text:p>
          </table:table-cell>
          <table:table-cell table:style-name="5">
            <text:p text:style-name="s16_fi0">1 вместо 0,5 должности врача-специалиста соответствующего кабинета (отделения)</text:p>
          </table:table-cell>
        </table:table-row>
        <table:table-row>
          <table:table-cell table:style-name="7">
            <text:p text:style-name="s1_center_fi0"><text:bookmark text:name="anchor123016"/>6</text:p>
          </table:table-cell>
          <table:table-cell table:style-name="5">
            <text:p text:style-name="s16_fi0">Заведующий химико-токсикологической лабораторией - врач клинической лабораторной диагностики</text:p>
          </table:table-cell>
          <table:table-cell table:style-name="5">
            <text:p text:style-name="s16_fi0">1 при наличии 3 и более должностей врачей клинической лабораторной диагностики</text:p>
          </table:table-cell>
        </table:table-row>
        <table:table-row>
          <table:table-cell table:style-name="7">
            <text:p text:style-name="s1_center_fi0"><text:bookmark text:name="anchor123017"/>7</text:p>
          </table:table-cell>
          <table:table-cell table:style-name="5">
            <text:p text:style-name="s16_fi0">Заведующий кабинетом (отделением) медицинского освидетельствования на состояние опьянения - врач- психиатр-нарколог</text:p>
          </table:table-cell>
          <table:table-cell table:style-name="5">
            <text:p text:style-name="s16_fi0">1 вместо 0,5 должности врача-психиатра- нарколога при числе должностей врачей- психиатров-наркологов не менее 7</text:p>
          </table:table-cell>
        </table:table-row>
        <table:table-row>
          <table:table-cell table:style-name="7">
            <text:p text:style-name="s1_center_fi0"><text:bookmark text:name="anchor123018"/>8</text:p>
          </table:table-cell>
          <table:table-cell table:style-name="5">
            <text:p text:style-name="s16_fi0">Врач-психиатр-нарколог</text:p>
          </table:table-cell>
          <table:table-cell table:style-name="5">
            <text:p text:style-name="s16_fi0">1 на:</text:p>
            <text:p text:style-name="s16_fi0">35 коек для больных алкоголизмом;</text:p>
            <text:p text:style-name="s16_fi0">20 коек для больных наркоманией;</text:p>
            <text:p text:style-name="s16_fi0">10 коек для несовершеннолетних с 14 лет больных алкоголизмом и (или) наркоманией;</text:p>
            <text:p text:style-name="s16_fi0">6 на 300 и более коек</text:p>
            <text:p text:style-name="s16_fi0">(для обеспечения круглосуточной работы</text:p>
            <text:p text:style-name="s16_fi0">в приемном отделении)</text:p>
          </table:table-cell>
        </table:table-row>
        <table:table-row>
          <table:table-cell table:style-name="7">
            <text:p text:style-name="s1_center_fi0"><text:bookmark text:name="anchor123019"/>9</text:p>
          </table:table-cell>
          <table:table-cell table:style-name="5">
            <text:p text:style-name="s16_fi0">Врач клинической лабораторной диагностики</text:p>
          </table:table-cell>
          <table:table-cell table:style-name="5">
            <text:p text:style-name="s16_fi0">в зависимости от объема диагностической работы</text:p>
          </table:table-cell>
        </table:table-row>
        <table:table-row>
          <table:table-cell table:style-name="7">
            <text:p text:style-name="s1_center_fi0"><text:bookmark text:name="anchor123110"/>10</text:p>
          </table:table-cell>
          <table:table-cell table:style-name="5">
            <text:p text:style-name="s16_fi0">Врач-психиатр</text:p>
          </table:table-cell>
          <table:table-cell table:style-name="5">
            <text:p text:style-name="s16_fi0">1 на 100 коек</text:p>
          </table:table-cell>
        </table:table-row>
        <table:table-row>
          <table:table-cell table:style-name="7">
            <text:p text:style-name="s1_center_fi0"><text:bookmark text:name="anchor123111"/>11</text:p>
          </table:table-cell>
          <table:table-cell table:style-name="5">
            <text:p text:style-name="s16_fi0">Врач-терапевт</text:p>
          </table:table-cell>
          <table:table-cell table:style-name="5">
            <text:p text:style-name="s16_fi0">1 на 100 коек</text:p>
          </table:table-cell>
        </table:table-row>
        <table:table-row>
          <table:table-cell table:style-name="7">
            <text:p text:style-name="s1_center_fi0"><text:bookmark text:name="anchor123112"/>12</text:p>
          </table:table-cell>
          <table:table-cell table:style-name="5">
            <text:p text:style-name="s16_fi0">Врач-инфекционист</text:p>
          </table:table-cell>
          <table:table-cell table:style-name="5">
            <text:p text:style-name="s16_fi0">1 на 100 коек</text:p>
          </table:table-cell>
        </table:table-row>
        <table:table-row>
          <table:table-cell table:style-name="7">
            <text:p text:style-name="s1_center_fi0"><text:bookmark text:name="anchor123113"/>13</text:p>
          </table:table-cell>
          <table:table-cell table:style-name="5">
            <text:p text:style-name="s16_fi0">Врач-невролог</text:p>
          </table:table-cell>
          <table:table-cell table:style-name="5">
            <text:p text:style-name="s16_fi0">1 на 150 коек</text:p>
          </table:table-cell>
        </table:table-row>
        <table:table-row>
          <table:table-cell table:style-name="7">
            <text:p text:style-name="s1_center_fi0"><text:bookmark text:name="anchor123114"/>14</text:p>
          </table:table-cell>
          <table:table-cell table:style-name="5">
            <text:p text:style-name="s16_fi0">Врач-дерматовенеролог</text:p>
          </table:table-cell>
          <table:table-cell table:style-name="5">
            <text:p text:style-name="s16_fi0">1 на 150 коек</text:p>
          </table:table-cell>
        </table:table-row>
        <table:table-row>
          <table:table-cell table:style-name="7">
            <text:p text:style-name="s1_center_fi0"><text:bookmark text:name="anchor123115"/>15</text:p>
          </table:table-cell>
          <table:table-cell table:style-name="5">
            <text:p text:style-name="s16_fi0">Врач-акушер-гинеколог</text:p>
          </table:table-cell>
          <table:table-cell table:style-name="5">
            <text:p text:style-name="s16_fi0">1 на 100 коек для женщин</text:p>
          </table:table-cell>
        </table:table-row>
        <table:table-row>
          <table:table-cell table:style-name="7">
            <text:p text:style-name="s1_center_fi0"><text:bookmark text:name="anchor123116"/>16</text:p>
          </table:table-cell>
          <table:table-cell table:style-name="5">
            <text:p text:style-name="s16_fi0">Врач-физиотерапевт</text:p>
          </table:table-cell>
          <table:table-cell table:style-name="5">
            <text:p text:style-name="s16_fi0">1 на 200 коек</text:p>
          </table:table-cell>
        </table:table-row>
        <table:table-row>
          <table:table-cell table:style-name="7">
            <text:p text:style-name="s1_center_fi0"><text:bookmark text:name="anchor123117"/>17</text:p>
          </table:table-cell>
          <table:table-cell table:style-name="5">
            <text:p text:style-name="s16_fi0">Врач-офтальмолог</text:p>
          </table:table-cell>
          <table:table-cell table:style-name="5">
            <text:p text:style-name="s16_fi0">1 на 250 коек</text:p>
          </table:table-cell>
        </table:table-row>
        <table:table-row>
          <table:table-cell table:style-name="7">
            <text:p text:style-name="s1_center_fi0"><text:bookmark text:name="anchor123118"/>18</text:p>
          </table:table-cell>
          <table:table-cell table:style-name="5">
            <text:p text:style-name="s16_fi0">Врач-оториноларинголог</text:p>
          </table:table-cell>
          <table:table-cell table:style-name="5">
            <text:p text:style-name="s16_fi0">1 на 250 коек</text:p>
          </table:table-cell>
        </table:table-row>
        <table:table-row>
          <table:table-cell table:style-name="7">
            <text:p text:style-name="s1_center_fi0"><text:bookmark text:name="anchor123119"/>19</text:p>
          </table:table-cell>
          <table:table-cell table:style-name="5">
            <text:p text:style-name="s16_fi0">Врач-рентгенолог</text:p>
          </table:table-cell>
          <table:table-cell table:style-name="5">
            <text:p text:style-name="s16_fi0">в зависимости от объема диагностической работы</text:p>
          </table:table-cell>
        </table:table-row>
        <table:table-row>
          <table:table-cell table:style-name="7">
            <text:p text:style-name="s1_center_fi0"><text:bookmark text:name="anchor123120"/>20</text:p>
          </table:table-cell>
          <table:table-cell table:style-name="5">
            <text:p text:style-name="s16_fi0">Врач-эпидемиолог</text:p>
          </table:table-cell>
          <table:table-cell table:style-name="5">
            <text:p text:style-name="s16_fi0">1 на 300 коек</text:p>
          </table:table-cell>
        </table:table-row>
        <table:table-row>
          <table:table-cell table:style-name="7">
            <text:p text:style-name="s1_center_fi0"><text:bookmark text:name="anchor123121"/>21</text:p>
          </table:table-cell>
          <table:table-cell table:style-name="5">
            <text:p text:style-name="s16_fi0">Врач функциональной диагностики</text:p>
          </table:table-cell>
          <table:table-cell table:style-name="5">
            <text:p text:style-name="s16_fi0">в зависимости от объема диагностической работы</text:p>
          </table:table-cell>
        </table:table-row>
        <table:table-row>
          <table:table-cell table:style-name="7">
            <text:p text:style-name="s1_center_fi0"><text:bookmark text:name="anchor123122"/>22</text:p>
          </table:table-cell>
          <table:table-cell table:style-name="5">
            <text:p text:style-name="s16_fi0">Врач по лечебной физкультуре</text:p>
          </table:table-cell>
          <table:table-cell table:style-name="5">
            <text:p text:style-name="s16_fi0">1 на 250 коек</text:p>
          </table:table-cell>
        </table:table-row>
        <table:table-row>
          <table:table-cell table:style-name="7">
            <text:p text:style-name="s1_center_fi0"><text:bookmark text:name="anchor123123"/>23</text:p>
          </table:table-cell>
          <table:table-cell table:style-name="5">
            <text:p text:style-name="s16_fi0">Врач-статистик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3124"/>24</text:p>
          </table:table-cell>
          <table:table-cell table:style-name="5">
            <text:p text:style-name="s16_fi0">Врач-психотерапевт или медицинский психолог</text:p>
          </table:table-cell>
          <table:table-cell table:style-name="5">
            <text:p text:style-name="s16_fi0">1 на:</text:p>
            <text:p text:style-name="s16_fi0">20 коек для больных алкоголизмом;</text:p>
            <text:p text:style-name="s16_fi0">15 коек для больных наркоманией;</text:p>
            <text:p text:style-name="s16_fi0">10 коек для лечения несовершеннолетних с 14 лет</text:p>
          </table:table-cell>
        </table:table-row>
        <table:table-row>
          <table:table-cell table:style-name="7">
            <text:p text:style-name="s1_center_fi0"><text:bookmark text:name="anchor123125"/>25</text:p>
          </table:table-cell>
          <table:table-cell table:style-name="5">
            <text:p text:style-name="s16_fi0">Специалист по социальной работе</text:p>
          </table:table-cell>
          <table:table-cell table:style-name="5">
            <text:p text:style-name="s16_fi0">1 на:</text:p>
            <text:p text:style-name="s16_fi0">35 коек для взрослых пациентов;</text:p>
            <text:p text:style-name="s16_fi0">15 коек для несовершеннолетних с 14 лет</text:p>
          </table:table-cell>
        </table:table-row>
        <table:table-row>
          <table:table-cell table:style-name="7">
            <text:p text:style-name="s1_center_fi0"><text:bookmark text:name="anchor123126"/>26</text:p>
          </table:table-cell>
          <table:table-cell table:style-name="5">
            <text:p text:style-name="s16_fi0">Старшая медицинская сестра</text:p>
          </table:table-cell>
          <table:table-cell table:style-name="5">
            <text:p text:style-name="s16_fi0">1 на 1 должность заведующего клинико-диагностической лабораторией - врача лабораторной клинической диагностики;</text:p>
            <text:p text:style-name="s16_fi0">1 на 1 должность заведующего кабинетом (отделением) физиотерапии - врача- физиотерапевта;</text:p>
            <text:p text:style-name="s16_fi0">1 на 1 должность заведующего кабинетом (отделением) функциональной диагностики - врача функциональной диагностики</text:p>
          </table:table-cell>
        </table:table-row>
        <table:table-row>
          <table:table-cell table:style-name="7">
            <text:p text:style-name="s1_center_fi0"><text:bookmark text:name="anchor123127"/>27</text:p>
          </table:table-cell>
          <table:table-cell table:style-name="5">
            <text:p text:style-name="s16_fi0">Медицинская сестра палатная (постовая)</text:p>
          </table:table-cell>
          <table:table-cell table:style-name="5">
            <text:p text:style-name="s16_fi0">6 для обеспечения круглосуточной работы на:</text:p>
            <text:p text:style-name="s16_fi0">15 коек для лечения больных алкоголизмом;</text:p>
            <text:p text:style-name="s16_fi0">10 коек для лечения больных наркоманией; 10 коек для лечения несовершеннолетних с 14 лет больных алкоголизмом и (или) наркоманией;</text:p>
          </table:table-cell>
        </table:table-row>
        <table:table-row>
          <table:table-cell table:style-name="7">
            <text:p text:style-name="s1_center_fi0"><text:bookmark text:name="anchor123128"/>28</text:p>
          </table:table-cell>
          <table:table-cell table:style-name="5">
            <text:p text:style-name="s16_fi0">Медицинская сестра процедурной</text:p>
          </table:table-cell>
          <table:table-cell table:style-name="5">
            <text:p text:style-name="s16_fi0">1 в смену</text:p>
          </table:table-cell>
        </table:table-row>
        <table:table-row>
          <table:table-cell table:style-name="7">
            <text:p text:style-name="s1_center_fi0"><text:bookmark text:name="anchor123129"/>29</text:p>
          </table:table-cell>
          <table:table-cell table:style-name="5">
            <text:p text:style-name="s16_fi0">Медицинская сестра приемного отделения</text:p>
          </table:table-cell>
          <table:table-cell table:style-name="5">
            <text:p text:style-name="s16_fi0">6 на 300 и более коек</text:p>
            <text:p text:style-name="s16_fi0">(для обеспечения круглосуточной работы)</text:p>
          </table:table-cell>
        </table:table-row>
        <table:table-row>
          <table:table-cell table:style-name="7">
            <text:p text:style-name="s1_center_fi0"><text:bookmark text:name="anchor123130"/>30</text:p>
          </table:table-cell>
          <table:table-cell table:style-name="5">
            <text:p text:style-name="s16_fi0">Медицинская сестра по физиотерапии</text:p>
          </table:table-cell>
          <table:table-cell table:style-name="5">
            <text:p text:style-name="s16_fi0">1 на 15 тыс. условных процедурных единиц в год</text:p>
          </table:table-cell>
        </table:table-row>
        <table:table-row>
          <table:table-cell table:style-name="7">
            <text:p text:style-name="s1_center_fi0"><text:bookmark text:name="anchor123131"/>31</text:p>
          </table:table-cell>
          <table:table-cell table:style-name="5">
            <text:p text:style-name="s16_fi0">Медицинский технолог, медицинский лабораторный техник (фельдшер-лаборант), лаборант</text:p>
          </table:table-cell>
          <table:table-cell table:style-name="5">
            <text:p text:style-name="s16_fi0">1 на 150 коек</text:p>
          </table:table-cell>
        </table:table-row>
        <table:table-row>
          <table:table-cell table:style-name="7">
            <text:p text:style-name="s1_center_fi0"><text:bookmark text:name="anchor123132"/>32</text:p>
          </table:table-cell>
          <table:table-cell table:style-name="5">
            <text:p text:style-name="s16_fi0">Медицинская сестра диетическая</text:p>
          </table:table-cell>
          <table:table-cell table:style-name="5">
            <text:p text:style-name="s16_fi0">1 на 200 коек, но не менее 1 должности и не более 3 должностей</text:p>
          </table:table-cell>
        </table:table-row>
        <table:table-row>
          <table:table-cell table:style-name="7">
            <text:p text:style-name="s1_center_fi0"><text:bookmark text:name="anchor123133"/>33</text:p>
          </table:table-cell>
          <table:table-cell table:style-name="5">
            <text:p text:style-name="s16_fi0">Инструктор по лечебной физкультуре</text:p>
          </table:table-cell>
          <table:table-cell table:style-name="5">
            <text:p text:style-name="s16_fi0">1 на 400 коек</text:p>
          </table:table-cell>
        </table:table-row>
        <table:table-row>
          <table:table-cell table:style-name="7">
            <text:p text:style-name="s1_center_fi0"><text:bookmark text:name="anchor123134"/>34</text:p>
          </table:table-cell>
          <table:table-cell table:style-name="5">
            <text:p text:style-name="s16_fi0">Медицинский статистик</text:p>
          </table:table-cell>
          <table:table-cell table:style-name="5">
            <text:p text:style-name="s16_fi0">1 при наличии не менее 10 должностей врачей-психиатров-наркологов (врачей-психиатров-наркологов участковых);</text:p>
            <text:p text:style-name="s16_fi0">1 на организационно-методический отдел</text:p>
          </table:table-cell>
        </table:table-row>
        <table:table-row>
          <table:table-cell table:style-name="7">
            <text:p text:style-name="s1_center_fi0"><text:bookmark text:name="anchor123135"/>35</text:p>
          </table:table-cell>
          <table:table-cell table:style-name="5">
            <text:p text:style-name="s16_fi0">Медицинский дезинфектор</text:p>
          </table:table-cell>
          <table:table-cell table:style-name="5">
            <text:p text:style-name="s16_fi0">1 на 400 коек,</text:p>
            <text:p text:style-name="s16_fi0">но не менее 1 должности</text:p>
          </table:table-cell>
        </table:table-row>
        <table:table-row>
          <table:table-cell table:style-name="7">
            <text:p text:style-name="s1_center_fi0"><text:bookmark text:name="anchor123136"/>36</text:p>
          </table:table-cell>
          <table:table-cell table:style-name="5">
            <text:p text:style-name="s16_fi0">Медицинский регистратор</text:p>
          </table:table-cell>
          <table:table-cell table:style-name="5">
            <text:p text:style-name="s16_fi0">1 (для работы в архиве);</text:p>
            <text:p text:style-name="s16_fi0">1 на 75 коек</text:p>
          </table:table-cell>
        </table:table-row>
        <table:table-row>
          <table:table-cell table:style-name="7">
            <text:p text:style-name="s1_center_fi0"><text:bookmark text:name="anchor123137"/>37</text:p>
          </table:table-cell>
          <table:table-cell table:style-name="5">
            <text:p text:style-name="s16_fi0">Сестра-хозяйка</text:p>
          </table:table-cell>
          <table:table-cell table:style-name="5">
            <text:p text:style-name="s16_fi0">1 на структурное подразделение</text:p>
          </table:table-cell>
        </table:table-row>
        <table:table-row>
          <table:table-cell table:style-name="7">
            <text:p text:style-name="s1_center_fi0"><text:bookmark text:name="anchor123138"/>38</text:p>
          </table:table-cell>
          <table:table-cell table:style-name="5">
            <text:p text:style-name="s16_fi0">Санитар</text:p>
          </table:table-cell>
          <table:table-cell table:style-name="5">
            <text:p text:style-name="s16_fi0">6 (для обеспечения круглосуточной работы) на:</text:p>
            <text:p text:style-name="s16_fi0">20 коек для лечения больных алкоголизмом;</text:p>
            <text:p text:style-name="s16_fi0">10 коек для лечения больных наркоманией; 10 коек для лечения несовершеннолетних с 14 лет больных алкоголизмом и (или) наркоманией;</text:p>
            <text:p text:style-name="s16_fi0">1 на 1 должность врача клинической лабораторной диагностики;</text:p>
            <text:p text:style-name="s16_fi0">1 на 2 должности медицинской сестры по физиотерапии;</text:p>
            <text:p text:style-name="s16_fi0">6 (для обеспечения круглосуточной работы в приемном отделении);</text:p>
            <text:p text:style-name="s16_fi0">0,4 на 1 должность провизора-технолога и фармацевта</text:p>
          </table:table-cell>
        </table:table-row>
        <table:table-row>
          <table:table-cell table:style-name="7">
            <text:p text:style-name="s1_center_fi0"><text:bookmark text:name="anchor123139"/>39</text:p>
          </table:table-cell>
          <table:table-cell table:style-name="5">
            <text:p text:style-name="s16_fi0">Заведующий аптекой</text:p>
          </table:table-cell>
          <table:table-cell table:style-name="5">
            <text:p text:style-name="s16_fi0">1 на 100 и более коек</text:p>
          </table:table-cell>
        </table:table-row>
        <table:table-row>
          <table:table-cell table:style-name="7">
            <text:p text:style-name="s1_center_fi0"><text:bookmark text:name="anchor123140"/>40</text:p>
          </table:table-cell>
          <table:table-cell table:style-name="5">
            <text:p text:style-name="s16_fi0">Провизор-технолог</text:p>
          </table:table-cell>
          <table:table-cell table:style-name="5">
            <text:p text:style-name="s16_fi0">1 на 150 коек</text:p>
          </table:table-cell>
        </table:table-row>
        <table:table-row>
          <table:table-cell table:style-name="7">
            <text:p text:style-name="s1_center_fi0"><text:bookmark text:name="anchor123141"/>41</text:p>
          </table:table-cell>
          <table:table-cell table:style-name="5">
            <text:p text:style-name="s16_fi0">Фармацевт</text:p>
          </table:table-cell>
          <table:table-cell table:style-name="5">
            <text:p text:style-name="s16_fi0">1 на 100 коек</text:p>
          </table:table-cell>
        </table:table-row>
        <table:table-row>
          <table:table-cell table:style-name="7">
            <text:p text:style-name="s1_center_fi0"><text:bookmark text:name="anchor123142"/>42</text:p>
          </table:table-cell>
          <table:table-cell table:style-name="5">
            <text:p text:style-name="s16_fi0">Фельдшер-нарколог (медицинская сестра)</text:p>
          </table:table-cell>
          <table:table-cell table:style-name="5">
            <text:p text:style-name="s16_fi0">6 (для обеспечения круглосуточной работы в кабинетах медицинского освидетельствования на состояние опьянения)</text:p>
          </table:table-cell>
        </table:table-row>
        <table:table-row>
          <table:table-cell table:style-name="7">
            <text:p text:style-name="s1_center_fi0"><text:bookmark text:name="anchor123143"/>43</text:p>
          </table:table-cell>
          <table:table-cell table:style-name="5">
            <text:p text:style-name="s16_fi0">Социальный работник</text:p>
          </table:table-cell>
          <table:table-cell table:style-name="5">
            <text:p text:style-name="s16_fi0">2 на 1 должность специалиста по социальной работе</text:p>
          </table:table-cell>
        </table:table-row>
      </table:table>
      <text:p text:style-name="s1"/>
      <text:p text:style-name="s1"><text:bookmark text:name="anchor123002"/>2. Рекомендуемые штатные нормативы диспансерно-поликлинического отделения наркологического диспансера (наркологической больницы)</text:p>
      <text:p text:style-name="s1"/>
      <table:table table:name="10215" table:style-name="10215">
        <table:table-column table:style-name="845"/>
        <table:table-column table:style-name="4271"/>
        <table:table-column table:style-name="5099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6_fi0">Наименование должности</text:p>
          </table:table-cell>
          <table:table-cell table:style-name="13">
            <text:p text:style-name="s16_fi0">Количество должностей</text:p>
          </table:table-cell>
        </table:table-row>
        <table:table-row>
          <table:table-cell table:style-name="7">
            <text:p text:style-name="s1_center_fi0"><text:bookmark text:name="anchor123021"/>1</text:p>
          </table:table-cell>
          <table:table-cell table:style-name="5">
            <text:p text:style-name="s16_fi0">Заведующий диспансерно-поликлиническим отделением - врач-психиатр-нарколог</text:p>
          </table:table-cell>
          <table:table-cell table:style-name="5">
            <text:p text:style-name="s16_fi0">1 вместо 0,5 должности врача-психиатра-нарколога при числе должностей врачей не менее 4;</text:p>
            <text:p text:style-name="s16_fi0">свыше 5 должностей - вместо 1 должности врача-психиатра-нарколога</text:p>
          </table:table-cell>
        </table:table-row>
        <table:table-row>
          <table:table-cell table:style-name="7">
            <text:p text:style-name="s1_center_fi0"><text:bookmark text:name="anchor123022"/>2</text:p>
          </table:table-cell>
          <table:table-cell table:style-name="5">
            <text:p text:style-name="s16_fi0">Врач-психиатр-нарколог</text:p>
            <text:p text:style-name="s16_fi0">(врач-психиатр-нарколог участковый)</text:p>
          </table:table-cell>
          <table:table-cell table:style-name="5">
            <text:p text:style-name="s16_fi0">1 на 40 тыс. прикрепленного взрослого населения;</text:p>
            <text:p text:style-name="s16_fi0">1 на 10 тыс. прикрепленного детского населения;</text:p>
            <text:p text:style-name="s16_fi0">1 на 15 тыс. прикрепленного взрослого населения (для оказания помощи в сельских населенных пунктах);</text:p>
            <text:p text:style-name="s16_fi0">1 на 2,5 тыс. прикрепленного детского населения (для оказания помощи в сельских населенных пунктах);</text:p>
            <text:p text:style-name="s16_fi0">1 на 1 тыс. прикрепленного населения (для оказания помощи в сельских муниципальных образованиях Крайнего Севера и приравненных к нему местностей);</text:p>
            <text:p text:style-name="s16_fi0">не менее 1 должности на отделение медицинской реабилитации;</text:p>
            <text:p text:style-name="s16_fi0">6 на 3000 освидетельствований в год (при организации круглосуточного медицинского освидетельствования)</text:p>
          </table:table-cell>
        </table:table-row>
        <table:table-row>
          <table:table-cell table:style-name="7">
            <text:p text:style-name="s1_center_fi0"><text:bookmark text:name="anchor123023"/>3</text:p>
          </table:table-cell>
          <table:table-cell table:style-name="5">
            <text:p text:style-name="s16_fi0">Врач-психотерапевт</text:p>
          </table:table-cell>
          <table:table-cell table:style-name="5">
            <text:p text:style-name="s16_fi0">1 на 2 должности врача-психиатра- нарколога (врача-психиатра-нарколога участкового)</text:p>
          </table:table-cell>
        </table:table-row>
        <table:table-row>
          <table:table-cell table:style-name="7">
            <text:p text:style-name="s1_center_fi0"><text:bookmark text:name="anchor123024"/>4</text:p>
          </table:table-cell>
          <table:table-cell table:style-name="5">
            <text:p text:style-name="s16_fi0">Врач-методист</text:p>
          </table:table-cell>
          <table:table-cell table:style-name="5">
            <text:p text:style-name="s16_fi0">1 на 300 тыс. населения, но не менее 2 должностей на отдел</text:p>
          </table:table-cell>
        </table:table-row>
        <table:table-row>
          <table:table-cell table:style-name="7">
            <text:p text:style-name="s1_center_fi0"><text:bookmark text:name="anchor123025"/>5</text:p>
          </table:table-cell>
          <table:table-cell table:style-name="5">
            <text:p text:style-name="s16_fi0">Медицинский психолог</text:p>
          </table:table-cell>
          <table:table-cell table:style-name="5">
            <text:p text:style-name="s16_fi0">1 на 2 должности врача-психиатра-нарколога (врача-психиатра-нарколога участкового)</text:p>
          </table:table-cell>
        </table:table-row>
        <table:table-row>
          <table:table-cell table:style-name="7">
            <text:p text:style-name="s1_center_fi0"><text:bookmark text:name="anchor123026"/>6</text:p>
          </table:table-cell>
          <table:table-cell table:style-name="5">
            <text:p text:style-name="s16_fi0">Специалист по социальной работе</text:p>
          </table:table-cell>
          <table:table-cell table:style-name="5">
            <text:p text:style-name="s16_fi0">1 на 2 должности врача-психиатра- нарколога (врача-психиатра-нарколога участкового)</text:p>
          </table:table-cell>
        </table:table-row>
        <table:table-row>
          <table:table-cell table:style-name="7">
            <text:p text:style-name="s1_center_fi0"><text:bookmark text:name="anchor123027"/>7</text:p>
          </table:table-cell>
          <table:table-cell table:style-name="5">
            <text:p text:style-name="s16_fi0">Социальный работник</text:p>
          </table:table-cell>
          <table:table-cell table:style-name="5">
            <text:p text:style-name="s16_fi0">2 на 1 должность специалиста по социальной работе</text:p>
          </table:table-cell>
        </table:table-row>
        <table:table-row>
          <table:table-cell table:style-name="7">
            <text:p text:style-name="s1_center_fi0"><text:bookmark text:name="anchor123028"/>8</text:p>
          </table:table-cell>
          <table:table-cell table:style-name="5">
            <text:p text:style-name="s16_fi0">Главная медицинская сестра</text:p>
          </table:table-cell>
          <table:table-cell table:style-name="5">
            <text:p text:style-name="s16_fi0">1 вместо 1 должности старшей медицинской сестры при наличии 40 и более должностей медицинских работников</text:p>
          </table:table-cell>
        </table:table-row>
        <table:table-row>
          <table:table-cell table:style-name="7">
            <text:p text:style-name="s1_center_fi0"><text:bookmark text:name="anchor123029"/>9</text:p>
          </table:table-cell>
          <table:table-cell table:style-name="5">
            <text:p text:style-name="s16_fi0">Старшая медицинская сестра</text:p>
          </table:table-cell>
          <table:table-cell table:style-name="5">
            <text:p text:style-name="s16_fi0">1 на:</text:p>
            <text:p text:style-name="s16_fi0">1 должность заведующего диспансерно-поликлиническим отделением - врача-психиатра-нарколога;</text:p>
            <text:p text:style-name="s16_fi0">вместо 0,5 должности фельдшера-нарколога (медицинской сестры) для работы в кабинете медицинского освидетельствования на состояние опьянения</text:p>
          </table:table-cell>
        </table:table-row>
        <table:table-row>
          <table:table-cell table:style-name="7">
            <text:p text:style-name="s1_center_fi0"><text:bookmark text:name="anchor123210"/>10</text:p>
          </table:table-cell>
          <table:table-cell table:style-name="5">
            <text:p text:style-name="s16_fi0">Медицинская сестра участковая</text:p>
          </table:table-cell>
          <table:table-cell table:style-name="5">
            <text:p text:style-name="s16_fi0">1 на 1 должность врача-психиатра- нарколога (врача-психиатра-нарколога участкового) для взрослого и детского населения</text:p>
          </table:table-cell>
        </table:table-row>
        <table:table-row>
          <table:table-cell table:style-name="7">
            <text:p text:style-name="s1_center_fi0"><text:bookmark text:name="anchor123211"/>11</text:p>
          </table:table-cell>
          <table:table-cell table:style-name="5">
            <text:p text:style-name="s16_fi0">Медицинская сестра</text:p>
          </table:table-cell>
          <table:table-cell table:style-name="5">
            <text:p text:style-name="s16_fi0">1 на 1 должность врача-психиатра- нарколога</text:p>
          </table:table-cell>
        </table:table-row>
        <table:table-row>
          <table:table-cell table:style-name="7">
            <text:p text:style-name="s1_center_fi0"><text:bookmark text:name="anchor123212"/>12</text:p>
          </table:table-cell>
          <table:table-cell table:style-name="5">
            <text:p text:style-name="s16_fi0">Медицинская сестра процедурной</text:p>
          </table:table-cell>
          <table:table-cell table:style-name="5">
            <text:p text:style-name="s16_fi0">1 в смену</text:p>
          </table:table-cell>
        </table:table-row>
        <table:table-row>
          <table:table-cell table:style-name="7">
            <text:p text:style-name="s1_center_fi0"><text:bookmark text:name="anchor123213"/>13</text:p>
          </table:table-cell>
          <table:table-cell table:style-name="5">
            <text:p text:style-name="s16_fi0">Медицинский регистратор</text:p>
          </table:table-cell>
          <table:table-cell table:style-name="5">
            <text:p text:style-name="s16_fi0">1 должность при наличии не менее 5 должностей врачей-психиатров-наркологов (врачей психиатров-наркологов участковых)</text:p>
          </table:table-cell>
        </table:table-row>
        <table:table-row>
          <table:table-cell table:style-name="7">
            <text:p text:style-name="s1_center_fi0"><text:bookmark text:name="anchor123214"/>14</text:p>
          </table:table-cell>
          <table:table-cell table:style-name="5">
            <text:p text:style-name="s16_fi0">Сестра-хозяйка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3215"/>15</text:p>
          </table:table-cell>
          <table:table-cell table:style-name="5">
            <text:p text:style-name="s16_fi0">Санитар</text:p>
          </table:table-cell>
          <table:table-cell table:style-name="5">
            <text:p text:style-name="s16_fi0">1 на:</text:p>
            <text:p text:style-name="s16_fi0">1 должность медицинской сестры процедурной;</text:p>
            <text:p text:style-name="s16_fi0">3 должности медицинской сестры</text:p>
            <text:p text:style-name="s16_fi0">3 должности медицинской сестры участковой</text:p>
          </table:table-cell>
        </table:table-row>
      </table:table>
      <text:p text:style-name="s1"/>
      <text:p text:style-name="s1"><text:bookmark text:name="anchor123003"/>3. Рекомендуемые штатные нормативы палаты (блока) реанимации и интенсивной терапии наркологического диспансера (наркологической больницы)</text:p>
      <text:p text:style-name="s1"/>
      <table:table table:name="10215" table:style-name="10215">
        <table:table-column table:style-name="845"/>
        <table:table-column table:style-name="4271"/>
        <table:table-column table:style-name="5099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 должности</text:p>
          </table:table-cell>
          <table:table-cell table:style-name="13">
            <text:p text:style-name="s1_center_fi0">Количество должностей</text:p>
          </table:table-cell>
        </table:table-row>
        <table:table-row>
          <table:table-cell table:style-name="7">
            <text:p text:style-name="s1_center_fi0"><text:bookmark text:name="anchor123031"/>1</text:p>
          </table:table-cell>
          <table:table-cell table:style-name="5">
            <text:p text:style-name="s16_fi0">Заведующий палатой (блоком) реанимации и интенсивной терапии - врач-анестезиолог- реаниматолог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3032"/>2</text:p>
          </table:table-cell>
          <table:table-cell table:style-name="5">
            <text:p text:style-name="s16_fi0">Врач-анестезиолог-реаниматолог</text:p>
          </table:table-cell>
          <table:table-cell table:style-name="5">
            <text:p text:style-name="s16_fi0">5,14 на 6 коек</text:p>
            <text:p text:style-name="s16_fi0">(для обеспечения круглосуточной работы)</text:p>
          </table:table-cell>
        </table:table-row>
        <table:table-row>
          <table:table-cell table:style-name="7">
            <text:p text:style-name="s1_center_fi0"><text:bookmark text:name="anchor123033"/>3</text:p>
          </table:table-cell>
          <table:table-cell table:style-name="5">
            <text:p text:style-name="s16_fi0">Медицинская сестра-анестезист</text:p>
          </table:table-cell>
          <table:table-cell table:style-name="5">
            <text:p text:style-name="s16_fi0">5,14 на 2 койки (для обеспечения круглосуточной работы)</text:p>
          </table:table-cell>
        </table:table-row>
        <table:table-row>
          <table:table-cell table:style-name="7">
            <text:p text:style-name="s1_center_fi0"><text:bookmark text:name="anchor123034"/>4</text:p>
          </table:table-cell>
          <table:table-cell table:style-name="5">
            <text:p text:style-name="s16_fi0">Младшая медицинская сестра по уходу за больными</text:p>
          </table:table-cell>
          <table:table-cell table:style-name="5">
            <text:p text:style-name="s16_fi0">6 на 6 коек (для обеспечения круглосуточной работы)</text:p>
          </table:table-cell>
        </table:table-row>
        <table:table-row>
          <table:table-cell table:style-name="7">
            <text:p text:style-name="s1_center_fi0"><text:bookmark text:name="anchor123035"/>5</text:p>
          </table:table-cell>
          <table:table-cell table:style-name="5">
            <text:p text:style-name="s16_fi0">Санитар</text:p>
          </table:table-cell>
          <table:table-cell table:style-name="5">
            <text:p text:style-name="s16_fi0">2 (для работы в смену)</text:p>
          </table:table-cell>
        </table:table-row>
      </table:table>
      <text:p text:style-name="s1"/>
      <text:p text:style-name="s1"><text:bookmark text:name="anchor130028"/><text:span text:style-name="s10">Примечание:</text:span></text:p>
      <text:p text:style-name="s1">1. Рекомендуемые штатные нормативы наркологического диспансера (наркологической больницы) не распространяются на медицинские организации частной системы здравоохранения.</text:p>
      <text:p text:style-name="s1">2. Для районов с низкой плотностью населения и ограниченной транспортной доступностью медицинских организаций количество должностей врачей-психиатров-наркологов устанавливается исходя из меньшей численности населения (корректируются с учетом нагрузки, но не менее 0,25 должности).</text:p>
      <text:p text:style-name="s1">3. Для организаций и территорий, подлежащих обслуживанию Федеральным медико-биологическим агентством согласно <text:a xlink:type="simple" xlink:href="http://ivo.garant.ru/document/redirect/6325497/0">распоряжению</text:a> Правительства Российской Федерации от 21 августа 2006 г. N 1156-р (Собрание законодательства Российской Федерации, 2006, N 35, ст. 3774; N 49, ст. 5267; N 52, ст. 5614; 2008, N 11, ст. 1060; 2009, N 14, ст. 1727; 2010, N 3, ст. 336; N 18, ст. 2271; 2011, N 16, ст. 2303; N 21, ст. 3004; N 47, ст. 6699; N 51, ст. 7526; 2012, N 19, ст. 2410; 2013, N 32, ст. 4312; 2014, N 9, ст. 912; N 16, ст. 1914; N 50, ст. 7159; 2015, N 21, ст. 3133; N 22, ст. 3291), количество должностей врачей-психиатров-наркологов устанавливается вне зависимости от численности прикрепленного населения.</text:p>
      <text:p text:style-name="s1">4. Должность юриста устанавливается в штате медицинской организации, в которой создан наркологический диспансер (наркологическая больница) в качестве структурного подразделения.</text:p>
      <text:p text:style-name="s1">5. При необходимости в штат диспансерно-поликлинического отделения наркологического диспансера (наркологической больницы) вводятся дополнительные должности врачей-клинической лабораторной диагностики, врачей-физиотерапевтов, врачей-психиатров, врачей-терапевтов, врачей-неврологов, врачей-дерматовенерологов, врачей-инфекционистов, врачей функциональной диагностики.</text:p>
      <text:p text:style-name="s1"/>
      <text:p text:style-name="s22header">Информация об изменениях:</text:p>
      <text:p text:style-name="s22"><text:bookmark text:name="anchor124000"/>Приложение 24 изменено с 8 августа 2020 г. - <text:a xlink:type="simple" xlink:href="http://ivo.garant.ru/document/redirect/74434174/10361">Приказ</text:a> Минздрава России от 21 февраля 2020 г. N 114Н</text:p>
      <text:p text:style-name="s22"><text:a xlink:type="simple" xlink:href="http://ivo.garant.ru/document/redirect/77703027/124000">См. предыдущую редакцию</text:a></text:p>
      <text:p text:style-name="s1_right_fi698"><text:span text:style-name="s10">Приложение N 24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Стандарт
оснащения наркологического диспансера (наркологической больницы)</text:h>
      <text:p text:style-name="s52header">С изменениями и дополнениями от:</text:p>
      <text:p text:style-name="s52">21 февраля 2020 г.</text:p>
      <text:p text:style-name="s1"/>
      <text:p text:style-name="s1"><text:bookmark text:name="anchor124001"/>1. Стандарт оснащения наркологического диспансера (наркологической больницы) (за исключение<text:a xlink:type="simple" xlink:href="http://ivo.garant.ru/document/redirect/3100000/0"><text:span text:style-name="s9">#</text:span></text:a> палаты (блока) реанимации и интенсивной терапии)</text:p>
      <text:p text:style-name="s1"/>
      <table:table table:name="10200" table:style-name="10200">
        <table:table-column table:style-name="878"/>
        <table:table-column table:style-name="6514"/>
        <table:table-column table:style-name="2808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</text:p>
          </table:table-cell>
          <table:table-cell table:style-name="13">
            <text:p text:style-name="s1_center_fi0">Требуемое количество, штук</text:p>
          </table:table-cell>
        </table:table-row>
        <table:table-row>
          <table:table-cell table:style-name="7">
            <text:p text:style-name="s1_center_fi0"><text:bookmark text:name="anchor124011"/>1</text:p>
          </table:table-cell>
          <table:table-cell table:style-name="5">
            <text:p text:style-name="s16_fi0">Электроэнцефалограф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012"/>2</text:p>
          </table:table-cell>
          <table:table-cell table:style-name="5">
            <text:p text:style-name="s16_fi0">Эхоэнцефалограф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013"/>3</text:p>
          </table:table-cell>
          <table:table-cell table:style-name="5">
            <text:p text:style-name="s16_fi0">Электрокардиограф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4014"/>4</text:p>
          </table:table-cell>
          <table:table-cell table:style-name="5">
            <text:p text:style-name="s16_fi0">Спектрофотометр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4015"/>5</text:p>
          </table:table-cell>
          <table:table-cell table:style-name="5">
            <text:p text:style-name="s16_fi0">Хроматограф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4016"/>6</text:p>
          </table:table-cell>
          <table:table-cell table:style-name="5">
            <text:p text:style-name="s16_fi0">Аппарат для капиллярного электрофореза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017"/>7</text:p>
          </table:table-cell>
          <table:table-cell table:style-name="5">
            <text:p text:style-name="s16_fi0">Спирометр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4018"/>8</text:p>
          </table:table-cell>
          <table:table-cell table:style-name="5">
            <text:p text:style-name="s16_fi0">Прибор для определения алкоголя в выдыхаемом воздухе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019"/>9</text:p>
          </table:table-cell>
          <table:table-cell table:style-name="5">
            <text:p text:style-name="s16_fi0">Аппарат (сканер) ультразвуковой диагностический медицинский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4110"/>10</text:p>
          </table:table-cell>
          <table:table-cell table:style-name="5">
            <text:p text:style-name="s16_fi0">Аппарат рентгеновский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4111"/>11</text:p>
          </table:table-cell>
          <table:table-cell table:style-name="5">
            <text:p text:style-name="s16_fi0">Электромиограф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4112"/>12</text:p>
          </table:table-cell>
          <table:table-cell table:style-name="5">
            <text:p text:style-name="s16_fi0">Программно-аппаратный резонансно-акустический реабилитационный комплекс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113"/>13</text:p>
          </table:table-cell>
          <table:table-cell table:style-name="5">
            <text:p text:style-name="s16_fi0">Комплекс биологической обратной связи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114"/>14</text:p>
          </table:table-cell>
          <table:table-cell table:style-name="5">
            <text:p text:style-name="s16_fi0">Комплект оборудования для оснащения комнаты психологической разгрузки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115"/>15</text:p>
          </table:table-cell>
          <table:table-cell table:style-name="5">
            <text:p text:style-name="s16_fi0">Комплект оборудования для лечебно-трудовых мастерских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4116"/>16</text:p>
          </table:table-cell>
          <table:table-cell table:style-name="5">
            <text:p text:style-name="s16_fi0">Окси-СПА физиокомплекс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4117"/>17</text:p>
          </table:table-cell>
          <table:table-cell table:style-name="5">
            <text:p text:style-name="s16_fi0">Аппарат для проведения транскраниальной электростимуляции</text:p>
          </table:table-cell>
          <table:table-cell table:style-name="5">
            <text:p text:style-name="s1_center_fi0">2</text:p>
          </table:table-cell>
        </table:table-row>
        <table:table-row>
          <table:table-cell table:style-name="7">
            <text:p text:style-name="s1_center_fi0"><text:bookmark text:name="anchor124118"/>18</text:p>
          </table:table-cell>
          <table:table-cell table:style-name="5">
            <text:p text:style-name="s16_fi0">Аппарат для электросна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119"/>19</text:p>
          </table:table-cell>
          <table:table-cell table:style-name="5">
            <text:p text:style-name="s16_fi0">Аппарат для гальванизации и лекарственного электрофореза с набором электродов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120"/>20</text:p>
          </table:table-cell>
          <table:table-cell table:style-name="5">
            <text:p text:style-name="s16_fi0">Аппарат местной дарсонвализации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121"/>21</text:p>
          </table:table-cell>
          <table:table-cell table:style-name="5">
            <text:p text:style-name="s16_fi0">Аппарат для магнитотерапии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122"/>22</text:p>
          </table:table-cell>
          <table:table-cell table:style-name="5">
            <text:p text:style-name="s16_fi0">Аппарат для ультравысокочастотной терапии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123"/>23</text:p>
          </table:table-cell>
          <table:table-cell table:style-name="5">
            <text:p text:style-name="s16_fi0">Аппарат для лечения диадинамическими токами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124"/>24</text:p>
          </table:table-cell>
          <table:table-cell table:style-name="5">
            <text:p text:style-name="s16_fi0">Оборудование для гидротерапии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4125"/>25</text:p>
          </table:table-cell>
          <table:table-cell table:style-name="5">
            <text:p text:style-name="s16_fi0">Бактерицидный облучатель/очиститель воздуха/устройство для обеззараживания и (или) фильтрации воздуха и (или) дезинфекции поверхностей</text:p>
          </table:table-cell>
          <table:table-cell table:style-name="5">
            <text:p text:style-name="s1_center_fi0">Не менее 1<text:span text:style-name="upper"><text:span> <text:a xlink:type="simple" xlink:href="#anchor124010">1</text:a></text:span></text:span></text:p>
          </table:table-cell>
        </table:table-row>
        <table:table-row>
          <table:table-cell table:style-name="7">
            <text:p text:style-name="s1_center_fi0"><text:bookmark text:name="anchor124126"/>26</text:p>
          </table:table-cell>
          <table:table-cell table:style-name="5">
            <text:p text:style-name="s16_fi0">Тест-системы для определения наркотических средств и психотропных веществ в моче (не менее чем для 10 групп веществ)</text:p>
          </table:table-cell>
          <table:table-cell table:style-name="5">
            <text:p text:style-name="s1_center_fi0">не менее 10</text:p>
          </table:table-cell>
        </table:table-row>
        <table:table-row>
          <table:table-cell table:style-name="7">
            <text:p text:style-name="s1_center_fi0"><text:bookmark text:name="anchor124127"/>27</text:p>
          </table:table-cell>
          <table:table-cell table:style-name="5">
            <text:p text:style-name="s16_fi0">Аппарат для искусственной вентиляции легких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4128"/>28</text:p>
          </table:table-cell>
          <table:table-cell table:style-name="5">
            <text:p text:style-name="s16_fi0">Аппарат для плазмафереза и плазмацитафереза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4129"/>29</text:p>
          </table:table-cell>
          <table:table-cell table:style-name="5">
            <text:p text:style-name="s16_fi0">Оборудование для занятий лечебной гимнастикой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4130"/>30</text:p>
          </table:table-cell>
          <table:table-cell table:style-name="5">
            <text:p text:style-name="s16_fi0">Тренажеры спортивные</text:p>
          </table:table-cell>
          <table:table-cell table:style-name="5">
            <text:p text:style-name="s1_center_fi0">по требованию</text:p>
          </table:table-cell>
        </table:table-row>
      </table:table>
      <text:p text:style-name="s1"/>
      <text:p text:style-name="s1_fi0">_____________________________</text:p>
      <text:p text:style-name="s91"><text:bookmark text:name="anchor124010"/><text:span text:style-name="upper"><text:span>1</text:span></text:span> Виды и количество медицинских изделий определяются в соответствии с санитарно-эпидемиологическими правилами и нормативами <text:a xlink:type="simple" xlink:href="http://ivo.garant.ru/document/redirect/12177989/0">СанПиН 2.1.3.2630-10</text:a> "Санитарно-эпидемиологические требования к организациям, осуществляющим медицинскую деятельность", утвержденными <text:a xlink:type="simple" xlink:href="http://ivo.garant.ru/document/redirect/12177989/0">постановлением</text:a> Главного государственного санитарного врача Российской Федерации от 18 мая 2010 г. N 58 (зарегистрировано Министерством юстиции Российской Федерации 9 августа 2010 г., регистрационный N 18094), с изменениями внесенными постановлениями Главного государственного санитарного врача <text:a xlink:type="simple" xlink:href="http://ivo.garant.ru/document/redirect/71352830/1000">от 4 марта 2016 г. N 27</text:a> (зарегистрировано Министерством юстиции Российской Федерации 15 марта 2016 г., регистрационный N 41424), <text:a xlink:type="simple" xlink:href="http://ivo.garant.ru/document/redirect/71428190/3000">от 10 июня 2016 г. N 76</text:a> (зарегистрировано Министерством юстиции Российской Федерации 22 июня 2016 г., регистрационный N 42606).</text:p>
      <text:p text:style-name="s1_fi0">_____________________________</text:p>
      <text:p text:style-name="s1"/>
      <text:p text:style-name="s1"><text:bookmark text:name="anchor124002"/>2. Стандарт оснащения палаты (блока) реанимации и интенсивной терапии наркологического диспансера (наркологической больницы)</text:p>
      <text:p text:style-name="s1"/>
      <table:table table:name="10185" table:style-name="10185">
        <table:table-column table:style-name="893"/>
        <table:table-column table:style-name="6487"/>
        <table:table-column table:style-name="2805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 оснащения</text:p>
          </table:table-cell>
          <table:table-cell table:style-name="13">
            <text:p text:style-name="s1_center_fi0">Требуемое количество, штук</text:p>
          </table:table-cell>
        </table:table-row>
        <table:table-row>
          <table:table-cell table:style-name="7">
            <text:p text:style-name="s1_center_fi0"><text:bookmark text:name="anchor124021"/>1</text:p>
          </table:table-cell>
          <table:table-cell table:style-name="5">
            <text:p text:style-name="s16_fi0">Кровать функциональная с прикроватным столиком и тумбой</text:p>
          </table:table-cell>
          <table:table-cell table:style-name="5">
            <text:p text:style-name="s1_center_fi0">по числу коек</text:p>
          </table:table-cell>
        </table:table-row>
        <table:table-row>
          <table:table-cell table:style-name="7">
            <text:p text:style-name="s1_center_fi0"><text:bookmark text:name="anchor124022"/>2</text:p>
          </table:table-cell>
          <table:table-cell table:style-name="5">
            <text:p text:style-name="s16_fi0">Прикроватные мониторы</text:p>
          </table:table-cell>
          <table:table-cell table:style-name="5">
            <text:p text:style-name="s1_center_fi0">по числу коек</text:p>
          </table:table-cell>
        </table:table-row>
        <table:table-row>
          <table:table-cell table:style-name="7">
            <text:p text:style-name="s1_center_fi0"><text:bookmark text:name="anchor124023"/>3</text:p>
          </table:table-cell>
          <table:table-cell table:style-name="5">
            <text:p text:style-name="s16_fi0">Аппаратура для исследования основных показателей гемодинамики (ударный и минутный объем, систолический индекс, общее и периферическое сосудистое сопротивление и другие) и расходные материалы к ней</text:p>
          </table:table-cell>
          <table:table-cell table:style-name="5">
            <text:p text:style-name="s1_center_fi0">не менее 1 комплекта на 6 коек</text:p>
          </table:table-cell>
        </table:table-row>
        <table:table-row>
          <table:table-cell table:style-name="7">
            <text:p text:style-name="s1_center_fi0"><text:bookmark text:name="anchor124024"/>4</text:p>
          </table:table-cell>
          <table:table-cell table:style-name="5">
            <text:p text:style-name="s16_fi0">Централизованная система подводки кислорода к каждой кровати или концентраторы кислорода</text:p>
          </table:table-cell>
          <table:table-cell table:style-name="5">
            <text:p text:style-name="s1_center_fi0">по числу коек</text:p>
          </table:table-cell>
        </table:table-row>
        <table:table-row>
          <table:table-cell table:style-name="7">
            <text:p text:style-name="s1_center_fi0"><text:bookmark text:name="anchor124025"/>5</text:p>
          </table:table-cell>
          <table:table-cell table:style-name="5">
            <text:p text:style-name="s16_fi0">Электроотсасыватель хирургический с бактериальным фильтром</text:p>
          </table:table-cell>
          <table:table-cell table:style-name="5">
            <text:p text:style-name="s1_center_fi0">не менее 1 на 3 койки</text:p>
          </table:table-cell>
        </table:table-row>
        <table:table-row>
          <table:table-cell table:style-name="7">
            <text:p text:style-name="s1_center_fi0"><text:bookmark text:name="anchor124026"/>6</text:p>
          </table:table-cell>
          <table:table-cell table:style-name="5">
            <text:p text:style-name="s16_fi0">Аппарат для искусственной вентиляции легких</text:p>
          </table:table-cell>
          <table:table-cell table:style-name="5">
            <text:p text:style-name="s1_center_fi0">не менее 1 комплекта на 6 коек</text:p>
          </table:table-cell>
        </table:table-row>
        <table:table-row>
          <table:table-cell table:style-name="7">
            <text:p text:style-name="s1_center_fi0"><text:bookmark text:name="anchor124027"/>7</text:p>
          </table:table-cell>
          <table:table-cell table:style-name="5">
            <text:p text:style-name="s16_fi0">Дефибриллятор кардиосинхронизированный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24028"/>8</text:p>
          </table:table-cell>
          <table:table-cell table:style-name="5">
            <text:p text:style-name="s16_fi0">Набор для интубации трахеи</text:p>
          </table:table-cell>
          <table:table-cell table:style-name="5">
            <text:p text:style-name="s1_center_fi0">не менее 2</text:p>
          </table:table-cell>
        </table:table-row>
        <table:table-row>
          <table:table-cell table:style-name="7">
            <text:p text:style-name="s1_center_fi0"><text:bookmark text:name="anchor124029"/>9</text:p>
          </table:table-cell>
          <table:table-cell table:style-name="5">
            <text:p text:style-name="s16_fi0">Наборы для катетеризации магистральных сосудов (иглы, проводники, катетеры, струны) однократного пользования</text:p>
          </table:table-cell>
          <table:table-cell table:style-name="5">
            <text:p text:style-name="s1_center_fi0">не менее 100 на 1 год</text:p>
          </table:table-cell>
        </table:table-row>
        <table:table-row>
          <table:table-cell table:style-name="7">
            <text:p text:style-name="s1_center_fi0"><text:bookmark text:name="anchor124210"/>10</text:p>
          </table:table-cell>
          <table:table-cell table:style-name="5">
            <text:p text:style-name="s16_fi0">Автоматические дозаторы лекарственных средств шприцевые</text:p>
          </table:table-cell>
          <table:table-cell table:style-name="5">
            <text:p text:style-name="s1_center_fi0">не менее 1 дозатора на 1 койку</text:p>
          </table:table-cell>
        </table:table-row>
        <table:table-row>
          <table:table-cell table:style-name="7">
            <text:p text:style-name="s1_center_fi0"><text:bookmark text:name="anchor124211"/>11</text:p>
          </table:table-cell>
          <table:table-cell table:style-name="5">
            <text:p text:style-name="s16_fi0">Прибор для определения алкоголя в выдыхаемом воздухе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24212"/>12</text:p>
          </table:table-cell>
          <table:table-cell table:style-name="5">
            <text:p text:style-name="s16_fi0">Дыхательный мешок для ручной искусственной вентиляции легких</text:p>
          </table:table-cell>
          <table:table-cell table:style-name="5">
            <text:p text:style-name="s1_center_fi0">1 на 2 койки</text:p>
          </table:table-cell>
        </table:table-row>
        <table:table-row>
          <table:table-cell table:style-name="7">
            <text:p text:style-name="s1_center_fi0"><text:bookmark text:name="anchor124213"/>13</text:p>
          </table:table-cell>
          <table:table-cell table:style-name="5">
            <text:p text:style-name="s16_fi0">Мобильный (переносной) набор для проведения реанимационных мероприятий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4214"/>14</text:p>
          </table:table-cell>
          <table:table-cell table:style-name="5">
            <text:p text:style-name="s16_fi0">Лабораторное оборудование для автоматического определения гемоглобина, гематокрита, электролитов (К, Na), глюкозы, газов крови</text:p>
          </table:table-cell>
          <table:table-cell table:style-name="5">
            <text:p text:style-name="s1_center_fi0">1 комплект</text:p>
          </table:table-cell>
        </table:table-row>
        <table:table-row>
          <table:table-cell table:style-name="7">
            <text:p text:style-name="s1_center_fi0"><text:bookmark text:name="anchor124215"/>15</text:p>
          </table:table-cell>
          <table:table-cell table:style-name="5">
            <text:p text:style-name="s16_fi0">Анализатор наркотических средств и психотропных веществ, сильнодействующих лекарственных средств и расходные материалы к нему</text:p>
          </table:table-cell>
          <table:table-cell table:style-name="5">
            <text:p text:style-name="s1_center_fi0">1</text:p>
          </table:table-cell>
        </table:table-row>
      </table:table>
      <text:p text:style-name="s1"/>
      <text:p text:style-name="s1_right_fi698"><text:bookmark text:name="anchor125000"/><text:span text:style-name="s10">Приложение N 25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Правила
организации деятельности реабилитационного наркологического центра</text:h>
      <text:p text:style-name="s1"/>
      <text:p text:style-name="s1"><text:bookmark text:name="anchor125001"/>1. Настоящие Правила устанавливают порядок организации деятельности реабилитационного наркологического центра.</text:p>
      <text:p text:style-name="s1"><text:bookmark text:name="anchor125002"/>2. Реабилитационный наркологический центр (далее - Реабилитационный центр) создается для оказания первичной специализированной медико-санитарной помощи и (или) специализированной медицинской помощи по профилю "психиатрия-наркология".</text:p>
      <text:p text:style-name="s1"><text:bookmark text:name="anchor125003"/>3. Реабилитационный центр является самостоятельной медицинской организацией или структурным подразделением медицинской организаций<text:a xlink:type="simple" xlink:href="http://ivo.garant.ru/document/redirect/3100000/0"><text:span text:style-name="s9">#</text:span></text:a>.</text:p>
      <text:p text:style-name="s1"><text:bookmark text:name="anchor125004"/>4. В структуре Реабилитационного центра рекомендуется предусматривать:</text:p>
      <text:p text:style-name="s1">приемное отделение;</text:p>
      <text:p text:style-name="s1">отделение медицинской реабилитации;</text:p>
      <text:p text:style-name="s1">наркологические отделения, в том числе для детей и подростков;</text:p>
      <text:p text:style-name="s1">кабинеты медицинских психологов;</text:p>
      <text:p text:style-name="s1">кабинеты врачей-психотерапевтов;</text:p>
      <text:p text:style-name="s1">кабинеты специалистов по социальной работе и социальных работников;</text:p>
      <text:p text:style-name="s1">процедурный кабинет;</text:p>
      <text:p text:style-name="s1">кабинет (отделение) физиотерапии с кабинетом лечебной физкультуры;</text:p>
      <text:p text:style-name="s1">кабинеты врачей-специалистов;</text:p>
      <text:p text:style-name="s1">административно-хозяйственную часть.</text:p>
      <text:p text:style-name="s1"><text:bookmark text:name="anchor125005"/>5. В Реабилитационном центре рекомендуется предусматривать:</text:p>
      <text:p text:style-name="s1">помещения для индивидуальной и групповой психотерапии;</text:p>
      <text:p text:style-name="s1">библиотеку, аудио- и видеотеку;</text:p>
      <text:p text:style-name="s1">зал лечебной физкультуры;</text:p>
      <text:p text:style-name="s1">зал для занятий на тренажерах;</text:p>
      <text:p text:style-name="s1">учебные классы, студии, досуговый комплекс для просмотра тематических фильмов, телепередач;</text:p>
      <text:p text:style-name="s1">лечебно-производственные (трудовые) мастерские.</text:p>
      <text:p text:style-name="s1"><text:bookmark text:name="anchor125006"/>6. Структура Реабилитационного центра и его штатная численность устанавливаются учредителем или руководителем медицинской организации, в которой он создан, в зависимости от объема проводимой лечебно-реабилитационной работы и численности обслуживаемого населения с учетом рекомендуемых штатных нормативов, предусмотренных <text:a xlink:type="simple" xlink:href="#anchor126000">приложением N 26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25007"/>7. На должность главного врача (заведующего) Реабилитационного центра назначается специалист, соответствующий <text:a xlink:type="simple" xlink:href="http://ivo.garant.ru/document/redirect/71231064/1051">Квалификационным требованиям</text:a> к медицинским и фармацевтическим работникам с высшим образованием по направлению подготовки "Здравоохранение и медицинские науки", утвержденным <text:a xlink:type="simple" xlink:href="http://ivo.garant.ru/document/redirect/71231064/0">приказом</text:a> Министерства здравоохранения Российской Федерации от 8 октября 2015 г. N 707н (зарегистрирован Министерством юстиции Российской Федерации 23 октября 2015 г., регистрационный N 39438) (далее - Квалификационные требования) по специальности "психиатрия-наркология" (для структурного подразделения медицинской организации) или "организация здравоохранения и общественное здоровье" (для самостоятельной медицинской организации).</text:p>
      <text:p text:style-name="s1"><text:bookmark text:name="anchor125008"/>8. На должность врача Реабилитационного центра назначается специалист, соответствующий <text:a xlink:type="simple" xlink:href="http://ivo.garant.ru/document/redirect/71231064/1051">Квалификационным требованиям</text:a> по специальности "психиатрия- наркология".</text:p>
      <text:p text:style-name="s1"><text:bookmark text:name="anchor125009"/>9. Оснащение Реабилитационного центра осуществляется в соответствии со стандартом, предусмотренным <text:a xlink:type="simple" xlink:href="#anchor127000">приложением N 27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25010"/>10. Реабилитационный центр осуществляет следующие основные функции:</text:p>
      <text:p text:style-name="s1">оказание медико-реабилитационной помощи лицам с наркологическими расстройствами;</text:p>
      <text:p text:style-name="s1">проведение мотивационного консультирования лиц с наркологическими расстройствами в целях побуждения их к прохождению и завершению медицинской реабилитации, диспансерному наблюдению, формирования у них приверженности к ведению здорового образа жизни, отказу от потребления алкоголя, наркотических средств и психотропных веществ без назначения врача;</text:p>
      <text:p text:style-name="s1">осуществление взаимодействия с организациями, оказывающими социальную помощь по оказанию социальной поддержки в вопросах трудоустройства и других вопросах;</text:p>
      <text:p text:style-name="s1">оказание медико-психологической помощи семьям лиц с наркологическими расстройствами;</text:p>
      <text:p text:style-name="s1">осуществление взаимодействия с общественными, религиозными и другими организациями по оказанию реабилитационной помощи лицам с наркологическими расстройствами;</text:p>
      <text:p text:style-name="s1">привлечение волонтеров к оказанию помощи лицам с наркологическими расстройствами, обучение, планирование и контроль их деятельности;</text:p>
      <text:p text:style-name="s1">информирование населения о методах лечения и медицинской реабилитации, а также о медицинских организациях, оказывающих медицинскую помощь по профилю "психиатрия-наркология";</text:p>
      <text:p text:style-name="s1">представление отчетности в установленном порядке<text:a xlink:type="simple" xlink:href="#anchor12511">*</text:a>, сбор и предоставление первичных данных о медицинской деятельности для информационных систем в сфере здравоохранения<text:a xlink:type="simple" xlink:href="#anchor12522">**</text:a>.</text:p>
      <text:p text:style-name="s1"><text:bookmark text:name="anchor125011"/>11. Реабилитационный центр может использоваться в качестве клинической базы научных, образовательных организаций высшего образования, профессиональных образовательных организаций и организаций дополнительного профессионального образования.</text:p>
      <text:p text:style-name="s1"/>
      <text:p text:style-name="s16_fi0">______________________________</text:p>
      <text:p text:style-name="s1"><text:bookmark text:name="anchor12511"/>* <text:a xlink:type="simple" xlink:href="http://ivo.garant.ru/document/redirect/12191967/79111">Пункт 11 части 1 статьи 79</text:a> Федерального закона от 21 ноября 2011 г. N 323-ФЗ "Об основах охраны здоровья граждан в Российской Федерации" (Собрание законодательства Российской Федерации, 2011, N 48, ст. 6724; 2013, N 48, ст. 6165; 2014, N 30, ст. 4257) (далее - Федеральный закон от 21 ноября 2011 г. N 323-ФЗ).</text:p>
      <text:p text:style-name="s1"><text:bookmark text:name="anchor12522"/>** <text:a xlink:type="simple" xlink:href="http://ivo.garant.ru/document/redirect/12191967/911">Часть 1 статьи 91</text:a> Федерального закона от 21 ноября 2011 г. N 323-ФЗ.</text:p>
      <text:p text:style-name="s1"/>
      <text:p text:style-name="s1_right_fi698"><text:bookmark text:name="anchor126000"/><text:span text:style-name="s10">Приложение N 26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Рекомендуемые штатные нормативы
реабилитационного наркологического центра</text:h>
      <text:p text:style-name="s9header">ГАРАНТ:</text:p>
      <text:p text:style-name="s9">См. <text:a xlink:type="simple" xlink:href="http://ivo.garant.ru/document/redirect/57514433/0">справку</text:a> о нормах труда</text:p>
      <table:table table:name="10196" table:style-name="10196">
        <table:table-column table:style-name="832"/>
        <table:table-column table:style-name="5393"/>
        <table:table-column table:style-name="3971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6_fi0">Наименование должности</text:p>
          </table:table-cell>
          <table:table-cell table:style-name="13">
            <text:p text:style-name="s1_center_fi0">Количество должностей</text:p>
          </table:table-cell>
        </table:table-row>
        <table:table-row>
          <table:table-cell table:style-name="7">
            <text:p text:style-name="s1_center_fi0"><text:bookmark text:name="anchor126001"/>1</text:p>
          </table:table-cell>
          <table:table-cell table:style-name="5">
            <text:p text:style-name="s16_fi0">Главный врач или заведующий - врач-психиатр-нарколог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6002"/>2</text:p>
          </table:table-cell>
          <table:table-cell table:style-name="5">
            <text:p text:style-name="s16_fi0">Заведующий отделением медицинской реабилитации - врач-психиатр- нарколог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6003"/>3</text:p>
          </table:table-cell>
          <table:table-cell table:style-name="5">
            <text:p text:style-name="s16_fi0">Врач-психиатр-нарколог</text:p>
          </table:table-cell>
          <table:table-cell table:style-name="5">
            <text:p text:style-name="s16_fi0">1 на 25 коек;</text:p>
            <text:p text:style-name="s16_fi0">0,5 (для работы в приемном отделении);</text:p>
            <text:p text:style-name="s16_fi0">не менее 2 на отделение медицинской реабилитации</text:p>
          </table:table-cell>
        </table:table-row>
        <table:table-row>
          <table:table-cell table:style-name="7">
            <text:p text:style-name="s1_center_fi0"><text:bookmark text:name="anchor126004"/>4</text:p>
          </table:table-cell>
          <table:table-cell table:style-name="5">
            <text:p text:style-name="s16_fi0">Врач-психотерапевт</text:p>
          </table:table-cell>
          <table:table-cell table:style-name="5">
            <text:p text:style-name="s16_fi0">1 на 25 коек</text:p>
          </table:table-cell>
        </table:table-row>
        <table:table-row>
          <table:table-cell table:style-name="7">
            <text:p text:style-name="s1_center_fi0"><text:bookmark text:name="anchor126005"/>5</text:p>
          </table:table-cell>
          <table:table-cell table:style-name="5">
            <text:p text:style-name="s16_fi0">Врач-психиатр</text:p>
          </table:table-cell>
          <table:table-cell table:style-name="5">
            <text:p text:style-name="s16_fi0">0,5 на отделение</text:p>
          </table:table-cell>
        </table:table-row>
        <table:table-row>
          <table:table-cell table:style-name="7">
            <text:p text:style-name="s1_center_fi0"><text:bookmark text:name="anchor126006"/>6</text:p>
          </table:table-cell>
          <table:table-cell table:style-name="5">
            <text:p text:style-name="s16_fi0">Заведующий кабинетом (отделением) физиотерапии - врач-физиотерапевт</text:p>
          </table:table-cell>
          <table:table-cell table:style-name="5">
            <text:p text:style-name="s16_fi0">1 вместо 0,5 должности врача-физиотерапевта</text:p>
          </table:table-cell>
        </table:table-row>
        <table:table-row>
          <table:table-cell table:style-name="7">
            <text:p text:style-name="s1_center_fi0"><text:bookmark text:name="anchor126007"/>7</text:p>
          </table:table-cell>
          <table:table-cell table:style-name="5">
            <text:p text:style-name="s16_fi0">Врач-физиотерапевт</text:p>
          </table:table-cell>
          <table:table-cell table:style-name="5">
            <text:p text:style-name="s16_fi0">1 на 500 коек</text:p>
          </table:table-cell>
        </table:table-row>
        <table:table-row>
          <table:table-cell table:style-name="7">
            <text:p text:style-name="s1_center_fi0"><text:bookmark text:name="anchor126008"/>8</text:p>
          </table:table-cell>
          <table:table-cell table:style-name="5">
            <text:p text:style-name="s16_fi0">Врач по лечебной физкультуре</text:p>
          </table:table-cell>
          <table:table-cell table:style-name="5">
            <text:p text:style-name="s16_fi0">1 на 25 коек</text:p>
          </table:table-cell>
        </table:table-row>
        <table:table-row>
          <table:table-cell table:style-name="7">
            <text:p text:style-name="s1_center_fi0"><text:bookmark text:name="anchor126009"/>9</text:p>
          </table:table-cell>
          <table:table-cell table:style-name="5">
            <text:p text:style-name="s16_fi0">Врач-диетолог</text:p>
          </table:table-cell>
          <table:table-cell table:style-name="5">
            <text:p text:style-name="s16_fi0">1 на 200 коек</text:p>
          </table:table-cell>
        </table:table-row>
        <table:table-row>
          <table:table-cell table:style-name="7">
            <text:p text:style-name="s1_center_fi0"><text:bookmark text:name="anchor126010"/>10</text:p>
          </table:table-cell>
          <table:table-cell table:style-name="5">
            <text:p text:style-name="s16_fi0">Медицинский психолог</text:p>
          </table:table-cell>
          <table:table-cell table:style-name="5">
            <text:p text:style-name="s16_fi0">1 на 25 коек</text:p>
          </table:table-cell>
        </table:table-row>
        <table:table-row>
          <table:table-cell table:style-name="7">
            <text:p text:style-name="s1_center_fi0"><text:bookmark text:name="anchor126011"/>11</text:p>
          </table:table-cell>
          <table:table-cell table:style-name="5">
            <text:p text:style-name="s16_fi0">Специалист по социальной работе</text:p>
          </table:table-cell>
          <table:table-cell table:style-name="5">
            <text:p text:style-name="s16_fi0">1 на 25 коек</text:p>
          </table:table-cell>
        </table:table-row>
        <table:table-row>
          <table:table-cell table:style-name="7">
            <text:p text:style-name="s1_center_fi0"><text:bookmark text:name="anchor126012"/>12</text:p>
          </table:table-cell>
          <table:table-cell table:style-name="5">
            <text:p text:style-name="s16_fi0">Старшая медицинская сестра</text:p>
          </table:table-cell>
          <table:table-cell table:style-name="5">
            <text:p text:style-name="s16_fi0">1 на 1 должность заведующего отделением медицинской реабилитации - врача-психиатра- нарколога</text:p>
          </table:table-cell>
        </table:table-row>
        <table:table-row>
          <table:table-cell table:style-name="7">
            <text:p text:style-name="s1_center_fi0"><text:bookmark text:name="anchor126013"/>13</text:p>
          </table:table-cell>
          <table:table-cell table:style-name="5">
            <text:p text:style-name="s16_fi0">Медицинская сестра</text:p>
          </table:table-cell>
          <table:table-cell table:style-name="5">
            <text:p text:style-name="s16_fi0">1 на 1 должность врача-психиатра-нарколога</text:p>
          </table:table-cell>
        </table:table-row>
        <table:table-row>
          <table:table-cell table:style-name="7">
            <text:p text:style-name="s1_center_fi0"><text:bookmark text:name="anchor126014"/>14</text:p>
          </table:table-cell>
          <table:table-cell table:style-name="5">
            <text:p text:style-name="s16_fi0">Медицинская сестра палатная (постовая)</text:p>
          </table:table-cell>
          <table:table-cell table:style-name="5">
            <text:p text:style-name="s16_fi0">6 на 25 коек (для обеспечения круглосуточной работы)</text:p>
          </table:table-cell>
        </table:table-row>
        <table:table-row>
          <table:table-cell table:style-name="7">
            <text:p text:style-name="s1_center_fi0"><text:bookmark text:name="anchor126015"/>15</text:p>
          </table:table-cell>
          <table:table-cell table:style-name="5">
            <text:p text:style-name="s16_fi0">Медицинская сестра процедурной</text:p>
          </table:table-cell>
          <table:table-cell table:style-name="5">
            <text:p text:style-name="s16_fi0">1 в смену на отделение медицинской реабилитации</text:p>
          </table:table-cell>
        </table:table-row>
        <table:table-row>
          <table:table-cell table:style-name="7">
            <text:p text:style-name="s1_center_fi0"><text:bookmark text:name="anchor126016"/>16</text:p>
          </table:table-cell>
          <table:table-cell table:style-name="5">
            <text:p text:style-name="s16_fi0">Медицинская сестра приемного отделения</text:p>
          </table:table-cell>
          <table:table-cell table:style-name="5">
            <text:p text:style-name="s16_fi0">0,5 на отделение</text:p>
          </table:table-cell>
        </table:table-row>
        <table:table-row>
          <table:table-cell table:style-name="7">
            <text:p text:style-name="s1_center_fi0"><text:bookmark text:name="anchor126017"/>17</text:p>
          </table:table-cell>
          <table:table-cell table:style-name="5">
            <text:p text:style-name="s16_fi0">Медицинская сестра по физиотерапии</text:p>
          </table:table-cell>
          <table:table-cell table:style-name="5">
            <text:p text:style-name="s16_fi0">2 на 1 должность врача- физиотерапевта</text:p>
          </table:table-cell>
        </table:table-row>
        <table:table-row>
          <table:table-cell table:style-name="7">
            <text:p text:style-name="s1_center_fi0"><text:bookmark text:name="anchor126018"/>18</text:p>
          </table:table-cell>
          <table:table-cell table:style-name="5">
            <text:p text:style-name="s16_fi0">Медицинская сестра диетическая</text:p>
          </table:table-cell>
          <table:table-cell table:style-name="5">
            <text:p text:style-name="s16_fi0">1 на 200 коек</text:p>
          </table:table-cell>
        </table:table-row>
        <table:table-row>
          <table:table-cell table:style-name="7">
            <text:p text:style-name="s1_center_fi0"><text:bookmark text:name="anchor126019"/>19</text:p>
          </table:table-cell>
          <table:table-cell table:style-name="5">
            <text:p text:style-name="s16_fi0">Инструктор по лечебной физкультуре</text:p>
          </table:table-cell>
          <table:table-cell table:style-name="5">
            <text:p text:style-name="s16_fi0">1 на 50 коек</text:p>
          </table:table-cell>
        </table:table-row>
        <table:table-row>
          <table:table-cell table:style-name="7">
            <text:p text:style-name="s1_center_fi0"><text:bookmark text:name="anchor126020"/>20</text:p>
          </table:table-cell>
          <table:table-cell table:style-name="5">
            <text:p text:style-name="s16_fi0">Медицинский статистик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6021"/>21</text:p>
          </table:table-cell>
          <table:table-cell table:style-name="5">
            <text:p text:style-name="s16_fi0">Медицинский регистратор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6022"/>22</text:p>
          </table:table-cell>
          <table:table-cell table:style-name="5">
            <text:p text:style-name="s16_fi0">Сестра-хозяйка</text:p>
          </table:table-cell>
          <table:table-cell table:style-name="5">
            <text:p text:style-name="s16_fi0">1</text:p>
          </table:table-cell>
        </table:table-row>
        <table:table-row>
          <table:table-cell table:style-name="7">
            <text:p text:style-name="s1_center_fi0"><text:bookmark text:name="anchor126023"/>23</text:p>
          </table:table-cell>
          <table:table-cell table:style-name="5">
            <text:p text:style-name="s16_fi0">Санитар</text:p>
          </table:table-cell>
          <table:table-cell table:style-name="5">
            <text:p text:style-name="s16_fi0">1 на 2 должности медицинских сестер по физиотерапии;</text:p>
            <text:p text:style-name="s16_fi0">6 на 25 коек (для обеспечения круглосуточной работы)</text:p>
          </table:table-cell>
        </table:table-row>
        <table:table-row>
          <table:table-cell table:style-name="7">
            <text:p text:style-name="s1_center_fi0"><text:bookmark text:name="anchor126024"/>24</text:p>
          </table:table-cell>
          <table:table-cell table:style-name="5">
            <text:p text:style-name="s16_fi0">Социальный работник</text:p>
          </table:table-cell>
          <table:table-cell table:style-name="5">
            <text:p text:style-name="s16_fi0">2 на 25 коек</text:p>
          </table:table-cell>
        </table:table-row>
        <table:table-row>
          <table:table-cell table:style-name="7">
            <text:p text:style-name="s1_center_fi0"><text:bookmark text:name="anchor126025"/>25</text:p>
          </table:table-cell>
          <table:table-cell table:style-name="5">
            <text:p text:style-name="s16_fi0">Инструктор производственного обучения рабочих массовых специальностей</text:p>
          </table:table-cell>
          <table:table-cell table:style-name="5">
            <text:p text:style-name="s16_fi0">1 на 25 коек</text:p>
          </table:table-cell>
        </table:table-row>
      </table:table>
      <text:p text:style-name="s1"/>
      <text:p text:style-name="s1"><text:bookmark text:name="anchor130031"/><text:span text:style-name="s10">Примечание:</text:span></text:p>
      <text:p text:style-name="s1">1. Рекомендуемые штатные нормативы реабилитационного наркологического центра не распространяются на медицинские организации частной системы здравоохранения.</text:p>
      <text:p text:style-name="s1">2. Для районов с низкой плотностью населения и ограниченной транспортной доступностью медицинских организаций количество должностей врачей- психиатров-наркологов и медицинских сестер устанавливается исходя из меньшего количества коек (корректируются с учетом нагрузки, но не менее 0,25 должности).</text:p>
      <text:p text:style-name="s1">3. Для организаций и территорий, подлежащих обслуживанию Федеральным медико-биологическим агентством согласно <text:a xlink:type="simple" xlink:href="http://ivo.garant.ru/document/redirect/6325497/0">распоряжению</text:a> Правительства Российской Федерации от 21 августа 2006 г. N 1156-р (Собрание законодательства Российской Федерации, 2006, N 35, ст. 3774; N 49, ст. 5267; N 52, ст. 5614; 2008, N 11, ст. 1060; 2009, N 14, ст. 1727; 2010, N 3, ст. 336; N 18, ст. 2271; 2011, N 16, ст. 2303; N 21, ст. 3004; N 47, ст. 6699; N 51, ст. 7526; 2012, N 19, ст. 2410; 2013, N 32, ст. 4312; 2014, N 9, ст. 912; N 16, ст. 1914; N 50, ст. 7159; 2015, N 21, ст. 3133; N 22, ст. 3291), количество должностей врачей-психиатров-наркологов устанавливается вне зависимости от количества коек.</text:p>
      <text:p text:style-name="s1">4. Должности юриста, инструктора производственного обучения рабочих массовых специальностей устанавливаются при отсутствии данной должности в штате медицинской организации, в которой создан реабилитационный наркологический центр.</text:p>
      <text:p text:style-name="s1">5. При необходимости в штат реабилитационного наркологического центра вводятся должности врача-терапевта, врача-невролога, врача-дерматовенеролога, врача-инфекциониста, врача-оториноларинголога, врача функциональной диагностики, врача-офтальмолога, воспитателя.</text:p>
      <text:p text:style-name="s1"/>
      <text:p text:style-name="s22header">Информация об изменениях:</text:p>
      <text:p text:style-name="s22"><text:bookmark text:name="anchor127000"/>Приложение 27 изменено с 8 августа 2020 г. - <text:a xlink:type="simple" xlink:href="http://ivo.garant.ru/document/redirect/74434174/10362">Приказ</text:a> Минздрава России от 21 февраля 2020 г. N 114Н</text:p>
      <text:p text:style-name="s22"><text:a xlink:type="simple" xlink:href="http://ivo.garant.ru/document/redirect/77703027/127000">См. предыдущую редакцию</text:a></text:p>
      <text:p text:style-name="s1_right_fi698"><text:span text:style-name="s10">Приложение N 27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Стандарт
оснащения реабилитационного наркологического центра</text:h>
      <text:p text:style-name="s52header">С изменениями и дополнениями от:</text:p>
      <text:p text:style-name="s52">21 февраля 2020 г.</text:p>
      <text:p text:style-name="s1"/>
      <table:table table:name="10181" table:style-name="10181">
        <table:table-column table:style-name="838"/>
        <table:table-column table:style-name="6530"/>
        <table:table-column table:style-name="2813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</text:p>
          </table:table-cell>
          <table:table-cell table:style-name="13">
            <text:p text:style-name="s1_center_fi0">Требуемое количество,</text:p>
            <text:p text:style-name="s1_center_fi0">штук</text:p>
          </table:table-cell>
        </table:table-row>
        <table:table-row>
          <table:table-cell table:style-name="7">
            <text:p text:style-name="s1_center_fi0"><text:bookmark text:name="anchor127001"/>1</text:p>
          </table:table-cell>
          <table:table-cell table:style-name="5">
            <text:p text:style-name="s16_fi0">Кровать медицинская общебольничная</text:p>
          </table:table-cell>
          <table:table-cell table:style-name="5">
            <text:p text:style-name="s1_center_fi0">по числу коек</text:p>
          </table:table-cell>
        </table:table-row>
        <table:table-row>
          <table:table-cell table:style-name="7">
            <text:p text:style-name="s1_center_fi0"><text:bookmark text:name="anchor127002"/>2</text:p>
          </table:table-cell>
          <table:table-cell table:style-name="5">
            <text:p text:style-name="s16_fi0">Стол прикроватный</text:p>
          </table:table-cell>
          <table:table-cell table:style-name="5">
            <text:p text:style-name="s1_center_fi0">по числу коек</text:p>
          </table:table-cell>
        </table:table-row>
        <table:table-row>
          <table:table-cell table:style-name="7">
            <text:p text:style-name="s1_center_fi0"><text:bookmark text:name="anchor127003"/>3</text:p>
          </table:table-cell>
          <table:table-cell table:style-name="5">
            <text:p text:style-name="s16_fi0">Персональный компьютер с программным обеспечением и принтером</text:p>
          </table:table-cell>
          <table:table-cell table:style-name="5">
            <text:p text:style-name="s1_center_fi0">2</text:p>
          </table:table-cell>
        </table:table-row>
        <table:table-row>
          <table:table-cell table:style-name="7">
            <text:p text:style-name="s1_center_fi0"><text:bookmark text:name="anchor127004"/>4</text:p>
          </table:table-cell>
          <table:table-cell table:style-name="5">
            <text:p text:style-name="s16_fi0">Экспериментально-психологические методики</text:p>
          </table:table-cell>
          <table:table-cell table:style-name="5">
            <text:p text:style-name="s1_center_fi0">не менее 5</text:p>
          </table:table-cell>
        </table:table-row>
        <table:table-row>
          <table:table-cell table:style-name="7">
            <text:p text:style-name="s1_center_fi0"><text:bookmark text:name="anchor127005"/>5</text:p>
          </table:table-cell>
          <table:table-cell table:style-name="5">
            <text:p text:style-name="s16_fi0">Телевизор с DVD-проигрывателем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27006"/>6</text:p>
          </table:table-cell>
          <table:table-cell table:style-name="5">
            <text:p text:style-name="s16_fi0">Комплект мультимедийного устройства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27007"/>7</text:p>
          </table:table-cell>
          <table:table-cell table:style-name="5">
            <text:p text:style-name="s16_fi0">Видеокамера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27008"/>8</text:p>
          </table:table-cell>
          <table:table-cell table:style-name="5">
            <text:p text:style-name="s16_fi0">DVD-RW диски</text:p>
          </table:table-cell>
          <table:table-cell table:style-name="5">
            <text:p text:style-name="s1_center_fi0">не менее 5</text:p>
          </table:table-cell>
        </table:table-row>
        <table:table-row>
          <table:table-cell table:style-name="7">
            <text:p text:style-name="s1_center_fi0"><text:bookmark text:name="anchor127009"/>9</text:p>
          </table:table-cell>
          <table:table-cell table:style-name="5">
            <text:p text:style-name="s16_fi0">Диктофон</text:p>
          </table:table-cell>
          <table:table-cell table:style-name="5">
            <text:p text:style-name="s1_center_fi0">2</text:p>
          </table:table-cell>
        </table:table-row>
        <table:table-row>
          <table:table-cell table:style-name="7">
            <text:p text:style-name="s1_center_fi0"><text:bookmark text:name="anchor127010"/>10</text:p>
          </table:table-cell>
          <table:table-cell table:style-name="5">
            <text:p text:style-name="s16_fi0">Комплект оборудования для оснащения комнаты психологической разгрузки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7011"/>11</text:p>
          </table:table-cell>
          <table:table-cell table:style-name="5">
            <text:p text:style-name="s16_fi0">Комплекс биологической обратной связи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7012"/>12</text:p>
          </table:table-cell>
          <table:table-cell table:style-name="5">
            <text:p text:style-name="s16_fi0">Окси-СПА физиокомплекс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7013"/>13</text:p>
          </table:table-cell>
          <table:table-cell table:style-name="5">
            <text:p text:style-name="s16_fi0">Аппарат для гальванизации и лекарственного электрофореза с набором электродов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27014"/>14</text:p>
          </table:table-cell>
          <table:table-cell table:style-name="5">
            <text:p text:style-name="s16_fi0">Аппарат для проведения транскраниальной электростимуляции</text:p>
          </table:table-cell>
          <table:table-cell table:style-name="5">
            <text:p text:style-name="s1_center_fi0">2</text:p>
          </table:table-cell>
        </table:table-row>
        <table:table-row>
          <table:table-cell table:style-name="7">
            <text:p text:style-name="s1_center_fi0"><text:bookmark text:name="anchor127015"/>15</text:p>
          </table:table-cell>
          <table:table-cell table:style-name="5">
            <text:p text:style-name="s16_fi0">Программно-аппаратный резонансно-акустический реабилитационный комплекс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27016"/>16</text:p>
          </table:table-cell>
          <table:table-cell table:style-name="5">
            <text:p text:style-name="s16_fi0">Аппарат местной дарсонвализации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27017"/>17</text:p>
          </table:table-cell>
          <table:table-cell table:style-name="5">
            <text:p text:style-name="s16_fi0">Аппарат для магнитотерапии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27018"/>18</text:p>
          </table:table-cell>
          <table:table-cell table:style-name="5">
            <text:p text:style-name="s16_fi0">Аппарат для ультравысокочастотной терапии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27019"/>19</text:p>
          </table:table-cell>
          <table:table-cell table:style-name="5">
            <text:p text:style-name="s16_fi0">Аппарат для лечения диадинамическими токами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27020"/>20</text:p>
          </table:table-cell>
          <table:table-cell table:style-name="5">
            <text:p text:style-name="s16_fi0">Оборудование для гидротерапии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7021"/>21</text:p>
          </table:table-cell>
          <table:table-cell table:style-name="5">
            <text:p text:style-name="s16_fi0">Бактерицидный облучатель/очиститель воздуха/устройство для обеззараживания и (или) фильтрации воздуха и (или) дезинфекции поверхностей</text:p>
          </table:table-cell>
          <table:table-cell table:style-name="5">
            <text:p text:style-name="s1_center_fi0">Не менее 1<text:span text:style-name="upper"><text:span> <text:a xlink:type="simple" xlink:href="#anchor127100">1</text:a></text:span></text:span></text:p>
          </table:table-cell>
        </table:table-row>
        <table:table-row>
          <table:table-cell table:style-name="7">
            <text:p text:style-name="s1_center_fi0"><text:bookmark text:name="anchor127022"/>22</text:p>
          </table:table-cell>
          <table:table-cell table:style-name="5">
            <text:p text:style-name="s16_fi0">Оборудование для занятий лечебной гимнастикой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7023"/>23</text:p>
          </table:table-cell>
          <table:table-cell table:style-name="5">
            <text:p text:style-name="s16_fi0">Прибор для определения алкоголя в выдыхаемом воздухе</text:p>
          </table:table-cell>
          <table:table-cell table:style-name="5">
            <text:p text:style-name="s1_center_fi0">не менее 2</text:p>
          </table:table-cell>
        </table:table-row>
        <table:table-row>
          <table:table-cell table:style-name="7">
            <text:p text:style-name="s1_center_fi0"><text:bookmark text:name="anchor127024"/>24</text:p>
          </table:table-cell>
          <table:table-cell table:style-name="5">
            <text:p text:style-name="s16_fi0">Тест-системы для определения наркотических средств и психотропных веществ в моче (не менее чем для 5 групп веществ)</text:p>
          </table:table-cell>
          <table:table-cell table:style-name="5">
            <text:p text:style-name="s1_center_fi0">не менее 10</text:p>
          </table:table-cell>
        </table:table-row>
        <table:table-row>
          <table:table-cell table:style-name="7">
            <text:p text:style-name="s1_center_fi0"><text:bookmark text:name="anchor127025"/>25</text:p>
          </table:table-cell>
          <table:table-cell table:style-name="5">
            <text:p text:style-name="s16_fi0">Аппарат для капиллярного электрофореза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7026"/>26</text:p>
          </table:table-cell>
          <table:table-cell table:style-name="5">
            <text:p text:style-name="s16_fi0">Комплект оборудования для оснащения лечебно-производственной (трудовой) мастерской в зависимости от профиля трудовой деятельности</text:p>
          </table:table-cell>
          <table:table-cell table:style-name="5">
            <text:p text:style-name="s1_center_fi0">по количеству профилей деятельности</text:p>
          </table:table-cell>
        </table:table-row>
        <table:table-row>
          <table:table-cell table:style-name="7">
            <text:p text:style-name="s1_center_fi0"><text:bookmark text:name="anchor127027"/>27</text:p>
          </table:table-cell>
          <table:table-cell table:style-name="5">
            <text:p text:style-name="s16_fi0">Тренажеры спортивные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7028"/>28</text:p>
          </table:table-cell>
          <table:table-cell table:style-name="5">
            <text:p text:style-name="s16_fi0">Элементы внутреннего дизайна (облицовка стен, декоративные растения, фрески, напольные вазы, приборы бокового освещения, аквариумы и другие)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27029"/>29</text:p>
          </table:table-cell>
          <table:table-cell table:style-name="5">
            <text:p text:style-name="s16_fi0">Элементы мотивационной терапии средой (картины, эстампы, графические работы и другие)</text:p>
          </table:table-cell>
          <table:table-cell table:style-name="5">
            <text:p text:style-name="s1_center_fi0">по требованию</text:p>
          </table:table-cell>
        </table:table-row>
      </table:table>
      <text:p text:style-name="s1"/>
      <text:p text:style-name="s1_fi0">_____________________________</text:p>
      <text:p text:style-name="s91"><text:bookmark text:name="anchor127100"/><text:span text:style-name="upper"><text:span>1</text:span></text:span> Виды и количество медицинских изделий определяются в соответствии с санитарно-эпидемиологическими правилами и нормативами <text:a xlink:type="simple" xlink:href="http://ivo.garant.ru/document/redirect/12177989/0">СанПиН 2.1.3.2630-10</text:a> "Санитарно-эпидемиологические требования к организациям, осуществляющим медицинскую деятельность", утвержденными <text:a xlink:type="simple" xlink:href="http://ivo.garant.ru/document/redirect/12177989/0">постановлением</text:a> Главного государственного санитарного врача Российской Федерации от 18 мая 2010 г. N 58 (зарегистрировано Министерством юстиции Российской Федерации 9 августа 2010 г., регистрационный N 18094), с изменениями внесенными постановлениями Главного государственного санитарного врача <text:a xlink:type="simple" xlink:href="http://ivo.garant.ru/document/redirect/71352830/1000">от 4 марта 2016 г. N 27</text:a> (зарегистрировано Министерством юстиции Российской Федерации 15 марта 2016 г., регистрационный N 41424), <text:a xlink:type="simple" xlink:href="http://ivo.garant.ru/document/redirect/71428190/3000">от 10 июня 2016 г. N 76</text:a> (зарегистрировано Министерством юстиции Российской Федерации 22 июня 2016 г., регистрационный N 42606).</text:p>
      <text:p text:style-name="s1_fi0">_____________________________</text:p>
      <text:p text:style-name="s1"/>
      <text:p text:style-name="s1_right_fi698"><text:bookmark text:name="anchor128000"/><text:span text:style-name="s10">Приложение N 28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Правила
организации деятельности химико-токсикологической лаборатории наркологического диспансера (наркологической больницы)</text:h>
      <text:p text:style-name="s1"/>
      <text:p text:style-name="s1"><text:bookmark text:name="anchor128001"/>1. Настоящие Правила устанавливают порядок организации деятельности химико-токсикологической лаборатории наркологического диспансера (наркологической больницы).</text:p>
      <text:p text:style-name="s1"><text:bookmark text:name="anchor128002"/>2. Химико-токсикологическая лаборатория наркологического диспансера (наркологической больницы) (далее - химико-токсикологическая лаборатория) создается для проведения химико-токсикологических исследований биологических жидкостей организма человека (кровь, моча, слюна) на наличие алкоголя и его суррогатов, наркотических средств, психотропных и других токсических веществ, вызывающих опьянение (интоксикацию), и их метаболитов, а также альтернативных объектов (смывы с поверхности кожи, волосы, ногти и другие) на наличие наркотических средств, психотропных и других токсических веществ, вызывающих опьянение (интоксикацию), и их метаболитов (далее - биологические объекты).</text:p>
      <text:p text:style-name="s1"><text:bookmark text:name="anchor128003"/>3. Химико-токсикологическая лаборатория является структурным подразделением наркологического диспансера (наркологической больницы).</text:p>
      <text:p text:style-name="s1"><text:bookmark text:name="anchor128004"/>4. Штатная численность химико-токсикологической лаборатории устанавливается руководителем наркологического диспансера (наркологической больницы) в зависимости от объема проводимой диагностической работы и численности обслуживаемого населения с учетом рекомендуемых штатных нормативов, предусмотренных <text:a xlink:type="simple" xlink:href="#anchor129000">приложением N 29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28005"/>5. На должность заведующего химико-токсикологической лабораторией назначается специалист, соответствующий <text:a xlink:type="simple" xlink:href="http://ivo.garant.ru/document/redirect/71231064/1051">Квалификационным требованиям</text:a> к медицинским и фармацевтическим работникам с высшим образованием по направлению подготовки "Здравоохранение и медицинские науки", утвержденным <text:a xlink:type="simple" xlink:href="http://ivo.garant.ru/document/redirect/71231064/0">приказом</text:a> Министерства здравоохранения Российской Федерации от 8 октября 2015 г. N 707н (зарегистрирован Министерством юстиции Российской Федерации 23 октября 2015 г., регистрационный N 39438), по специальности "клиническая лабораторная диагностика" и прошедший дополнительную подготовку по аналитической токсикологии наркотических средств, психотропных и других токсических веществ.</text:p>
      <text:p text:style-name="s1"><text:bookmark text:name="anchor128006"/>6. Оснащение химико-токсикологической лаборатории осуществляется в соответствии со стандартом, предусмотренным <text:a xlink:type="simple" xlink:href="#anchor130000">приложением N 30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28007"/>7. Химико-токсикологическая лаборатория осуществляет следующие основные функции:</text:p>
      <text:p text:style-name="s1">прием на химико-токсикологические исследования биологических объектов;</text:p>
      <text:p text:style-name="s1">хранение биологических объектов для повторных химико-токсикологических исследований;</text:p>
      <text:p text:style-name="s1">проведение химико-токсикологических исследований принятых биологических объектов на наличие алкоголя и его суррогатов, наркотических средств, психотропных и других токсических веществ, вызывающих опьянение (интоксикацию), и их метаболитов;</text:p>
      <text:p text:style-name="s1">ведение журнала проводимых исследований с описанием биологического объекта и результатов химико-токсикологических исследований;</text:p>
      <text:p text:style-name="s1">оформление результатов химико-токсикологических исследований о наличии (отсутствии) в исследуемых биологических объектах алкоголя и его суррогатов, наркотических средств, психотропных и других токсических веществ, вызывающих опьянение (интоксикацию), и их метаболитов;</text:p>
      <text:p text:style-name="s1">выдача справок о результатах химико-токсикологических исследований биологических объектов;</text:p>
      <text:p text:style-name="s1">представление отчетности в установленном порядке<text:a xlink:type="simple" xlink:href="#anchor12811">*</text:a>, сбор и предоставление первичных данных о медицинской деятельности для информационных систем в сфере здравоохранения<text:a xlink:type="simple" xlink:href="#anchor12822">**</text:a>.</text:p>
      <text:p text:style-name="s1"/>
      <text:p text:style-name="s16_fi0">______________________________</text:p>
      <text:p text:style-name="s1"><text:bookmark text:name="anchor12811"/>* <text:a xlink:type="simple" xlink:href="http://ivo.garant.ru/document/redirect/12191967/79111">Пункт 11 части 1 статьи 79</text:a> Федерального закона от 21 ноября 2011 г. N 323-ФЗ "Об основах охраны здоровья граждан в Российской Федерации" (Собрание законодательства Российской Федерации, 2011, N 48, ст. 6724; 2013, N 48, ст. 6165; 2014, N 30, ст. 4257) (далее - Федеральный закон от 21 ноября 2011 г. N 323-ФЗ).</text:p>
      <text:p text:style-name="s1"><text:bookmark text:name="anchor12822"/>** <text:a xlink:type="simple" xlink:href="http://ivo.garant.ru/document/redirect/12191967/911">Часть 1 статьи 91</text:a> Федерального закона от 21 ноября 2011 г. N 323-ФЗ.</text:p>
      <text:p text:style-name="s1"/>
      <text:p text:style-name="s1_right_fi698"><text:bookmark text:name="anchor129000"/><text:span text:style-name="s10">Приложение N 29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Рекомендуемые штатные нормативы
химико-токсикологической лаборатории наркологического диспансера (наркологической больницы)</text:h>
      <text:p text:style-name="s9header">ГАРАНТ:</text:p>
      <text:p text:style-name="s9">См. <text:a xlink:type="simple" xlink:href="http://ivo.garant.ru/document/redirect/57514433/0">справку</text:a> о нормах труда</text:p>
      <table:table table:name="10226" table:style-name="10226">
        <table:table-column table:style-name="853"/>
        <table:table-column table:style-name="6515"/>
        <table:table-column table:style-name="2858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 должности</text:p>
          </table:table-cell>
          <table:table-cell table:style-name="13">
            <text:p text:style-name="s1_center_fi0">Количество должностей</text:p>
          </table:table-cell>
        </table:table-row>
        <table:table-row>
          <table:table-cell table:style-name="7">
            <text:p text:style-name="s1_center_fi0"><text:bookmark text:name="anchor129001"/>1</text:p>
          </table:table-cell>
          <table:table-cell table:style-name="5">
            <text:p text:style-name="s16_fi0">Заведующий - врач клинической лабораторной диагностики</text:p>
          </table:table-cell>
          <table:table-cell table:style-name="5">
            <text:p text:style-name="s1_center_fi0">1</text:p>
          </table:table-cell>
        </table:table-row>
        <table:table-row>
          <table:table-cell table:style-name="7">
            <text:p text:style-name="s1_center_fi0"><text:bookmark text:name="anchor129002"/>2</text:p>
          </table:table-cell>
          <table:table-cell table:style-name="5">
            <text:p text:style-name="s16_fi0">Врач клинической лабораторной диагностики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9003"/>3</text:p>
          </table:table-cell>
          <table:table-cell table:style-name="5">
            <text:p text:style-name="s16_fi0">Биолог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9004"/>4</text:p>
          </table:table-cell>
          <table:table-cell table:style-name="5">
            <text:p text:style-name="s16_fi0">Химик-эксперт медицинской организации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29005"/>5</text:p>
          </table:table-cell>
          <table:table-cell table:style-name="5">
            <text:p text:style-name="s16_fi0">Медицинский лабораторный технолог, медицинский лабораторный техник (фельдшер-лаборант), лаборант</text:p>
          </table:table-cell>
          <table:table-cell table:style-name="5">
            <text:p text:style-name="s1_center_fi0">не менее 1</text:p>
          </table:table-cell>
        </table:table-row>
      </table:table>
      <text:p text:style-name="s1"/>
      <text:p text:style-name="s1_right_fi698"><text:bookmark text:name="anchor130000"/><text:span text:style-name="s10">Приложение N 30
к <text:a xlink:type="simple" xlink:href="#anchor1000">Порядку</text:a> оказания медицинской помощи
по профилю "психиатрия-наркология",
утв. <text:a xlink:type="simple" xlink:href="#anchor0">приказом</text:a> Министерства
здравоохранения РФ
от 30 декабря 2015 г. N 1034н</text:span></text:p>
      <text:p text:style-name="s1"/>
      <text:h text:outline-level="1" text:style-name="s3">Стандарт
оснащения химико-токсикологической лаборатории наркологического диспансера (наркологической больницы)</text:h>
      <text:p text:style-name="s1"/>
      <text:p text:style-name="s1"><text:bookmark text:name="anchor130001"/>1. Стандарт оснащения химико-токсикологической лаборатории наркологического диспансера (наркологической больницы), выполняющей предварительные химико-токсикологические исследования</text:p>
      <text:p text:style-name="s1"/>
      <table:table table:name="10240" table:style-name="10240">
        <table:table-column table:style-name="847"/>
        <table:table-column table:style-name="6492"/>
        <table:table-column table:style-name="2901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 оборудования</text:p>
          </table:table-cell>
          <table:table-cell table:style-name="13">
            <text:p text:style-name="s1_center_fi0">Требуемое количество, штук</text:p>
          </table:table-cell>
        </table:table-row>
        <table:table-row>
          <table:table-cell table:style-name="7">
            <text:p text:style-name="s1_center_fi0"><text:bookmark text:name="anchor130011"/>1</text:p>
          </table:table-cell>
          <table:table-cell table:style-name="5">
            <text:p text:style-name="s16_fi0">Оборудование и диагностические реагенты для иммунохимического анализа проб, включая: анализатор для химико-токсикологических исследований, обеспечивающий регистрацию и количественную оценку результатов исследования путем сравнения полученного результата с калибровочной кривой;</text:p>
            <text:p text:style-name="s16_fi0">реагенты к нему</text:p>
          </table:table-cell>
          <table:table-cell table:style-name="5">
            <text:p text:style-name="s1_center_fi0">не менее 2 по требованию</text:p>
          </table:table-cell>
        </table:table-row>
        <table:table-row>
          <table:table-cell table:style-name="7">
            <text:p text:style-name="s1_center_fi0"><text:bookmark text:name="anchor130012"/>2</text:p>
          </table:table-cell>
          <table:table-cell table:style-name="5">
            <text:p text:style-name="s16_fi0">Бесконтактный термометр.</text:p>
            <text:p text:style-name="s16_fi0">Диапазон измерения температуры:</text:p>
            <text:p text:style-name="s16_fi0">от 0 до 60,0°С</text:p>
            <text:p text:style-name="s16_fi0">Погрешность: 	<draw:frame draw:style-name="fr1" svg:width="15mm" svg:height="6mm" text:anchor-type="as-char" draw:z-index="1">
		<draw:image xlink:href="Pictures/1000298849.png" xlink:type="simple" xlink:show="embed" xlink:actuate="onLoad"/>
	</draw:frame>
.</text:p>
            <text:p text:style-name="s16_fi0">Разрешающая способность: 0,1°С.</text:p>
            <text:p text:style-name="s16_fi0">Дальность измерения: 5 - 20 см.</text:p>
          </table:table-cell>
          <table:table-cell table:style-name="5">
            <text:p text:style-name="s1_center_fi0">не менее 2</text:p>
          </table:table-cell>
        </table:table-row>
        <table:table-row>
          <table:table-cell table:style-name="7">
            <text:p text:style-name="s1_center_fi0"><text:bookmark text:name="anchor130013"/>3</text:p>
          </table:table-cell>
          <table:table-cell table:style-name="5">
            <text:p text:style-name="s16_fi0">Холодильная камера (запираемая) на плюс 2 - 4°С, емкостью 350 литров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30014"/>4</text:p>
          </table:table-cell>
          <table:table-cell table:style-name="5">
            <text:p text:style-name="s16_fi0">Морозильная камера на минус 40°С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30015"/>5</text:p>
          </table:table-cell>
          <table:table-cell table:style-name="5">
            <text:p text:style-name="s16_fi0">Боксы (сумки холодильники), охлаждающие элементы для транспортировки образцов биологического материала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30016"/>6</text:p>
          </table:table-cell>
          <table:table-cell table:style-name="5">
            <text:p text:style-name="s16_fi0">Контейнеры для сбора мочи, вакуумные пробирки, этикетки номерные</text:p>
          </table:table-cell>
          <table:table-cell table:style-name="5">
            <text:p text:style-name="s1_center_fi0">по требованию</text:p>
          </table:table-cell>
        </table:table-row>
        <table:table-row>
          <table:table-cell table:style-name="7">
            <text:p text:style-name="s1_center_fi0"><text:bookmark text:name="anchor130017"/>7</text:p>
          </table:table-cell>
          <table:table-cell table:style-name="5">
            <text:p text:style-name="s16_fi0">Одноразовые средства индивидуальной защиты, включая халаты, шапочки, перчатки, маски, очки</text:p>
          </table:table-cell>
          <table:table-cell table:style-name="5">
            <text:p text:style-name="s1_center_fi0">по требованию</text:p>
          </table:table-cell>
        </table:table-row>
      </table:table>
      <text:p text:style-name="s1"/>
      <text:p text:style-name="s1"><text:bookmark text:name="anchor130002"/>2. Стандарт оснащения химико-токсикологической лаборатории наркологического диспансера (наркологической больницы), выполняющей предварительные и подтверждающие химико-токсикологические исследования</text:p>
      <text:p text:style-name="s1"/>
      <table:table table:name="10203" table:style-name="10203">
        <table:table-column table:style-name="853"/>
        <table:table-column table:style-name="7084"/>
        <table:table-column table:style-name="2266"/>
        <table:table-row>
          <table:table-cell table:style-name="15">
            <text:p text:style-name="s1_center_fi0">N</text:p>
            <text:p text:style-name="s1_center_fi0">п/п</text:p>
          </table:table-cell>
          <table:table-cell table:style-name="13">
            <text:p text:style-name="s1_center_fi0">Наименование оборудования</text:p>
          </table:table-cell>
          <table:table-cell table:style-name="13">
            <text:p text:style-name="s1_center_fi0">Требуемое количество, штук</text:p>
          </table:table-cell>
        </table:table-row>
        <table:table-row>
          <table:table-cell table:style-name="7">
            <text:p text:style-name="s1_center_fi0"><text:bookmark text:name="anchor130021"/>1</text:p>
          </table:table-cell>
          <table:table-cell table:style-name="5">
            <text:p text:style-name="s16_fi0">Оборудование для анализа проб методом высокоэффективной жидкостной хроматографии и тандемной масс-спектрометрии, включая:</text:p>
            <text:p text:style-name="s16_fi0">тандемный квадрупольный масс-спектрометр;</text:p>
            <text:p text:style-name="s16_fi0">управляющий компьютер или масс-спектрометр типа трехмерная ионная ловушка;</text:p>
            <text:p text:style-name="s16_fi0">программное обеспечение для управления масс-спектрометром и жидкостным хроматографом;</text:p>
            <text:p text:style-name="s16_fi0">программное обеспечение для обработки и хранения результатов анализа;</text:p>
            <text:p text:style-name="s16_fi0">библиотеки масс-спектров;</text:p>
            <text:p text:style-name="s16_fi0">принтер для распечатки результатов анализа;</text:p>
            <text:p text:style-name="s16_fi0">высокоэффективный жидкостной хроматограф с системой автоматического ввода образцов (автосамплер), двумя насосами, дегазатором, ультрафиолетовым детектором, термостатом;</text:p>
            <text:p text:style-name="s16_fi0">газогенераторную станцию для газоснабжения масс-спектрометра с компрессором (компрессорами);</text:p>
            <text:p text:style-name="s16_fi0">газовый баллон с редуктором.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30022"/>2</text:p>
          </table:table-cell>
          <table:table-cell table:style-name="5">
            <text:p text:style-name="s16_fi0">Оборудование для анализа проб методом газовой хроматографии - масс-спектрометрии, включая:</text:p>
            <text:p text:style-name="s16_fi0">газовый хроматограф с квадрупольным масс-селективным детектором или масс-селективным детектором типа ионная ловушка;</text:p>
            <text:p text:style-name="s16_fi0">управляющий компьютер;</text:p>
            <text:p text:style-name="s16_fi0">программное обеспечение для управления прибором, обработки и хранения результатов анализа;</text:p>
            <text:p text:style-name="s16_fi0">библиотеки масс-спектров;</text:p>
            <text:p text:style-name="s16_fi0">принтер для распечатки результатов анализа;</text:p>
            <text:p text:style-name="s16_fi0">систему автоматического ввода образцов (автосамплер);</text:p>
            <text:p text:style-name="s16_fi0">газовый баллон с редуктором.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30023"/>3</text:p>
          </table:table-cell>
          <table:table-cell table:style-name="5">
            <text:p text:style-name="s16_fi0">Оборудование для анализа методом газовой хроматографии, включая:</text:p>
            <text:p text:style-name="s16_fi0">газовый хроматограф;</text:p>
            <text:p text:style-name="s16_fi0">термоионный детектор;</text:p>
            <text:p text:style-name="s16_fi0">пламенно-ионизационный детектор;</text:p>
            <text:p text:style-name="s16_fi0">катарометр;</text:p>
            <text:p text:style-name="s16_fi0">управляющий компьютер;</text:p>
            <text:p text:style-name="s16_fi0">программное обеспечение для управления прибором, обработки и хранения результатов анализа;</text:p>
            <text:p text:style-name="s16_fi0">принтер для распечатки результатов анализа, систему автоматического ввода образцов (автосамплер);</text:p>
            <text:p text:style-name="s16_fi0">газовый баллон с редуктором (газогенератор);</text:p>
            <text:p text:style-name="s16_fi0">комплект автоматических дозаторов переменного и постоянного объема;</text:p>
            <text:p text:style-name="s16_fi0">штатив для автоматических дозаторов.</text:p>
          </table:table-cell>
          <table:table-cell table:style-name="5">
            <text:p text:style-name="s1_center_fi0">не менее 1</text:p>
          </table:table-cell>
        </table:table-row>
        <table:table-row>
          <table:table-cell table:style-name="7">
            <text:p text:style-name="s1_center_fi0"><text:bookmark text:name="anchor130024"/>4</text:p>
          </table:table-cell>
          <table:table-cell table:style-name="5">
            <text:p text:style-name="s16_fi0">Оборудование и диагностические реагенты для иммунохимического анализа проб, включая:</text:p>
            <text:p text:style-name="s16_fi0">анализатор для химико-токсикологических исследований, обеспечивающий регистрацию и количественную оценку результатов исследования путем сравнения полученного результата с калибровочной кривой, распечатку на бумажном носителе перечня выявленных веществ, с указанием концентрации обнаруженных наркотических средств, психотропных и иных токсических веществ (их метаболитов), времени проведения исследований, номера исследования, номера используемого технического средства и серии использованных реагентов;</text:p>
            <text:p text:style-name="s16_fi0">реагенты к анализатору.</text:p>
          </table:table-cell>
          <table:table-cell table:style-name="5">
            <text:p text:style-name="s1_center_fi0">не менее 2 по требованию</text:p>
          </table:table-cell>
        </table:table-row>
      </table:table>
      <text:p text:style-name="s1"/>
      <text:p text:style-name="s22header">Информация об изменениях:</text:p>
      <text:p text:style-name="s22"><text:bookmark text:name="anchor131000"/>Порядок дополнен приложением 31 с 1 августа 2022 г. - <text:a xlink:type="simple" xlink:href="http://ivo.garant.ru/document/redirect/404987171/102">Приказ</text:a> Минздрава России от 7 июня 2022 г. N 388Н</text:p>
      <text:p text:style-name="s22"/>
      <text:p text:style-name="s1_right_fi698"><text:span text:style-name="s10">Приложение N 31
к <text:a xlink:type="simple" xlink:href="#anchor1000">Порядку</text:a> оказания медицинской помощи
по профилю "психиатрия-наркология",
утвержденному <text:a xlink:type="simple" xlink:href="#anchor0">приказом</text:a>
Министерства здравоохранения
Российской Федерации
от 30 декабря 2015 г. N 1034н</text:span></text:p>
      <text:p text:style-name="s1"/>
      <text:h text:outline-level="1" text:style-name="s3">Правила
организации деятельности организационно-методического отдела наркологического диспансера (наркологической больницы)</text:h>
      <text:p text:style-name="s1"/>
      <text:p text:style-name="s1"><text:bookmark text:name="anchor131001"/>1. Организационно-методический отдел наркологического диспансера (наркологической больницы) (далее - Отдел) создается в структуре наркологического диспансера (наркологической больницы) для осуществления организационно-методической деятельности по вопросам совершенствования профилактики, первичной диагностики, раннего выявления, лечения и медицинской реабилитации пациентов с психическими расстройствами и (или) расстройствами поведения, связанными с употреблением психоактивных веществ (далее - наркологические расстройства), координации мероприятий, направленных на профилактику наркологических расстройств, осуществляемых медицинскими организациями на территории субъекта Российской Федерации.</text:p>
      <text:p text:style-name="s1"><text:bookmark text:name="anchor131002"/>2. Штатная численность Отдела устанавливается руководителем наркологического диспансера (наркологической больницы), в котором он создан, исходя из объема проводимой работы и численности обслуживаемого населения с учетом рекомендуемых штатных нормативов, предусмотренных <text:a xlink:type="simple" xlink:href="#anchor132000">приложением N 32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31003"/>3. На должность заведующего Отделом назначается специалист, соответствующий <text:a xlink:type="simple" xlink:href="http://ivo.garant.ru/document/redirect/71231064/1000">Квалификационным требованиям</text:a> к медицинским и фармацевтическим работникам с высшим образованием по направлению подготовки "Здравоохранение и медицинские науки", утвержденным <text:a xlink:type="simple" xlink:href="http://ivo.garant.ru/document/redirect/71231064/0">приказом</text:a> Министерства здравоохранения Российской Федерации от 8 октября 2015 г. N 707н (зарегистрирован Министерством юстиции Российской Федерации 23 октября 2015 г., регистрационный N 39438), с изменениями, внесенными приказами Министерства здравоохранения Российской Федерации <text:a xlink:type="simple" xlink:href="http://ivo.garant.ru/document/redirect/71711238/10000">от 15 июня 2017 г. N 328н</text:a> (зарегистрирован Министерством юстиции Российской Федерации 3 июля 2017 г., регистрационный N 47273) и <text:a xlink:type="simple" xlink:href="http://ivo.garant.ru/document/redirect/74710258/1000">от 4 сентября 2020 г. N 940н</text:a> (зарегистрирован Министерством юстиции Российской Федерации 1 октября 2020 г., регистрационный N 60182), по специальности "организация здравоохранения и общественное здоровье" и <text:a xlink:type="simple" xlink:href="http://ivo.garant.ru/document/redirect/71822794/1000">профессиональному стандарту</text:a> "Специалист в области организации здравоохранения и общественного здоровья", утвержденному <text:a xlink:type="simple" xlink:href="http://ivo.garant.ru/document/redirect/71822794/0">приказом</text:a> Министерства труда и социальной защиты Российской Федерации от 7 ноября 2017 г. N 768н (зарегистрирован Министерством юстиции Российской Федерации 29 ноября 2017 г., регистрационный N 49047).</text:p>
      <text:p text:style-name="s1"><text:bookmark text:name="anchor131004"/>4. Оснащение Отдела осуществляется в соответствии со стандартом, предусмотренным <text:a xlink:type="simple" xlink:href="#anchor133000">приложением N 33</text:a> к Порядку оказания медицинской помощи по профилю "психиатрия-наркология", утвержденному настоящим приказом.</text:p>
      <text:p text:style-name="s1"><text:bookmark text:name="anchor131005"/>5. Отдел осуществляет следующие основные функции:</text:p>
      <text:p text:style-name="s1">проведение анализа состояния медицинской помощи по профилю "психиатрия-наркология" населению, заболеваемости и смертности населения от наркологических расстройств, эффективности и качества профилактических мероприятий, диагностики, лечения, медицинской реабилитации и диспансерного наблюдения за пациентами с наркологическими расстройствами, длительности обследования пациентов с наркологическими расстройствами и сроков их госпитализации, временной утраты трудоспособности пациентов с наркологическими расстройствами и выхода их на инвалидность;</text:p>
      <text:p text:style-name="s1">представление отчетности по видам, формам, в сроки и в объеме, которые установлены уполномоченным федеральным органом исполнительной власти<text:span text:style-name="upper"><text:span> <text:a xlink:type="simple" xlink:href="#anchor1311">1</text:a></text:span></text:span>, сбор первичных данных о медицинской деятельности и их представление в информационные системы в сфере здравоохранения<text:span text:style-name="upper"><text:span> <text:a xlink:type="simple" xlink:href="#anchor1312">2</text:a></text:span></text:span>;</text:p>
      <text:p text:style-name="s1">анализ реализации территориальной программы государственных гарантий бесплатного оказания гражданам медицинской помощи в части оказания медицинской помощи по профилю "психиатрия-наркология";</text:p>
      <text:p text:style-name="s1">анализ оформления медицинскими организациями, оказывающими медицинскую помощь по профилю "психиатрия-наркология" (далее - медицинские организации), медицинской документации при обследовании и лечении пациентов с наркологическими расстройствами;</text:p>
      <text:p text:style-name="s1">оказание методической помощи по планированию и организации профилактической работы, включающей методологическую помощь медицинским работникам, оказывающим первичную медико-санитарную помощь, в том числе в раннем распознавании наркологических расстройств, разработка и мониторинг реализации региональных программ противодействия употреблению психоактивных веществ;</text:p>
      <text:p text:style-name="s1">методическое руководство медицинскими организациями на территории субъекта Российской Федерации.</text:p>
      <text:p text:style-name="s1"/>
      <text:p text:style-name="s1"><text:bookmark text:name="anchor1311"/><text:span text:style-name="upper"><text:span>1 </text:span></text:span><text:a xlink:type="simple" xlink:href="http://ivo.garant.ru/document/redirect/12191967/79111">Пункт 11 части 1 статьи 79</text:a> Федерального закона от 21 ноября 2011 г N 323-ФЗ "Об основах охраны здоровья граждан в Российской Федерации" (далее - Федеральный закон от 21 ноября 2011 г. N 323-ФЗ) (Собрание законодательства Российской Федерации, 2011, N 48, ст. 6724; 2021, N 27, ст. 5141).</text:p>
      <text:p text:style-name="s1"><text:bookmark text:name="anchor1312"/><text:span text:style-name="upper"><text:span>2</text:span></text:span> <text:a xlink:type="simple" xlink:href="http://ivo.garant.ru/document/redirect/12191967/911">Часть 1 статьи 91</text:a> Федерального закона от 21 ноября 2011 г. N 323-ФЗ (Собрание законодательства Российской Федерации, 2011, N 48, ст. 6724; 2020, N 52 ст. 8584).</text:p>
      <text:p text:style-name="s1"/>
      <text:p text:style-name="s22header">Информация об изменениях:</text:p>
      <text:p text:style-name="s22"><text:bookmark text:name="anchor132000"/>Порядок дополнен приложением 32 с 1 августа 2022 г. - <text:a xlink:type="simple" xlink:href="http://ivo.garant.ru/document/redirect/404987171/102">Приказ</text:a> Минздрава России от 7 июня 2022 г. N 388Н</text:p>
      <text:p text:style-name="s22"/>
      <text:p text:style-name="s1_right_fi698"><text:span text:style-name="s10">Приложение N 32
к <text:a xlink:type="simple" xlink:href="#anchor1000">Порядку</text:a> оказания медицинской помощи
по профилю "психиатрия-наркология",
утвержденному <text:a xlink:type="simple" xlink:href="#anchor0">приказом</text:a>
Министерства здравоохранения
Российской Федерации
от 30 декабря 2015 г. N 1034н</text:span></text:p>
      <text:p text:style-name="s1"/>
      <text:h text:outline-level="1" text:style-name="s3">Рекомендуемые штатные нормативы организационно-методического отдела наркологического диспансера (наркологической больницы)</text:h>
      <text:p text:style-name="s1"/>
      <table:table table:name="10220" table:style-name="10220">
        <table:table-column table:style-name="1120"/>
        <table:table-column table:style-name="4620"/>
        <table:table-column table:style-name="4480"/>
        <table:table-row>
          <table:table-cell table:style-name="47">
            <text:p text:style-name="s1_center_fi0">N п/п</text:p>
          </table:table-cell>
          <table:table-cell table:style-name="29">
            <text:p text:style-name="s1_center_fi0">Наименование должности</text:p>
          </table:table-cell>
          <table:table-cell table:style-name="29">
            <text:p text:style-name="s1_center_fi0">Количество должностей</text:p>
          </table:table-cell>
        </table:table-row>
        <table:table-row>
          <table:table-cell table:style-name="7">
            <text:p text:style-name="s16_fi0">1</text:p>
          </table:table-cell>
          <table:table-cell table:style-name="37">
            <text:p text:style-name="s16_fi0">Заведующий - врач-статистик (врач-методист)</text:p>
          </table:table-cell>
          <table:table-cell table:style-name="5">
            <text:p text:style-name="s16_fi0">1</text:p>
          </table:table-cell>
        </table:table-row>
        <table:table-row>
          <table:table-cell table:style-name="39">
            <text:p text:style-name="s16_fi0">2</text:p>
          </table:table-cell>
          <table:table-cell table:style-name="37">
            <text:p text:style-name="s16_fi0">Врач-статистик (врач-методист)</text:p>
          </table:table-cell>
          <table:table-cell table:style-name="37">
            <text:p text:style-name="s16_fi0">1</text:p>
          </table:table-cell>
        </table:table-row>
        <table:table-row>
          <table:table-cell table:style-name="39">
            <text:p text:style-name="s16_fi0">3</text:p>
          </table:table-cell>
          <table:table-cell table:style-name="37">
            <text:p text:style-name="s16_fi0">Медицинский статистик</text:p>
          </table:table-cell>
          <table:table-cell table:style-name="37">
            <text:p text:style-name="s16_fi0">1</text:p>
          </table:table-cell>
        </table:table-row>
        <table:table-row>
          <table:table-cell table:style-name="23">
            <text:p text:style-name="s16_fi0">4</text:p>
          </table:table-cell>
          <table:table-cell table:style-name="21">
            <text:p text:style-name="s16_fi0">Медицинская сестра</text:p>
          </table:table-cell>
          <table:table-cell table:style-name="21">
            <text:p text:style-name="s16_fi0">1</text:p>
          </table:table-cell>
        </table:table-row>
      </table:table>
      <text:p text:style-name="s1"/>
      <text:p text:style-name="s22header">Информация об изменениях:</text:p>
      <text:p text:style-name="s22"><text:bookmark text:name="anchor133000"/>Порядок дополнен приложением 33 с 1 августа 2022 г. - <text:a xlink:type="simple" xlink:href="http://ivo.garant.ru/document/redirect/404987171/102">Приказ</text:a> Минздрава России от 7 июня 2022 г. N 388Н</text:p>
      <text:p text:style-name="s22"/>
      <text:p text:style-name="s1_right_fi698"><text:span text:style-name="s10">Приложение N 33
к <text:a xlink:type="simple" xlink:href="#anchor1000">Порядку</text:a> оказания медицинской помощи
по профилю "психиатрия-наркология",
утвержденному <text:a xlink:type="simple" xlink:href="#anchor0">приказом</text:a>
Министерства здравоохранения
Российской Федерации
от 30 декабря 2015 г. N 1034н</text:span></text:p>
      <text:p text:style-name="s1"/>
      <text:h text:outline-level="1" text:style-name="s3">Стандарт оснащения организационно-методического отдела наркологического диспансера (наркологической больницы)</text:h>
      <text:p text:style-name="s1"/>
      <table:table table:name="10220" table:style-name="10220">
        <table:table-column table:style-name="1120"/>
        <table:table-column table:style-name="2240"/>
        <table:table-column table:style-name="2380"/>
        <table:table-column table:style-name="2240"/>
        <table:table-column table:style-name="2240"/>
        <table:table-row>
          <table:table-cell table:style-name="15">
            <text:p text:style-name="s1_center_fi0">N п/п</text:p>
          </table:table-cell>
          <table:table-cell table:style-name="13">
            <text:p text:style-name="s1_center_fi0">Код вида <text:a xlink:type="simple" xlink:href="http://ivo.garant.ru/document/redirect/70199586/1000">Номенклатурной классификации</text:a> медицинских изделий<text:span text:style-name="upper"><text:span> <text:a xlink:type="simple" xlink:href="#anchor1331">1</text:a></text:span></text:span></text:p>
          </table:table-cell>
          <table:table-cell table:style-name="13">
            <text:p text:style-name="s1_center_fi0">Наименование вида Номенклатурной классификации медицинских изделий</text:p>
          </table:table-cell>
          <table:table-cell table:style-name="13">
            <text:p text:style-name="s1_center_fi0">Наименование оборудования (оснащения)</text:p>
          </table:table-cell>
          <table:table-cell table:style-name="13">
            <text:p text:style-name="s1_center_fi0">Требуемое количество, штук</text:p>
          </table:table-cell>
        </table:table-row>
        <table:table-row>
          <table:table-cell table:style-name="6">
            <text:p text:style-name="s1_center_fi0"><text:bookmark text:name="anchor133001"/>1</text:p>
          </table:table-cell>
          <table:table-cell table:style-name="5">
            <text:p text:style-name="s16_fi0">321450</text:p>
          </table:table-cell>
          <table:table-cell table:style-name="5">
            <text:p text:style-name="s16_fi0">Программное обеспечение для медицинской системы управления изображениями многопрофильное</text:p>
          </table:table-cell>
          <table:table-cell table:style-name="4">
            <text:p text:style-name="s16_fi0">Медицинская информационная система</text:p>
          </table:table-cell>
          <table:table-cell table:style-name="4">
            <text:p text:style-name="s1_center_fi0">1</text:p>
          </table:table-cell>
        </table:table-row>
        <table:table-row>
          <table:table-cell table:style-name="7">
            <text:p text:style-name="s1"/>
          </table:table-cell>
          <table:table-cell table:style-name="5">
            <text:p text:style-name="s16_fi0">201680</text:p>
          </table:table-cell>
          <table:table-cell table:style-name="5">
            <text:p text:style-name="s16_fi0">Система информационная для управления больницей</text:p>
          </table:table-cell>
          <table:table-cell table:style-name="5">
            <text:p text:style-name="s1"/>
          </table:table-cell>
          <table:table-cell table:style-name="5">
            <text:p text:style-name="s1"/>
          </table:table-cell>
        </table:table-row>
        <table:table-row>
          <table:table-cell table:style-name="7">
            <text:p text:style-name="s1_center_fi0"><text:bookmark text:name="anchor133002"/>2</text:p>
          </table:table-cell>
          <table:table-cell table:style-name="5">
            <text:p text:style-name="s16_fi0">182190</text:p>
          </table:table-cell>
          <table:table-cell table:style-name="5">
            <text:p text:style-name="s16_fi0">Видеокамера для операционной</text:p>
          </table:table-cell>
          <table:table-cell table:style-name="5">
            <text:p text:style-name="s16_fi0">Оборудование для обеспечения видео-конференцсвязи</text:p>
          </table:table-cell>
          <table:table-cell table:style-name="5">
            <text:p text:style-name="s1_center_fi0">1</text:p>
          </table:table-cell>
        </table:table-row>
      </table:table>
      <text:p text:style-name="s1"/>
      <text:h text:outline-level="1" text:style-name="s3"><text:bookmark text:name="anchor133100"/>Прочее оборудование (оснащение)</text:h>
      <text:p text:style-name="s1"/>
      <table:table table:name="10220" table:style-name="10220">
        <table:table-column table:style-name="1120"/>
        <table:table-column table:style-name="4060"/>
        <table:table-column table:style-name="5040"/>
        <table:table-row>
          <table:table-cell table:style-name="15">
            <text:p text:style-name="s1_center_fi0">N п/п</text:p>
          </table:table-cell>
          <table:table-cell table:style-name="13">
            <text:p text:style-name="s1_center_fi0">Наименование оборудования (оснащения)</text:p>
          </table:table-cell>
          <table:table-cell table:style-name="13">
            <text:p text:style-name="s1_center_fi0">Требуемое количество, штук</text:p>
          </table:table-cell>
        </table:table-row>
        <table:table-row>
          <table:table-cell table:style-name="7">
            <text:p text:style-name="s1_center_fi0">1</text:p>
          </table:table-cell>
          <table:table-cell table:style-name="5">
            <text:p text:style-name="s16_fi0">Автоматизированное рабочее место</text:p>
          </table:table-cell>
          <table:table-cell table:style-name="5">
            <text:p text:style-name="s16_fi0">1 на каждого работника</text:p>
          </table:table-cell>
        </table:table-row>
      </table:table>
      <text:p text:style-name="s1"><text:bookmark text:name="anchor1331"/><text:span text:style-name="upper"><text:span>1 </text:span></text:span><text:a xlink:type="simple" xlink:href="http://ivo.garant.ru/document/redirect/12191967/382">Часть 2 статьи 38</text:a> Федерального закона от 21 ноября 2011 г. N 323-ФЗ "Об основах охраны здоровья граждан в Российской Федерации" (Собрание законодательства Российской Федерации, 2011, N 48, ст. 6724; 2022, N 13, ст. 1953).</text:p>
      <text:p text:style-name="s1"/>
      <text:p text:style-name="s1_right_fi698"><text:bookmark text:name="anchor2000"/><text:span text:style-name="s10">Приложение N 2
к <text:a xlink:type="simple" xlink:href="#anchor0">приказу</text:a> Министерства здравоохранения РФ
от 30 декабря 2015 г. N 1034н</text:span></text:p>
      <text:p text:style-name="s1"/>
      <text:h text:outline-level="1" text:style-name="s3">Порядок
диспансерного наблюдения за лицами с психическими расстройствами и (или) расстройствами поведения, связанными с употреблением психоактивных веществ</text:h>
      <text:p text:style-name="s52header">С изменениями и дополнениями от:</text:p>
      <text:p text:style-name="s52">30 июля 2019 г.</text:p>
      <text:p text:style-name="s1"/>
      <text:p text:style-name="s1"><text:bookmark text:name="anchor2001"/>1. Настоящие<text:a xlink:type="simple" xlink:href="http://ivo.garant.ru/document/redirect/3100000/0"><text:span text:style-name="s9">#</text:span></text:a> Порядок устанавливает правила организации диспансерного наблюдения за больными наркоманией<text:a xlink:type="simple" xlink:href="#anchor211">*(1)</text:a> и иными лицами, обратившимися за медицинской помощью по профилю "психиатрия-наркология" (далее - диспансерное наблюдение, пациенты).</text:p>
      <text:p text:style-name="s1"><text:bookmark text:name="anchor2002"/>2. Диспансерное наблюдение представляет собой динамическое наблюдение, в том числе необходимое обследование, за состоянием здоровья пациентов в целях своевременного выявления, предупреждения осложнений, обострения заболевания, иных патологических состояний, их профилактики, осуществления лечения и медицинской реабилитации указанных лиц, а также подтверждения наличия стойкой ремиссии заболевания<text:a xlink:type="simple" xlink:href="#anchor2022">*(2)</text:a>.</text:p>
      <text:p text:style-name="s22header">Информация об изменениях:</text:p>
      <text:p text:style-name="s22"><text:bookmark text:name="anchor2003"/>Пункт 3 изменен с 17 сентября 2019 г. - <text:a xlink:type="simple" xlink:href="http://ivo.garant.ru/document/redirect/72694702/1021">Приказ</text:a> Минздрава России от 30 июля 2019 г. N 573Н</text:p>
      <text:p text:style-name="s22"><text:a xlink:type="simple" xlink:href="http://ivo.garant.ru/document/redirect/77682849/2003">См. предыдущую редакцию</text:a></text:p>
      <text:p text:style-name="s1">3. Диспансерное наблюдение проводится в медицинских организациях, имеющих лицензию на медицинскую деятельность по оказанию услуг (выполнению работ) по "психиатрии-наркологии"<text:a xlink:type="simple" xlink:href="#anchor233">*(3)</text:a>, по месту жительства или месту пребывания пациентов с учетом права пациента на выбор медицинской организации<text:a xlink:type="simple" xlink:href="#anchor2331">*(3-1)</text:a>.</text:p>
      <text:p text:style-name="s1"><text:bookmark text:name="anchor2004"/>4. Диспансерное наблюдение осуществляют врачи-психиатры-наркологи (врачи-психиатры-наркологи участковые) медицинских организаций, указанных в пункте 3 настоящего Порядка.</text:p>
      <text:p text:style-name="s22header">Информация об изменениях:</text:p>
      <text:p text:style-name="s22"><text:bookmark text:name="anchor2005"/>Пункт 5 изменен с 17 сентября 2019 г. - <text:a xlink:type="simple" xlink:href="http://ivo.garant.ru/document/redirect/72694702/1023">Приказ</text:a> Минздрава России от 30 июля 2019 г. N 573Н</text:p>
      <text:p text:style-name="s22"><text:a xlink:type="simple" xlink:href="http://ivo.garant.ru/document/redirect/77682849/2005">См. предыдущую редакцию</text:a></text:p>
      <text:p text:style-name="s1">5. Диспансерное наблюдение организуется при наличии информированного добровольного согласия в письменной форме, данного с соблюдением требований, установленных <text:a xlink:type="simple" xlink:href="http://ivo.garant.ru/document/redirect/12191967/20">статьей 20</text:a> Федерального закона от 21 ноября 2011 г. N 323-ФЗ "Об основах охраны здоровья граждан в Российской Федерации".</text:p>
      <text:p text:style-name="s1"><text:bookmark text:name="anchor2052"/>Диспансерное наблюдение лица, не достигшего возраста пятнадцати лет, или больного наркоманией несовершеннолетнего организуется при наличии информированного добровольного согласия одного из родителей или иного законного представителя<text:a xlink:type="simple" xlink:href="#anchor2332">*(3-2)</text:a>.</text:p>
      <text:p text:style-name="s1"><text:bookmark text:name="anchor2053"/>Диспансерное наблюдение лица, признанного в установленном законом порядке недееспособным, если такое лицо по своему состоянию не способно дать согласие на медицинское вмешательство, организуется при наличии информированного добровольного согласия его законного представителя<text:a xlink:type="simple" xlink:href="#anchor2333">*(3-3)</text:a>.</text:p>
      <text:p text:style-name="s22header">Информация об изменениях:</text:p>
      <text:p text:style-name="s22"><text:bookmark text:name="anchor2006"/>Пункт 6 изменен с 17 сентября 2019 г. - <text:a xlink:type="simple" xlink:href="http://ivo.garant.ru/document/redirect/72694702/1024">Приказ</text:a> Минздрава России от 30 июля 2019 г. N 573Н</text:p>
      <text:p text:style-name="s22"><text:a xlink:type="simple" xlink:href="http://ivo.garant.ru/document/redirect/77682849/2006">См. предыдущую редакцию</text:a></text:p>
      <text:p text:style-name="s9header">ГАРАНТ:</text:p>
      <text:p text:style-name="s9"><text:a xlink:type="simple" xlink:href="http://ivo.garant.ru/document/redirect/400645404/1111">Решением</text:a> Верховного Суда РФ от 11 марта 2021 г. N АКПИ20-1025 пункт 6 признан не противоречащим действующему законодательству</text:p>
      <text:p text:style-name="s1">6. Наличие оснований для организации диспансерного наблюдения, объем обследования, профилактических мероприятий, лечения и медицинской реабилитации определяются врачом-психиатром-наркологом (врачом-психиатром-наркологом участковым) в соответствии с Порядком оказания медицинской помощи по профилю "психиатрия-наркология", на основе клинических рекомендаций и с учетом стандартов медицинской помощи<text:a xlink:type="simple" xlink:href="#anchor244">*(4)</text:a>.</text:p>
      <text:p text:style-name="s1"><text:bookmark text:name="anchor2007"/>7. Осмотр врачом-психиатром-наркологом (врачом-психиатром-наркологом участковым) пациентов, находящихся под диспансерным наблюдением, осуществляется:</text:p>
      <text:p text:style-name="s1">в течение первого года ремиссии - не реже одного раза в месяц;</text:p>
      <text:p text:style-name="s1">находящихся в ремиссии от 1 до 2 лет - не реже одного раза в шесть недель;</text:p>
      <text:p text:style-name="s1">находящихся в ремиссии свыше 2 лет - не реже одного раза в три месяца.</text:p>
      <text:p text:style-name="s1"><text:bookmark text:name="anchor2008"/>8. В ходе диспансерного наблюдения не реже одного раза в три месяца проводится углубленный медицинский осмотр, включающий в себя:</text:p>
      <text:p text:style-name="s1">определение наличия психоактивных веществ в моче;</text:p>
      <text:p text:style-name="s1">исследование уровня психоактивных веществ в моче или исследование уровня психоактивных веществ в крови (при положительном результате определения психоактивных веществ в моче);</text:p>
      <text:p text:style-name="s1">качественное и количественное определение карбогидрат-дефицитного трансферрина (CDT) в сыворотке крови;</text:p>
      <text:p text:style-name="s1">психопатологическое обследование или тестологическое психодиагностическое обследование;</text:p>
      <text:p text:style-name="s1">психологическое консультирование.</text:p>
      <text:p text:style-name="s1"><text:bookmark text:name="anchor2009"/>9. Врач-психиатр-нарколог (врач-психиатр-нарколог участковый) при проведении диспансерного наблюдения:</text:p>
      <text:p text:style-name="s1"><text:bookmark text:name="anchor2091"/>1) ведет статистический учет пациентов, находящихся под диспансерным наблюдением;</text:p>
      <text:p text:style-name="s22header">Информация об изменениях:</text:p>
      <text:p text:style-name="s22"><text:bookmark text:name="anchor2911"/>Пункт 9 дополнен подпунктом 1.1 с 17 сентября 2019 г. - <text:a xlink:type="simple" xlink:href="http://ivo.garant.ru/document/redirect/72694702/1025">Приказ</text:a> Минздрава России от 30 июля 2019 г. N 573Н</text:p>
      <text:p text:style-name="s1">1.1) направляет запрос о предоставлении сведений о состоянии здоровья пациентов и их диагнозе, иных сведений, полученных при их медицинском обследовании и лечении, с использованием медицинских информационных систем медицинских организаций в медицинские организации, имеющие лицензию на медицинскую деятельность по оказанию услуг (выполнению работ) по "психиатрии-наркологии", по месту жительства (при наличии) пациентов в случае проведения диспансерного наблюдения по месту пребывания пациентов;</text:p>
      <text:p text:style-name="s1"><text:bookmark text:name="anchor2092"/>2) информирует пациентов, находящегося<text:a xlink:type="simple" xlink:href="http://ivo.garant.ru/document/redirect/3100000/0"><text:span text:style-name="s9">#</text:span></text:a> под диспансерным наблюдением, о порядке, объеме, сроках и периодичности диспансерного наблюдения;</text:p>
      <text:p text:style-name="s1"><text:bookmark text:name="anchor2093"/>3) организует и осуществляет проведение диспансерных приемов (осмотров, консультаций), профилактических мероприятий, лечения и медицинской реабилитации;</text:p>
      <text:p text:style-name="s1"><text:bookmark text:name="anchor2094"/>4) в случае невозможности посещения пациентом, подлежащим диспансерному наблюдению, медицинской организации в связи с тяжестью состояния или нарушением двигательных функций организует проведение диспансерного приема (осмотра, консультации) на дому.</text:p>
      <text:p text:style-name="s1"><text:bookmark text:name="anchor2010"/>10. Диспансерный осмотр врачом-психиатром-наркологом (врачом-психиатром-наркологом участковым) включает:</text:p>
      <text:p text:style-name="s1"><text:bookmark text:name="anchor2101"/>1) проведение медицинского осмотра пациента, находящегося под диспансерным наблюдением, в рамках которого осуществляется:</text:p>
      <text:p text:style-name="s1">оценка состояния пациента, сбор жалоб и анамнеза, физикальное обследование;</text:p>
      <text:p text:style-name="s1">назначение и оценка лабораторных и инструментальных исследований;</text:p>
      <text:p text:style-name="s1">установление или уточнение диагноза заболевания (состояния);</text:p>
      <text:p text:style-name="s1">назначение необходимого лечения;</text:p>
      <text:p text:style-name="s1">подтверждение ремиссии;</text:p>
      <text:p text:style-name="s1">проведение краткого профилактического консультирования;</text:p>
      <text:p text:style-name="s1"><text:bookmark text:name="anchor2102"/>2) проведение медицинского осмотра (консультация) пациента, находящегося на диспансерном наблюдении, в случае его внепланового обращения с целью назначения поддерживающего, противорецидивного или иного лечения, в зависимости от состояния;</text:p>
      <text:p text:style-name="s1"><text:bookmark text:name="anchor2103"/>3) направление на консультацию к врачу-психотерапевту, медицинскому психологу в целях диагностики, организации психотерапевтической (психокоррекционной) работы с пациентами, находящимися под диспансерным наблюдением, направленной на предупреждение рецидивов заболевания, а также формирования у них приверженности к ведению здорового образа жизни;</text:p>
      <text:p text:style-name="s1"><text:bookmark text:name="anchor2104"/>4) при наличии медицинских показаний направление пациента, находящегося под диспансерным наблюдением, к иным врачам-специалистам.</text:p>
      <text:p text:style-name="s1"><text:bookmark text:name="anchor2011"/>11. Решение об изменении сроков диспансерного наблюдения принимается врачебной комиссией медицинской организации<text:a xlink:type="simple" xlink:href="#anchor255">*(5)</text:a>.</text:p>
      <text:p text:style-name="s22header">Информация об изменениях:</text:p>
      <text:p text:style-name="s22"><text:bookmark text:name="anchor2012"/>Пункт 12 изменен с 17 сентября 2019 г. - <text:a xlink:type="simple" xlink:href="http://ivo.garant.ru/document/redirect/72694702/1026">Приказ</text:a> Минздрава России от 30 июля 2019 г. N 573Н</text:p>
      <text:p text:style-name="s22"><text:a xlink:type="simple" xlink:href="http://ivo.garant.ru/document/redirect/77682849/2012">См. предыдущую редакцию</text:a></text:p>
      <text:p text:style-name="s1">12. Решение о прекращении диспансерного наблюдения принимает врачебная комиссия в следующих случаях:</text:p>
      <text:p text:style-name="s1"><text:bookmark text:name="anchor2121"/>1) наличие у пациентов с диагнозом "синдром зависимости" (код заболевания по <text:a xlink:type="simple" xlink:href="http://ivo.garant.ru/document/redirect/4100000/0">МКБ-10*(</text:a><text:a xlink:type="simple" xlink:href="#anchor266">6)</text:a> - Flx.2), в том числе граждан, находившихся в учреждениях уголовно- исполнительной системы, при предоставлении из них медицинской документации о прохождении лечения и подтверждении ремиссии:</text:p>
      <text:p text:style-name="s1">подтвержденной стойкой ремиссии не менее трех лет;</text:p>
      <text:p text:style-name="s1">подтвержденной стойкой ремиссии не менее двух лет при условии самостоятельного обращения пациента за оказанием медицинской помощи по профилю "психиатрия-наркология" и отсутствия возложенной судом обязанности пройти диагностику, профилактические мероприятия, лечение и (или) медицинскую и (или) социальную реабилитацию в связи с потреблением наркотических средств или психотропных веществ без назначения врача либо новых потенциально опасных психоактивных веществ<text:a xlink:type="simple" xlink:href="#anchor2661">*(6-1)</text:a>;</text:p>
      <text:p text:style-name="s1"><text:bookmark text:name="anchor2122"/>2) наличие у пациентов с диагнозом "употребление с вредными последствиями" (код заболевания по <text:a xlink:type="simple" xlink:href="http://ivo.garant.ru/document/redirect/4100000/0">МКБ-10</text:a> - Flx.l) подтвержденной стойкой ремиссии не менее года.</text:p>
      <text:p text:style-name="s22header">Информация об изменениях:</text:p>
      <text:p text:style-name="s22"><text:bookmark text:name="anchor2013"/>Пункт 13 изменен с 17 сентября 2019 г. - <text:a xlink:type="simple" xlink:href="http://ivo.garant.ru/document/redirect/72694702/1027">Приказ</text:a> Минздрава России от 30 июля 2019 г. N 573Н</text:p>
      <text:p text:style-name="s22"><text:a xlink:type="simple" xlink:href="http://ivo.garant.ru/document/redirect/77682849/2013">См. предыдущую редакцию</text:a></text:p>
      <text:p text:style-name="s1">13. Решение о прекращении диспансерного наблюдения принимается врачом-психиатром-наркологом (врачом-психиатром-наркологом участковым) в случае:</text:p>
      <text:p text:style-name="s1">смерти пациента;</text:p>
      <text:p text:style-name="s1"><text:bookmark text:name="anchor201303"/>изменения пациентом постоянного места жительства с выездом за пределы обслуживаемой медицинской организацией территории (на основании письменного заявления пациента об изменении места жительства в целях прекращения диспансерного наблюдения в медицинской организации);</text:p>
      <text:p text:style-name="s1">письменного отказа пациента от диспансерного наблюдения.</text:p>
      <text:p text:style-name="s1"><text:bookmark text:name="anchor2014"/>14. Сведения о диспансерном наблюдении вносятся в Медицинскую карту амбулаторного наркологического больного (<text:a xlink:type="simple" xlink:href="http://ivo.garant.ru/document/redirect/4175854/1000">форма N 025-5/у-88</text:a>).</text:p>
      <text:p text:style-name="s1"><text:bookmark text:name="anchor2015"/>15. Врач-психиатр-нарколог (врач-психиатр-нарколог участковый) осуществляет статистический учет и анализ результатов проведения диспансерного на основании сведений, содержащихся в учетных <text:a xlink:type="simple" xlink:href="http://ivo.garant.ru/document/redirect/4178883/1000">формах N 030-1/у-02</text:a>.</text:p>
      <text:p text:style-name="s1"><text:bookmark text:name="anchor2016"/>16. Заместитель руководителя медицинской организации (иное уполномоченное должностное лицо) организует обобщение и проводит анализ результатов диспансерного наблюдения населения, находящегося на медицинском обслуживании в медицинской организации, в целях оптимизации планирования и повышения эффективности диспансерного наблюдения.</text:p>
      <text:p text:style-name="s1"/>
      <text:p text:style-name="s16_fi0">______________________________</text:p>
      <text:p text:style-name="s1"><text:bookmark text:name="anchor211"/>*(1) <text:a xlink:type="simple" xlink:href="http://ivo.garant.ru/document/redirect/12107402/115">Абзац пятнадцатый статьи 1</text:a> Федерального закона от 8 ноября 1998 г. N 3-ФЗ "О наркотических средствах и психотропных веществах" (Собрание законодательства Российской Федерации, 1998, N 2, ст. 219; 2007, N 30, ст. 3748; 2009, N 29, ст. 3614; 2010, N 21, ст. 2525; 2011, N 25, ст. 3532; 2012, N 10, ст. 1166; 2013, N 23, ст. 2878; N 48, ст. 6161; 2015, N 1, ст. 54; N 6, ст. 885).</text:p>
      <text:p text:style-name="s9header">ГАРАНТ:</text:p>
      <text:p text:style-name="s9">По-видимому, в тексте предыдущего абзаца допущена опечатка. Дату названного <text:a xlink:type="simple" xlink:href="http://ivo.garant.ru/document/redirect/12107402/0">Федерального закона</text:a> следует читать как "8 января 1998 г."</text:p>
      <text:p text:style-name="s1"><text:bookmark text:name="anchor2022"/>*(2) <text:a xlink:type="simple" xlink:href="http://ivo.garant.ru/document/redirect/12191967/465">Часть 5 статьи 46</text:a> Федерального закона от 21 ноября 2011 г. N 323-ФЗ "Об основах охраны здоровья граждан Российской Федерации" (Собрание законодательства Российской Федерации, 2011, N 48, ст. 6724; 2013, N 48, ст. 6165) (далее - Федеральный закон от 21 ноября 2011 г. N 323-ФЗ).</text:p>
      <text:p text:style-name="s1"><text:bookmark text:name="anchor233"/>*(3) <text:a xlink:type="simple" xlink:href="http://ivo.garant.ru/document/redirect/70164724/1000">Положение</text:a> о лицензировании медицинской деятельности (за исключением указанной деятельности, осуществляемой медицинскими организациями и другими организациями, входящими в частную систему здравоохранения, на территории инновационного центра "Сколково"), утвержденное <text:a xlink:type="simple" xlink:href="http://ivo.garant.ru/document/redirect/70164724/0">постановлением</text:a> Правительства Российской Федерации от 16 апреля 2012 г. N 291 (Собрание законодательства Российской Федерации, 2012, N 17, ст. 1965; N 37, ст. 5002; 2013, N 3, ст. 207; N 16, ст. 1970).</text:p>
      <text:p text:style-name="s22header">Информация об изменениях:</text:p>
      <text:p text:style-name="s22"><text:bookmark text:name="anchor2331"/>Приложение 2 дополнено сноской *(3-1) с 17 сентября 2019 г. - <text:a xlink:type="simple" xlink:href="http://ivo.garant.ru/document/redirect/72694702/1022">Приказ</text:a> Минздрава России от 30 июля 2019 г. N 573Н</text:p>
      <text:p text:style-name="s1">*(3-1) <text:a xlink:type="simple" xlink:href="http://ivo.garant.ru/document/redirect/12191967/21">Статья 21</text:a> Федерального закона от 21 ноября 2011 г. N 323-ФЗ.</text:p>
      <text:p text:style-name="s22header">Информация об изменениях:</text:p>
      <text:p text:style-name="s22"><text:bookmark text:name="anchor2332"/>Приложение 2 дополнено сноской *(3-2) с 17 сентября 2019 г. - <text:a xlink:type="simple" xlink:href="http://ivo.garant.ru/document/redirect/72694702/1232">Приказ</text:a> Минздрава России от 30 июля 2019 г. N 573Н</text:p>
      <text:p text:style-name="s1">*(3-2) <text:a xlink:type="simple" xlink:href="http://ivo.garant.ru/document/redirect/12191967/2002">Часть 2 статьи 20</text:a>, <text:a xlink:type="simple" xlink:href="http://ivo.garant.ru/document/redirect/12191967/542">часть 2 статьи 54</text:a> Федерального закона от 21 ноября 2011 г. N 323-ФЗ.</text:p>
      <text:p text:style-name="s22header">Информация об изменениях:</text:p>
      <text:p text:style-name="s22"><text:bookmark text:name="anchor2333"/>Приложение 2 дополнено сноской *(3-3) с 17 сентября 2019 г. - <text:a xlink:type="simple" xlink:href="http://ivo.garant.ru/document/redirect/72694702/1232">Приказ</text:a> Минздрава России от 30 июля 2019 г. N 573Н</text:p>
      <text:p text:style-name="s1">*(3-3) <text:a xlink:type="simple" xlink:href="http://ivo.garant.ru/document/redirect/12191967/2021">Пункт 1 части 2 статьи 20</text:a> Федерального закона от 21 ноября 2011 г. N 323-ФЗ.</text:p>
      <text:p text:style-name="s1"><text:bookmark text:name="anchor244"/>*(4) <text:a xlink:type="simple" xlink:href="http://ivo.garant.ru/document/redirect/12191967/762">Часть 2 статьи 76</text:a> Федерального закона от 21 ноября 2011 г. N 323-ФЗ.</text:p>
      <text:p text:style-name="s1"><text:bookmark text:name="anchor255"/>*(5) <text:a xlink:type="simple" xlink:href="http://ivo.garant.ru/document/redirect/70190416/0">Приказ</text:a> Министерства здравоохранения и социального развития Российской Федерации от 5 мая 2012 г. N 502н "Об утверждении Порядка создания и деятельности врачебной комиссии медицинской организации" (зарегистрирован Министерством юстиции Российской Федерации 9 июня 2012 г., регистрационный N 24516).</text:p>
      <text:p text:style-name="s1"><text:bookmark text:name="anchor266"/>*(6) <text:a xlink:type="simple" xlink:href="http://ivo.garant.ru/document/redirect/4100000/0">Международная статистическая классификация</text:a> болезней и проблем, связанных со здоровьем (10-й пересмотр).</text:p>
      <text:p text:style-name="s22header">Информация об изменениях:</text:p>
      <text:p text:style-name="s22"><text:bookmark text:name="anchor2661"/>Приложение 2 дополнено сноской *(6-1) с 17 сентября 2019 г. - <text:a xlink:type="simple" xlink:href="http://ivo.garant.ru/document/redirect/72694702/1232">Приказ</text:a> Минздрава России от 30 июля 2019 г. N 573Н</text:p>
      <text:p text:style-name="s1">*(6-1) <text:a xlink:type="simple" xlink:href="http://ivo.garant.ru/document/redirect/12125267/41021">Часть 2-1 статьи 4.1</text:a> Кодекса Российской Федерации об административных правонарушениях (Собрание законодательства Российской Федерации, 2002, N 1, ст. 1; 2015, N 6, ст. 885; N 48, ст. 6711), <text:a xlink:type="simple" xlink:href="http://ivo.garant.ru/document/redirect/10108000/721">статья 72.1</text:a> Уголовного кодекса Российской Федерации (Собрание законодательства Российской Федерации, 1996, N 25, ст. 2954; 2013, N 48, ст. 6161; 2019, N 23, ст. 2915).</text:p>
      <text:p text:style-name="s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style:tab-stop-distance="1.27cm"/>
    </style:default-style>
    <style:style style:family="paragraph" style:name="Normal">
      <style:paragraph-properties style:writing-mode="lr"/>
      <style:text-properties style:font-name="Times New Roman" fo:font-size="12pt" fo:language="ru" fo:country="RU"/>
    </style:style>
    <style:style style:family="paragraph" style:name="Standard">
      <style:paragraph-properties fo:text-align="justify" fo:text-indent="1.27cm" fo:widows="2" fo:orphans="2" fo:margin-left="0cm" fo:margin-right="0cm" fo:margin-top="0cm" fo:margin-bottom="0cm" style:writing-mode="lr"/>
      <style:text-properties style:font-name="Times New Roman" fo:font-size="12pt"/>
    </style:style>
    <style:style style:name="Preformatted" style:display-name="Preformatted" style:family="paragraph">
      <style:paragraph-properties fo:margin-left="0cm" fo:margin-right="0cm" fo:margin-top="0cm" fo:margin-bottom="0cm" fo:text-align="justify" style:justify-single-word="false" fo:orphans="2" fo:widows="2" fo:hyphenation-ladder-count="no-limit" fo:text-indent="0cm" style:auto-text-indent="false" style:writing-mode="lr-tb"/>
      <style:text-properties style:font-name="Courier New" fo:font-family="'Courier New'" style:font-family-generic="roman" style:font-pitch="fixed" fo:font-size="12pt" style:font-name-asian="Symbol" style:font-family-asian="Symbol" style:font-family-generic-asian="system" style:font-pitch-asian="variable" style:font-size-asian="12pt" style:font-name-complex="Wingdings" style:font-family-complex="Wingdings" style:font-family-generic-complex="system" style:font-pitch-complex="variable" style:font-size-complex="12pt" fo:hyphenate="true" fo:hyphenation-remain-char-count="2" fo:hyphenation-push-char-count="2"/>
    </style:style>
    <style:style style:family="paragraph" style:name="Heading" style:parent-style-name="Standard">
      <style:paragraph-properties fo:text-align="center" fo:margin-top="0.423cm" fo:margin-bottom="0.212cm" fo:keep-with-next="always"/>
      <style:text-properties style:font-name="Times New Roman" fo:font-weight="bold"/>
    </style:style>
    <style:style style:name="s1" style:family="paragraph" style:display-name="Нормальный" style:parent-style-name="Standard"/>
    <style:style style:name="s2" style:family="paragraph" style:display-name="Нормальный (OEM)" style:parent-style-name="Preformatted"/>
    <style:style style:name="s3" style:family="paragraph" style:display-name="Заголовок 1" style:parent-style-name="Heading"/>
    <style:style style:name="s4" style:family="paragraph" style:display-name="Заголовок 2" style:parent-style-name="Heading"/>
    <style:style style:name="s5" style:family="paragraph" style:display-name="Заголовок 3" style:parent-style-name="Heading"/>
    <style:style style:name="s6" style:family="paragraph" style:display-name="Заголовок 4" style:parent-style-name="Heading"/>
    <style:style style:name="s7" style:family="paragraph" style:display-name="Утратил силу" style:parent-style-name="Standard">
      <style:text-properties fo:color="#666600" style:text-line-through-style="solid" style:text-line-through-type="single"/>
    </style:style>
    <!-- Text (reference) -->
    <style:style style:name="Text (reference)" style:family="paragraph" style:parent-style-name="Standard">
      <style:paragraph-properties fo:text-align="left" fo:text-indent="0cm" fo:margin-left="0.3cm" fo:margin-right="0.3cm" fo:margin-top="0cm" fo:margin-bottom="0cm"/>
      <style:text-properties style:font-name="Times New Roman CYR" fo:font-size="12pt"/>
    </style:style>
    <style:style style:name="s9" style:family="paragraph" style:display-name="Комментарий" style:parent-style-name="Text (reference)">
      <style:paragraph-properties fo:text-align="justify" fo:background-color="#f0f0f0" fo:margin-right="0cm" fo:margin-top="0.132cm"/>
      <style:text-properties fo:color="#353842" fo:background-color="#f0f0f0" fo:font-style="italic"/>
    </style:style>
    <style:style style:name="s15" style:family="paragraph" style:display-name="Заголовок статьи" style:parent-style-name="Standard">
      <style:paragraph-properties fo:text-align="justify" fo:text-indent="-1.573cm" fo:margin-left="2.843cm" fo:margin-right="0cm" fo:margin-top="0cm" fo:margin-bottom="0cm"/>
    </style:style>
    <style:style style:name="s16" style:family="paragraph" style:display-name="Прижатый влево" style:parent-style-name="Standard">
      <style:paragraph-properties fo:text-indent="0cm" fo:text-align="start" style:justify-single-word="false" fo:hyphenation-ladder-count="no-limit"/>
    </style:style>
    <style:style style:name="s22" style:family="paragraph" style:display-name="Информация о версии" style:parent-style-name="Text (reference)">
      <style:paragraph-properties fo:text-align="justify" fo:background-color="#f0f0f0" fo:margin-right="0cm" fo:margin-top="0.132cm"/>
      <style:text-properties fo:color="#353842" fo:font-style="italic" fo:background-color="#f0f0f0"/>
    </style:style>
    <style:style style:name="s25" style:family="paragraph" style:display-name="Не вступил в силу" style:parent-style-name="Standard">
      <style:paragraph-properties fo:margin-left="0.245cm" fo:margin-right="0cm" fo:text-indent="-0.245cm"/>
    </style:style>
    <style:style style:name="s52" style:family="paragraph" style:display-name="Информация об изменениях" style:parent-style-name="Standard">
      <style:paragraph-properties fo:text-indent="0cm" fo:background-color="#eaefed" fo:margin-left="0.635cm" fo:margin-right="0.635cm" fo:margin-top="0.318cm"/>
      <style:text-properties fo:color="#353842" fo:font-size="10pt" fo:background-color="#eaefed"/>
    </style:style>
    <style:style style:name="s71" style:family="paragraph" style:display-name="Заголовок ЭР (левое окно)" style:parent-style-name="Heading"/>
    <style:style style:name="s91" style:family="paragraph" style:display-name="Сноска" style:parent-style-name="Standard">
      <style:text-properties fo:font-size="10pt"/>
    </style:style>
  </office:styles>
  <office:automatic-styles>
    <!-- header and footer styles -->
    <style:style style:family="paragraph" style:name="header" style:parent-style-name="Standard">
      <style:paragraph-properties fo:text-align="left" fo:text-indent="0cm"/>
      <style:text-properties style:font-name="Times New Roman" fo:font-family="'Times New Roman'" fo:font-size="10"/>
    </style:style>
    <style:style style:family="paragraph" style:name="footer_left" style:parent-style-name="Standard">
      <style:paragraph-properties fo:text-align="left" fo:text-indent="0cm"/>
      <style:text-properties style:font-name="Times New Roman" fo:font-family="'Times New Roman'" fo:font-size="10"/>
    </style:style>
    <style:style style:family="paragraph" style:name="footer_center" style:parent-style-name="Standard">
      <style:paragraph-properties fo:text-align="center" fo:text-indent="0cm"/>
      <style:text-properties style:font-name="Times New Roman" fo:font-family="'Times New Roman'" fo:font-size="10"/>
    </style:style>
    <style:style style:family="paragraph" style:name="footer_right" style:parent-style-name="Standard">
      <style:paragraph-properties fo:text-align="right" fo:text-indent="0cm"/>
      <style:text-properties style:font-name="Times New Roman" fo:font-family="'Times New Roman'" fo:font-size="10"/>
    </style:style>
    <style:page-layout style:name="Standard">
      <style:page-layout-properties fo:page-width="210mm" fo:page-height="297mm" style:num-format="1" style:print-orientation="portrait" fo:margin-top="14mm" fo:margin-bottom="14mm" fo:margin-left="14mm" fo:margin-right="14mm"/>
      <style:header-style>
        <style:header-footer-properties fo:margin-bottom="5mm"/>
      </style:header-style>
      <style:footer-style/>
    </style:page-layout>
    <number:date-style style:name="date" number:automatic-order="true" number:format-source="fixed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Standard">
      <style:header>
        <text:p text:style-name="header">Приказ Министерства здравоохранения РФ от 30 декабря 2015 г. N 1034н "Об утверждении Порядка оказ...</text:p>
      </style:header>
      <style:footer>
        <table:table>
          <table:table-column table:number-columns-repeated="3"/>
          <table:table-row>
            <table:table-cell>
              <text:p text:style-name="footer_left">
							<text:date style:data-style-name="date" text:fixed="true" text:date-value="2026-1-8"/>
						</text:p>
            </table:table-cell>
            <table:table-cell>
              <text:p text:style-name="footer_center">Система ГАРАНТ
						</text:p>
            </table:table-cell>
            <table:table-cell>
              <text:p text:style-name="footer_right">
							<text:page-number text:select-page="current"/>/<text:page-count style:num-format="1"/>
						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initial-creator>НПП "Гарант-Сервис"</meta:initial-creator>
    <dc:description>Документ экспортирован из системы ГАРАНТ</dc:description>
    <meta:generator>Garant</meta:generator>
    <meta:user-defined meta:name="Company">НПП "Гарант-Сервис"</meta:user-defined>
  </office:meta>
</office:document-meta>
</file>